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27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34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1.204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1.342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1.618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27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34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1.204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1.342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1.618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lab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tetri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tetris-po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/laby_15_15_15.lp</text:p>
          </table:table-cell>
          <table:table-cell office:value-type="float" office:value="600.0"/>
          <table:table-cell office:value-type="float" office:value="1.0"/>
          <table:table-cell office:value-type="float" office:value="316390.0"/>
          <table:table-cell table:style-name="cellBest" office:value-type="float" office:value="985592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351603.0"/>
          <table:table-cell office:value-type="float" office:value="107107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0095.0"/>
          <table:table-cell office:value-type="float" office:value="106797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8117.0"/>
          <table:table-cell office:value-type="float" office:value="1525233.0"/>
          <table:table-cell table:style-name="cellWorst" office:value-type="float" office:value="1194636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292770.0"/>
          <table:table-cell table:style-name="cellWorst" office:value-type="float" office:value="1932997.0"/>
          <table:table-cell office:value-type="float" office:value="1097474.0"/>
          <table:table-cell office:value-type="float" office:value="-1.0"/>
          <table:table-cell table:formula="of:=MIN([.$B3];[.$G3];[.$M3];[.$S3];[.$Y3])" office:value-type="float"/>
          <table:table-cell table:formula="of:=MIN([.$C3];[.$H3];[.$N3];[.$T3];[.$Z3])" office:value-type="float"/>
          <table:table-cell table:formula="of:=MIN([.$D3];[.$I3];[.$O3];[.$U3];[.$AA3])" office:value-type="float"/>
          <table:table-cell table:formula="of:=MIN([.$E3];[.$J3];[.$P3];[.$V3];[.$AB3])" office:value-type="float"/>
          <table:table-cell table:formula="of:=MIN([.$K3];[.$Q3];[.$W3];[.$AC3])" office:value-type="float"/>
          <table:table-cell table:formula="of:=MIN([.$F3];[.$L3];[.$R3];[.$X3];[.$AD3])" office:value-type="float"/>
          <table:table-cell table:formula="of:=MEDIAN([.$B3];[.$G3];[.$M3];[.$S3];[.$Y3])" office:value-type="float"/>
          <table:table-cell table:formula="of:=MEDIAN([.$C3];[.$H3];[.$N3];[.$T3];[.$Z3])" office:value-type="float"/>
          <table:table-cell table:formula="of:=MEDIAN([.$D3];[.$I3];[.$O3];[.$U3];[.$AA3])" office:value-type="float"/>
          <table:table-cell table:formula="of:=MEDIAN([.$E3];[.$J3];[.$P3];[.$V3];[.$AB3])" office:value-type="float"/>
          <table:table-cell table:formula="of:=MEDIAN([.$K3];[.$Q3];[.$W3];[.$AC3])" office:value-type="float"/>
          <table:table-cell table:formula="of:=MEDIAN([.$F3];[.$L3];[.$R3];[.$X3];[.$AD3])" office:value-type="float"/>
          <table:table-cell table:formula="of:=MAX([.$B3];[.$G3];[.$M3];[.$S3];[.$Y3])" office:value-type="float"/>
          <table:table-cell table:formula="of:=MAX([.$C3];[.$H3];[.$N3];[.$T3];[.$Z3])" office:value-type="float"/>
          <table:table-cell table:formula="of:=MAX([.$D3];[.$I3];[.$O3];[.$U3];[.$AA3])" office:value-type="float"/>
          <table:table-cell table:formula="of:=MAX([.$E3];[.$J3];[.$P3];[.$V3];[.$AB3])" office:value-type="float"/>
          <table:table-cell table:formula="of:=MAX([.$K3];[.$Q3];[.$W3];[.$AC3])" office:value-type="float"/>
          <table:table-cell table:formula="of:=MAX([.$F3];[.$L3];[.$R3];[.$X3];[.$AD3])" office:value-type="float"/>
        </table:table-row>
        <table:table-row table:style-name="ro1">
          <table:table-cell office:value-type="string">
            <text:p>./laby_15_15_16.lp</text:p>
          </table:table-cell>
          <table:table-cell office:value-type="float" office:value="353.784"/>
          <table:table-cell office:value-type="float" office:value="0.0"/>
          <table:table-cell office:value-type="float" office:value="201292.0"/>
          <table:table-cell office:value-type="float" office:value="1576207.0"/>
          <table:table-cell office:value-type="float" office:value="1.0"/>
          <table:table-cell table:style-name="cellBest" office:value-type="float" office:value="283.765"/>
          <table:table-cell office:value-type="float" office:value="0.0"/>
          <table:table-cell office:value-type="float" office:value="201292.0"/>
          <table:table-cell office:value-type="float" office:value="1576207.0"/>
          <table:table-cell table:style-name="cellBest" office:value-type="float" office:value="0.0"/>
          <table:table-cell office:value-type="float" office:value="1.0"/>
          <table:table-cell office:value-type="float" office:value="285.057"/>
          <table:table-cell office:value-type="float" office:value="0.0"/>
          <table:table-cell office:value-type="float" office:value="201292.0"/>
          <table:table-cell office:value-type="float" office:value="1576207.0"/>
          <table:table-cell table:style-name="cellBest" office:value-type="float" office:value="0.0"/>
          <table:table-cell office:value-type="float" office:value="1.0"/>
          <table:table-cell office:value-type="float" office:value="536.609"/>
          <table:table-cell office:value-type="float" office:value="0.0"/>
          <table:table-cell office:value-type="float" office:value="274461.0"/>
          <table:table-cell table:style-name="cellWorst" office:value-type="float" office:value="3453192.0"/>
          <table:table-cell office:value-type="float" office:value="152183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80066.0"/>
          <table:table-cell office:value-type="float" office:value="2773001.0"/>
          <table:table-cell table:style-name="cellWorst" office:value-type="float" office:value="1552289.0"/>
          <table:table-cell office:value-type="float" office:value="-1.0"/>
          <table:table-cell table:formula="of:=MIN([.$B4];[.$G4];[.$M4];[.$S4];[.$Y4])" office:value-type="float"/>
          <table:table-cell table:formula="of:=MIN([.$C4];[.$H4];[.$N4];[.$T4];[.$Z4])" office:value-type="float"/>
          <table:table-cell table:formula="of:=MIN([.$D4];[.$I4];[.$O4];[.$U4];[.$AA4])" office:value-type="float"/>
          <table:table-cell table:formula="of:=MIN([.$E4];[.$J4];[.$P4];[.$V4];[.$AB4])" office:value-type="float"/>
          <table:table-cell table:formula="of:=MIN([.$K4];[.$Q4];[.$W4];[.$AC4])" office:value-type="float"/>
          <table:table-cell table:formula="of:=MIN([.$F4];[.$L4];[.$R4];[.$X4];[.$AD4])" office:value-type="float"/>
          <table:table-cell table:formula="of:=MEDIAN([.$B4];[.$G4];[.$M4];[.$S4];[.$Y4])" office:value-type="float"/>
          <table:table-cell table:formula="of:=MEDIAN([.$C4];[.$H4];[.$N4];[.$T4];[.$Z4])" office:value-type="float"/>
          <table:table-cell table:formula="of:=MEDIAN([.$D4];[.$I4];[.$O4];[.$U4];[.$AA4])" office:value-type="float"/>
          <table:table-cell table:formula="of:=MEDIAN([.$E4];[.$J4];[.$P4];[.$V4];[.$AB4])" office:value-type="float"/>
          <table:table-cell table:formula="of:=MEDIAN([.$K4];[.$Q4];[.$W4];[.$AC4])" office:value-type="float"/>
          <table:table-cell table:formula="of:=MEDIAN([.$F4];[.$L4];[.$R4];[.$X4];[.$AD4])" office:value-type="float"/>
          <table:table-cell table:formula="of:=MAX([.$B4];[.$G4];[.$M4];[.$S4];[.$Y4])" office:value-type="float"/>
          <table:table-cell table:formula="of:=MAX([.$C4];[.$H4];[.$N4];[.$T4];[.$Z4])" office:value-type="float"/>
          <table:table-cell table:formula="of:=MAX([.$D4];[.$I4];[.$O4];[.$U4];[.$AA4])" office:value-type="float"/>
          <table:table-cell table:formula="of:=MAX([.$E4];[.$J4];[.$P4];[.$V4];[.$AB4])" office:value-type="float"/>
          <table:table-cell table:formula="of:=MAX([.$K4];[.$Q4];[.$W4];[.$AC4])" office:value-type="float"/>
          <table:table-cell table:formula="of:=MAX([.$F4];[.$L4];[.$R4];[.$X4];[.$AD4])" office:value-type="float"/>
        </table:table-row>
        <table:table-row table:style-name="ro1">
          <table:table-cell office:value-type="string">
            <text:p>./laby_15_15_17.lp</text:p>
          </table:table-cell>
          <table:table-cell office:value-type="float" office:value="5.92465"/>
          <table:table-cell office:value-type="float" office:value="0.0"/>
          <table:table-cell office:value-type="float" office:value="6193.0"/>
          <table:table-cell office:value-type="float" office:value="32839.0"/>
          <table:table-cell office:value-type="float" office:value="1.0"/>
          <table:table-cell office:value-type="float" office:value="5.15445"/>
          <table:table-cell office:value-type="float" office:value="0.0"/>
          <table:table-cell office:value-type="float" office:value="6193.0"/>
          <table:table-cell office:value-type="float" office:value="32839.0"/>
          <table:table-cell table:style-name="cellBest" office:value-type="float" office:value="0.0"/>
          <table:table-cell office:value-type="float" office:value="1.0"/>
          <table:table-cell office:value-type="float" office:value="5.15919"/>
          <table:table-cell office:value-type="float" office:value="0.0"/>
          <table:table-cell office:value-type="float" office:value="6193.0"/>
          <table:table-cell office:value-type="float" office:value="32839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2.39573"/>
          <table:table-cell office:value-type="float" office:value="0.0"/>
          <table:table-cell table:style-name="cellBest" office:value-type="float" office:value="1136.0"/>
          <table:table-cell table:style-name="cellBest" office:value-type="float" office:value="14651.0"/>
          <table:table-cell office:value-type="float" office:value="8085.0"/>
          <table:table-cell office:value-type="float" office:value="1.0"/>
          <table:table-cell office:value-type="float" office:value="4.32526"/>
          <table:table-cell office:value-type="float" office:value="0.0"/>
          <table:table-cell office:value-type="float" office:value="1886.0"/>
          <table:table-cell office:value-type="float" office:value="19220.0"/>
          <table:table-cell table:style-name="cellWorst" office:value-type="float" office:value="10456.0"/>
          <table:table-cell office:value-type="float" office:value="1.0"/>
          <table:table-cell table:formula="of:=MIN([.$B5];[.$G5];[.$M5];[.$S5];[.$Y5])" office:value-type="float"/>
          <table:table-cell table:formula="of:=MIN([.$C5];[.$H5];[.$N5];[.$T5];[.$Z5])" office:value-type="float"/>
          <table:table-cell table:formula="of:=MIN([.$D5];[.$I5];[.$O5];[.$U5];[.$AA5])" office:value-type="float"/>
          <table:table-cell table:formula="of:=MIN([.$E5];[.$J5];[.$P5];[.$V5];[.$AB5])" office:value-type="float"/>
          <table:table-cell table:formula="of:=MIN([.$K5];[.$Q5];[.$W5];[.$AC5])" office:value-type="float"/>
          <table:table-cell table:formula="of:=MIN([.$F5];[.$L5];[.$R5];[.$X5];[.$AD5])" office:value-type="float"/>
          <table:table-cell table:formula="of:=MEDIAN([.$B5];[.$G5];[.$M5];[.$S5];[.$Y5])" office:value-type="float"/>
          <table:table-cell table:formula="of:=MEDIAN([.$C5];[.$H5];[.$N5];[.$T5];[.$Z5])" office:value-type="float"/>
          <table:table-cell table:formula="of:=MEDIAN([.$D5];[.$I5];[.$O5];[.$U5];[.$AA5])" office:value-type="float"/>
          <table:table-cell table:formula="of:=MEDIAN([.$E5];[.$J5];[.$P5];[.$V5];[.$AB5])" office:value-type="float"/>
          <table:table-cell table:formula="of:=MEDIAN([.$K5];[.$Q5];[.$W5];[.$AC5])" office:value-type="float"/>
          <table:table-cell table:formula="of:=MEDIAN([.$F5];[.$L5];[.$R5];[.$X5];[.$AD5])" office:value-type="float"/>
          <table:table-cell table:formula="of:=MAX([.$B5];[.$G5];[.$M5];[.$S5];[.$Y5])" office:value-type="float"/>
          <table:table-cell table:formula="of:=MAX([.$C5];[.$H5];[.$N5];[.$T5];[.$Z5])" office:value-type="float"/>
          <table:table-cell table:formula="of:=MAX([.$D5];[.$I5];[.$O5];[.$U5];[.$AA5])" office:value-type="float"/>
          <table:table-cell table:formula="of:=MAX([.$E5];[.$J5];[.$P5];[.$V5];[.$AB5])" office:value-type="float"/>
          <table:table-cell table:formula="of:=MAX([.$K5];[.$Q5];[.$W5];[.$AC5])" office:value-type="float"/>
          <table:table-cell table:formula="of:=MAX([.$F5];[.$L5];[.$R5];[.$X5];[.$AD5])" office:value-type="float"/>
        </table:table-row>
        <table:table-row table:style-name="ro1">
          <table:table-cell office:value-type="string">
            <text:p>./laby_15_15_18.lp</text:p>
          </table:table-cell>
          <table:table-cell office:value-type="float" office:value="600.0"/>
          <table:table-cell office:value-type="float" office:value="1.0"/>
          <table:table-cell office:value-type="float" office:value="412499.0"/>
          <table:table-cell table:style-name="cellBest" office:value-type="float" office:value="120608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4496.0"/>
          <table:table-cell office:value-type="float" office:value="1238259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487519.0"/>
          <table:table-cell office:value-type="float" office:value="1439257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285422.0"/>
          <table:table-cell office:value-type="float" office:value="1465535.0"/>
          <table:table-cell office:value-type="float" office:value="10616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8048.0"/>
          <table:table-cell table:style-name="cellWorst" office:value-type="float" office:value="2406741.0"/>
          <table:table-cell table:style-name="cellWorst" office:value-type="float" office:value="1534623.0"/>
          <table:table-cell office:value-type="float" office:value="-1.0"/>
          <table:table-cell table:formula="of:=MIN([.$B6];[.$G6];[.$M6];[.$S6];[.$Y6])" office:value-type="float"/>
          <table:table-cell table:formula="of:=MIN([.$C6];[.$H6];[.$N6];[.$T6];[.$Z6])" office:value-type="float"/>
          <table:table-cell table:formula="of:=MIN([.$D6];[.$I6];[.$O6];[.$U6];[.$AA6])" office:value-type="float"/>
          <table:table-cell table:formula="of:=MIN([.$E6];[.$J6];[.$P6];[.$V6];[.$AB6])" office:value-type="float"/>
          <table:table-cell table:formula="of:=MIN([.$K6];[.$Q6];[.$W6];[.$AC6])" office:value-type="float"/>
          <table:table-cell table:formula="of:=MIN([.$F6];[.$L6];[.$R6];[.$X6];[.$AD6])" office:value-type="float"/>
          <table:table-cell table:formula="of:=MEDIAN([.$B6];[.$G6];[.$M6];[.$S6];[.$Y6])" office:value-type="float"/>
          <table:table-cell table:formula="of:=MEDIAN([.$C6];[.$H6];[.$N6];[.$T6];[.$Z6])" office:value-type="float"/>
          <table:table-cell table:formula="of:=MEDIAN([.$D6];[.$I6];[.$O6];[.$U6];[.$AA6])" office:value-type="float"/>
          <table:table-cell table:formula="of:=MEDIAN([.$E6];[.$J6];[.$P6];[.$V6];[.$AB6])" office:value-type="float"/>
          <table:table-cell table:formula="of:=MEDIAN([.$K6];[.$Q6];[.$W6];[.$AC6])" office:value-type="float"/>
          <table:table-cell table:formula="of:=MEDIAN([.$F6];[.$L6];[.$R6];[.$X6];[.$AD6])" office:value-type="float"/>
          <table:table-cell table:formula="of:=MAX([.$B6];[.$G6];[.$M6];[.$S6];[.$Y6])" office:value-type="float"/>
          <table:table-cell table:formula="of:=MAX([.$C6];[.$H6];[.$N6];[.$T6];[.$Z6])" office:value-type="float"/>
          <table:table-cell table:formula="of:=MAX([.$D6];[.$I6];[.$O6];[.$U6];[.$AA6])" office:value-type="float"/>
          <table:table-cell table:formula="of:=MAX([.$E6];[.$J6];[.$P6];[.$V6];[.$AB6])" office:value-type="float"/>
          <table:table-cell table:formula="of:=MAX([.$K6];[.$Q6];[.$W6];[.$AC6])" office:value-type="float"/>
          <table:table-cell table:formula="of:=MAX([.$F6];[.$L6];[.$R6];[.$X6];[.$AD6])" office:value-type="float"/>
        </table:table-row>
        <table:table-row table:style-name="ro1">
          <table:table-cell office:value-type="string">
            <text:p>./laby_15_15_19.lp</text:p>
          </table:table-cell>
          <table:table-cell office:value-type="float" office:value="517.05"/>
          <table:table-cell office:value-type="float" office:value="0.0"/>
          <table:table-cell office:value-type="float" office:value="375144.0"/>
          <table:table-cell office:value-type="float" office:value="832163.0"/>
          <table:table-cell office:value-type="float" office:value="1.0"/>
          <table:table-cell table:style-name="cellBest" office:value-type="float" office:value="499.046"/>
          <table:table-cell office:value-type="float" office:value="0.0"/>
          <table:table-cell office:value-type="float" office:value="375144.0"/>
          <table:table-cell office:value-type="float" office:value="832163.0"/>
          <table:table-cell table:style-name="cellBest" office:value-type="float" office:value="0.0"/>
          <table:table-cell office:value-type="float" office:value="1.0"/>
          <table:table-cell office:value-type="float" office:value="509.095"/>
          <table:table-cell office:value-type="float" office:value="0.0"/>
          <table:table-cell office:value-type="float" office:value="375144.0"/>
          <table:table-cell office:value-type="float" office:value="832163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6271.0"/>
          <table:table-cell office:value-type="float" office:value="1832621.0"/>
          <table:table-cell office:value-type="float" office:value="85881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Best" office:value-type="float" office:value="298161.0"/>
          <table:table-cell table:style-name="cellWorst" office:value-type="float" office:value="1833267.0"/>
          <table:table-cell table:style-name="cellWorst" office:value-type="float" office:value="1101438.0"/>
          <table:table-cell office:value-type="float" office:value="-1.0"/>
          <table:table-cell table:formula="of:=MIN([.$B7];[.$G7];[.$M7];[.$S7];[.$Y7])" office:value-type="float"/>
          <table:table-cell table:formula="of:=MIN([.$C7];[.$H7];[.$N7];[.$T7];[.$Z7])" office:value-type="float"/>
          <table:table-cell table:formula="of:=MIN([.$D7];[.$I7];[.$O7];[.$U7];[.$AA7])" office:value-type="float"/>
          <table:table-cell table:formula="of:=MIN([.$E7];[.$J7];[.$P7];[.$V7];[.$AB7])" office:value-type="float"/>
          <table:table-cell table:formula="of:=MIN([.$K7];[.$Q7];[.$W7];[.$AC7])" office:value-type="float"/>
          <table:table-cell table:formula="of:=MIN([.$F7];[.$L7];[.$R7];[.$X7];[.$AD7])" office:value-type="float"/>
          <table:table-cell table:formula="of:=MEDIAN([.$B7];[.$G7];[.$M7];[.$S7];[.$Y7])" office:value-type="float"/>
          <table:table-cell table:formula="of:=MEDIAN([.$C7];[.$H7];[.$N7];[.$T7];[.$Z7])" office:value-type="float"/>
          <table:table-cell table:formula="of:=MEDIAN([.$D7];[.$I7];[.$O7];[.$U7];[.$AA7])" office:value-type="float"/>
          <table:table-cell table:formula="of:=MEDIAN([.$E7];[.$J7];[.$P7];[.$V7];[.$AB7])" office:value-type="float"/>
          <table:table-cell table:formula="of:=MEDIAN([.$K7];[.$Q7];[.$W7];[.$AC7])" office:value-type="float"/>
          <table:table-cell table:formula="of:=MEDIAN([.$F7];[.$L7];[.$R7];[.$X7];[.$AD7])" office:value-type="float"/>
          <table:table-cell table:formula="of:=MAX([.$B7];[.$G7];[.$M7];[.$S7];[.$Y7])" office:value-type="float"/>
          <table:table-cell table:formula="of:=MAX([.$C7];[.$H7];[.$N7];[.$T7];[.$Z7])" office:value-type="float"/>
          <table:table-cell table:formula="of:=MAX([.$D7];[.$I7];[.$O7];[.$U7];[.$AA7])" office:value-type="float"/>
          <table:table-cell table:formula="of:=MAX([.$E7];[.$J7];[.$P7];[.$V7];[.$AB7])" office:value-type="float"/>
          <table:table-cell table:formula="of:=MAX([.$K7];[.$Q7];[.$W7];[.$AC7])" office:value-type="float"/>
          <table:table-cell table:formula="of:=MAX([.$F7];[.$L7];[.$R7];[.$X7];[.$AD7])" office:value-type="float"/>
        </table:table-row>
        <table:table-row table:style-name="ro1">
          <table:table-cell office:value-type="string">
            <text:p>./laby_15_15_20.lp</text:p>
          </table:table-cell>
          <table:table-cell office:value-type="float" office:value="0.839306"/>
          <table:table-cell office:value-type="float" office:value="0.0"/>
          <table:table-cell office:value-type="float" office:value="15.0"/>
          <table:table-cell office:value-type="float" office:value="908.0"/>
          <table:table-cell office:value-type="float" office:value="1.0"/>
          <table:table-cell office:value-type="float" office:value="0.840903"/>
          <table:table-cell office:value-type="float" office:value="0.0"/>
          <table:table-cell office:value-type="float" office:value="15.0"/>
          <table:table-cell office:value-type="float" office:value="908.0"/>
          <table:table-cell table:style-name="cellBest" office:value-type="float" office:value="0.0"/>
          <table:table-cell office:value-type="float" office:value="1.0"/>
          <table:table-cell office:value-type="float" office:value="0.696966"/>
          <table:table-cell office:value-type="float" office:value="0.0"/>
          <table:table-cell office:value-type="float" office:value="15.0"/>
          <table:table-cell office:value-type="float" office:value="908.0"/>
          <table:table-cell table:style-name="cellBest" office:value-type="float" office:value="0.0"/>
          <table:table-cell office:value-type="float" office:value="1.0"/>
          <table:table-cell office:value-type="float" office:value="1.01616"/>
          <table:table-cell office:value-type="float" office:value="0.0"/>
          <table:table-cell table:style-name="cellBest" office:value-type="float" office:value="13.0"/>
          <table:table-cell table:style-name="cellBest" office:value-type="float" office:value="906.0"/>
          <table:table-cell office:value-type="float" office:value="3.0"/>
          <table:table-cell office:value-type="float" office:value="1.0"/>
          <table:table-cell office:value-type="float" office:value="0.818335"/>
          <table:table-cell office:value-type="float" office:value="0.0"/>
          <table:table-cell table:style-name="cellWorst" office:value-type="float" office:value="18.0"/>
          <table:table-cell table:style-name="cellWorst" office:value-type="float" office:value="923.0"/>
          <table:table-cell table:style-name="cellWorst" office:value-type="float" office:value="14.0"/>
          <table:table-cell office:value-type="float" office:value="1.0"/>
          <table:table-cell table:formula="of:=MIN([.$B8];[.$G8];[.$M8];[.$S8];[.$Y8])" office:value-type="float"/>
          <table:table-cell table:formula="of:=MIN([.$C8];[.$H8];[.$N8];[.$T8];[.$Z8])" office:value-type="float"/>
          <table:table-cell table:formula="of:=MIN([.$D8];[.$I8];[.$O8];[.$U8];[.$AA8])" office:value-type="float"/>
          <table:table-cell table:formula="of:=MIN([.$E8];[.$J8];[.$P8];[.$V8];[.$AB8])" office:value-type="float"/>
          <table:table-cell table:formula="of:=MIN([.$K8];[.$Q8];[.$W8];[.$AC8])" office:value-type="float"/>
          <table:table-cell table:formula="of:=MIN([.$F8];[.$L8];[.$R8];[.$X8];[.$AD8])" office:value-type="float"/>
          <table:table-cell table:formula="of:=MEDIAN([.$B8];[.$G8];[.$M8];[.$S8];[.$Y8])" office:value-type="float"/>
          <table:table-cell table:formula="of:=MEDIAN([.$C8];[.$H8];[.$N8];[.$T8];[.$Z8])" office:value-type="float"/>
          <table:table-cell table:formula="of:=MEDIAN([.$D8];[.$I8];[.$O8];[.$U8];[.$AA8])" office:value-type="float"/>
          <table:table-cell table:formula="of:=MEDIAN([.$E8];[.$J8];[.$P8];[.$V8];[.$AB8])" office:value-type="float"/>
          <table:table-cell table:formula="of:=MEDIAN([.$K8];[.$Q8];[.$W8];[.$AC8])" office:value-type="float"/>
          <table:table-cell table:formula="of:=MEDIAN([.$F8];[.$L8];[.$R8];[.$X8];[.$AD8])" office:value-type="float"/>
          <table:table-cell table:formula="of:=MAX([.$B8];[.$G8];[.$M8];[.$S8];[.$Y8])" office:value-type="float"/>
          <table:table-cell table:formula="of:=MAX([.$C8];[.$H8];[.$N8];[.$T8];[.$Z8])" office:value-type="float"/>
          <table:table-cell table:formula="of:=MAX([.$D8];[.$I8];[.$O8];[.$U8];[.$AA8])" office:value-type="float"/>
          <table:table-cell table:formula="of:=MAX([.$E8];[.$J8];[.$P8];[.$V8];[.$AB8])" office:value-type="float"/>
          <table:table-cell table:formula="of:=MAX([.$K8];[.$Q8];[.$W8];[.$AC8])" office:value-type="float"/>
          <table:table-cell table:formula="of:=MAX([.$F8];[.$L8];[.$R8];[.$X8];[.$AD8])" office:value-type="float"/>
        </table:table-row>
        <table:table-row table:style-name="ro1">
          <table:table-cell office:value-type="string">
            <text:p>./laby_16_16_01.lp</text:p>
          </table:table-cell>
          <table:table-cell office:value-type="float" office:value="1.32076"/>
          <table:table-cell office:value-type="float" office:value="0.0"/>
          <table:table-cell office:value-type="float" office:value="74.0"/>
          <table:table-cell office:value-type="float" office:value="2824.0"/>
          <table:table-cell office:value-type="float" office:value="1.0"/>
          <table:table-cell office:value-type="float" office:value="1.30999"/>
          <table:table-cell office:value-type="float" office:value="0.0"/>
          <table:table-cell office:value-type="float" office:value="74.0"/>
          <table:table-cell office:value-type="float" office:value="2824.0"/>
          <table:table-cell table:style-name="cellBest" office:value-type="float" office:value="0.0"/>
          <table:table-cell office:value-type="float" office:value="1.0"/>
          <table:table-cell office:value-type="float" office:value="1.26356"/>
          <table:table-cell office:value-type="float" office:value="0.0"/>
          <table:table-cell office:value-type="float" office:value="74.0"/>
          <table:table-cell office:value-type="float" office:value="2824.0"/>
          <table:table-cell table:style-name="cellBest" office:value-type="float" office:value="0.0"/>
          <table:table-cell office:value-type="float" office:value="1.0"/>
          <table:table-cell office:value-type="float" office:value="1.68093"/>
          <table:table-cell office:value-type="float" office:value="0.0"/>
          <table:table-cell table:style-name="cellBest" office:value-type="float" office:value="66.0"/>
          <table:table-cell table:style-name="cellBest" office:value-type="float" office:value="2741.0"/>
          <table:table-cell table:style-name="cellWorst" office:value-type="float" office:value="23.0"/>
          <table:table-cell office:value-type="float" office:value="1.0"/>
          <table:table-cell office:value-type="float" office:value="1.39204"/>
          <table:table-cell office:value-type="float" office:value="0.0"/>
          <table:table-cell table:style-name="cellBest" office:value-type="float" office:value="66.0"/>
          <table:table-cell table:style-name="cellBest" office:value-type="float" office:value="2741.0"/>
          <table:table-cell table:style-name="cellWorst" office:value-type="float" office:value="23.0"/>
          <table:table-cell office:value-type="float" office:value="1.0"/>
          <table:table-cell table:formula="of:=MIN([.$B9];[.$G9];[.$M9];[.$S9];[.$Y9])" office:value-type="float"/>
          <table:table-cell table:formula="of:=MIN([.$C9];[.$H9];[.$N9];[.$T9];[.$Z9])" office:value-type="float"/>
          <table:table-cell table:formula="of:=MIN([.$D9];[.$I9];[.$O9];[.$U9];[.$AA9])" office:value-type="float"/>
          <table:table-cell table:formula="of:=MIN([.$E9];[.$J9];[.$P9];[.$V9];[.$AB9])" office:value-type="float"/>
          <table:table-cell table:formula="of:=MIN([.$K9];[.$Q9];[.$W9];[.$AC9])" office:value-type="float"/>
          <table:table-cell table:formula="of:=MIN([.$F9];[.$L9];[.$R9];[.$X9];[.$AD9])" office:value-type="float"/>
          <table:table-cell table:formula="of:=MEDIAN([.$B9];[.$G9];[.$M9];[.$S9];[.$Y9])" office:value-type="float"/>
          <table:table-cell table:formula="of:=MEDIAN([.$C9];[.$H9];[.$N9];[.$T9];[.$Z9])" office:value-type="float"/>
          <table:table-cell table:formula="of:=MEDIAN([.$D9];[.$I9];[.$O9];[.$U9];[.$AA9])" office:value-type="float"/>
          <table:table-cell table:formula="of:=MEDIAN([.$E9];[.$J9];[.$P9];[.$V9];[.$AB9])" office:value-type="float"/>
          <table:table-cell table:formula="of:=MEDIAN([.$K9];[.$Q9];[.$W9];[.$AC9])" office:value-type="float"/>
          <table:table-cell table:formula="of:=MEDIAN([.$F9];[.$L9];[.$R9];[.$X9];[.$AD9])" office:value-type="float"/>
          <table:table-cell table:formula="of:=MAX([.$B9];[.$G9];[.$M9];[.$S9];[.$Y9])" office:value-type="float"/>
          <table:table-cell table:formula="of:=MAX([.$C9];[.$H9];[.$N9];[.$T9];[.$Z9])" office:value-type="float"/>
          <table:table-cell table:formula="of:=MAX([.$D9];[.$I9];[.$O9];[.$U9];[.$AA9])" office:value-type="float"/>
          <table:table-cell table:formula="of:=MAX([.$E9];[.$J9];[.$P9];[.$V9];[.$AB9])" office:value-type="float"/>
          <table:table-cell table:formula="of:=MAX([.$K9];[.$Q9];[.$W9];[.$AC9])" office:value-type="float"/>
          <table:table-cell table:formula="of:=MAX([.$F9];[.$L9];[.$R9];[.$X9];[.$AD9])" office:value-type="float"/>
        </table:table-row>
        <table:table-row table:style-name="ro1">
          <table:table-cell office:value-type="string">
            <text:p>./laby_16_16_02.lp</text:p>
          </table:table-cell>
          <table:table-cell office:value-type="float" office:value="600.0"/>
          <table:table-cell office:value-type="float" office:value="1.0"/>
          <table:table-cell table:style-name="cellWorst" office:value-type="float" office:value="507152.0"/>
          <table:table-cell table:style-name="cellWorst" office:value-type="float" office:value="302283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76253.0"/>
          <table:table-cell office:value-type="float" office:value="244438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75337.0"/>
          <table:table-cell office:value-type="float" office:value="244080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270478.0"/>
          <table:table-cell office:value-type="float" office:value="2802986.0"/>
          <table:table-cell table:style-name="cellWorst" office:value-type="float" office:value="101125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4648.0"/>
          <table:table-cell table:style-name="cellBest" office:value-type="float" office:value="2234804.0"/>
          <table:table-cell office:value-type="float" office:value="870621.0"/>
          <table:table-cell office:value-type="float" office:value="-1.0"/>
          <table:table-cell table:formula="of:=MIN([.$B10];[.$G10];[.$M10];[.$S10];[.$Y10])" office:value-type="float"/>
          <table:table-cell table:formula="of:=MIN([.$C10];[.$H10];[.$N10];[.$T10];[.$Z10])" office:value-type="float"/>
          <table:table-cell table:formula="of:=MIN([.$D10];[.$I10];[.$O10];[.$U10];[.$AA10])" office:value-type="float"/>
          <table:table-cell table:formula="of:=MIN([.$E10];[.$J10];[.$P10];[.$V10];[.$AB10])" office:value-type="float"/>
          <table:table-cell table:formula="of:=MIN([.$K10];[.$Q10];[.$W10];[.$AC10])" office:value-type="float"/>
          <table:table-cell table:formula="of:=MIN([.$F10];[.$L10];[.$R10];[.$X10];[.$AD10])" office:value-type="float"/>
          <table:table-cell table:formula="of:=MEDIAN([.$B10];[.$G10];[.$M10];[.$S10];[.$Y10])" office:value-type="float"/>
          <table:table-cell table:formula="of:=MEDIAN([.$C10];[.$H10];[.$N10];[.$T10];[.$Z10])" office:value-type="float"/>
          <table:table-cell table:formula="of:=MEDIAN([.$D10];[.$I10];[.$O10];[.$U10];[.$AA10])" office:value-type="float"/>
          <table:table-cell table:formula="of:=MEDIAN([.$E10];[.$J10];[.$P10];[.$V10];[.$AB10])" office:value-type="float"/>
          <table:table-cell table:formula="of:=MEDIAN([.$K10];[.$Q10];[.$W10];[.$AC10])" office:value-type="float"/>
          <table:table-cell table:formula="of:=MEDIAN([.$F10];[.$L10];[.$R10];[.$X10];[.$AD10])" office:value-type="float"/>
          <table:table-cell table:formula="of:=MAX([.$B10];[.$G10];[.$M10];[.$S10];[.$Y10])" office:value-type="float"/>
          <table:table-cell table:formula="of:=MAX([.$C10];[.$H10];[.$N10];[.$T10];[.$Z10])" office:value-type="float"/>
          <table:table-cell table:formula="of:=MAX([.$D10];[.$I10];[.$O10];[.$U10];[.$AA10])" office:value-type="float"/>
          <table:table-cell table:formula="of:=MAX([.$E10];[.$J10];[.$P10];[.$V10];[.$AB10])" office:value-type="float"/>
          <table:table-cell table:formula="of:=MAX([.$K10];[.$Q10];[.$W10];[.$AC10])" office:value-type="float"/>
          <table:table-cell table:formula="of:=MAX([.$F10];[.$L10];[.$R10];[.$X10];[.$AD10])" office:value-type="float"/>
        </table:table-row>
        <table:table-row table:style-name="ro1">
          <table:table-cell office:value-type="string">
            <text:p>./laby_16_16_03.lp</text:p>
          </table:table-cell>
          <table:table-cell office:value-type="float" office:value="8.39273"/>
          <table:table-cell office:value-type="float" office:value="0.0"/>
          <table:table-cell office:value-type="float" office:value="5963.0"/>
          <table:table-cell office:value-type="float" office:value="42768.0"/>
          <table:table-cell office:value-type="float" office:value="1.0"/>
          <table:table-cell office:value-type="float" office:value="7.7966"/>
          <table:table-cell office:value-type="float" office:value="0.0"/>
          <table:table-cell office:value-type="float" office:value="5963.0"/>
          <table:table-cell office:value-type="float" office:value="42768.0"/>
          <table:table-cell table:style-name="cellBest" office:value-type="float" office:value="0.0"/>
          <table:table-cell office:value-type="float" office:value="1.0"/>
          <table:table-cell office:value-type="float" office:value="6.89354"/>
          <table:table-cell office:value-type="float" office:value="0.0"/>
          <table:table-cell office:value-type="float" office:value="5963.0"/>
          <table:table-cell office:value-type="float" office:value="42768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2.66269"/>
          <table:table-cell office:value-type="float" office:value="0.0"/>
          <table:table-cell table:style-name="cellBest" office:value-type="float" office:value="505.0"/>
          <table:table-cell table:style-name="cellBest" office:value-type="float" office:value="5911.0"/>
          <table:table-cell office:value-type="float" office:value="1384.0"/>
          <table:table-cell office:value-type="float" office:value="1.0"/>
          <table:table-cell office:value-type="float" office:value="5.82123"/>
          <table:table-cell office:value-type="float" office:value="0.0"/>
          <table:table-cell office:value-type="float" office:value="5465.0"/>
          <table:table-cell table:style-name="cellWorst" office:value-type="float" office:value="94220.0"/>
          <table:table-cell table:style-name="cellWorst" office:value-type="float" office:value="77488.0"/>
          <table:table-cell office:value-type="float" office:value="1.0"/>
          <table:table-cell table:formula="of:=MIN([.$B11];[.$G11];[.$M11];[.$S11];[.$Y11])" office:value-type="float"/>
          <table:table-cell table:formula="of:=MIN([.$C11];[.$H11];[.$N11];[.$T11];[.$Z11])" office:value-type="float"/>
          <table:table-cell table:formula="of:=MIN([.$D11];[.$I11];[.$O11];[.$U11];[.$AA11])" office:value-type="float"/>
          <table:table-cell table:formula="of:=MIN([.$E11];[.$J11];[.$P11];[.$V11];[.$AB11])" office:value-type="float"/>
          <table:table-cell table:formula="of:=MIN([.$K11];[.$Q11];[.$W11];[.$AC11])" office:value-type="float"/>
          <table:table-cell table:formula="of:=MIN([.$F11];[.$L11];[.$R11];[.$X11];[.$AD11])" office:value-type="float"/>
          <table:table-cell table:formula="of:=MEDIAN([.$B11];[.$G11];[.$M11];[.$S11];[.$Y11])" office:value-type="float"/>
          <table:table-cell table:formula="of:=MEDIAN([.$C11];[.$H11];[.$N11];[.$T11];[.$Z11])" office:value-type="float"/>
          <table:table-cell table:formula="of:=MEDIAN([.$D11];[.$I11];[.$O11];[.$U11];[.$AA11])" office:value-type="float"/>
          <table:table-cell table:formula="of:=MEDIAN([.$E11];[.$J11];[.$P11];[.$V11];[.$AB11])" office:value-type="float"/>
          <table:table-cell table:formula="of:=MEDIAN([.$K11];[.$Q11];[.$W11];[.$AC11])" office:value-type="float"/>
          <table:table-cell table:formula="of:=MEDIAN([.$F11];[.$L11];[.$R11];[.$X11];[.$AD11])" office:value-type="float"/>
          <table:table-cell table:formula="of:=MAX([.$B11];[.$G11];[.$M11];[.$S11];[.$Y11])" office:value-type="float"/>
          <table:table-cell table:formula="of:=MAX([.$C11];[.$H11];[.$N11];[.$T11];[.$Z11])" office:value-type="float"/>
          <table:table-cell table:formula="of:=MAX([.$D11];[.$I11];[.$O11];[.$U11];[.$AA11])" office:value-type="float"/>
          <table:table-cell table:formula="of:=MAX([.$E11];[.$J11];[.$P11];[.$V11];[.$AB11])" office:value-type="float"/>
          <table:table-cell table:formula="of:=MAX([.$K11];[.$Q11];[.$W11];[.$AC11])" office:value-type="float"/>
          <table:table-cell table:formula="of:=MAX([.$F11];[.$L11];[.$R11];[.$X11];[.$AD11])" office:value-type="float"/>
        </table:table-row>
        <table:table-row table:style-name="ro1">
          <table:table-cell office:value-type="string">
            <text:p>./laby_16_16_04.lp</text:p>
          </table:table-cell>
          <table:table-cell office:value-type="float" office:value="600.0"/>
          <table:table-cell office:value-type="float" office:value="1.0"/>
          <table:table-cell office:value-type="float" office:value="367744.0"/>
          <table:table-cell table:style-name="cellBest" office:value-type="float" office:value="97020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4078.0"/>
          <table:table-cell office:value-type="float" office:value="108407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432762.0"/>
          <table:table-cell office:value-type="float" office:value="1134542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320.221"/>
          <table:table-cell table:style-name="cellBest" office:value-type="float" office:value="0.0"/>
          <table:table-cell table:style-name="cellBest" office:value-type="float" office:value="133098.0"/>
          <table:table-cell office:value-type="float" office:value="1014581.0"/>
          <table:table-cell office:value-type="float" office:value="730177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78969.0"/>
          <table:table-cell table:style-name="cellWorst" office:value-type="float" office:value="1764576.0"/>
          <table:table-cell table:style-name="cellWorst" office:value-type="float" office:value="1143686.0"/>
          <table:table-cell office:value-type="float" office:value="-1.0"/>
          <table:table-cell table:formula="of:=MIN([.$B12];[.$G12];[.$M12];[.$S12];[.$Y12])" office:value-type="float"/>
          <table:table-cell table:formula="of:=MIN([.$C12];[.$H12];[.$N12];[.$T12];[.$Z12])" office:value-type="float"/>
          <table:table-cell table:formula="of:=MIN([.$D12];[.$I12];[.$O12];[.$U12];[.$AA12])" office:value-type="float"/>
          <table:table-cell table:formula="of:=MIN([.$E12];[.$J12];[.$P12];[.$V12];[.$AB12])" office:value-type="float"/>
          <table:table-cell table:formula="of:=MIN([.$K12];[.$Q12];[.$W12];[.$AC12])" office:value-type="float"/>
          <table:table-cell table:formula="of:=MIN([.$F12];[.$L12];[.$R12];[.$X12];[.$AD12])" office:value-type="float"/>
          <table:table-cell table:formula="of:=MEDIAN([.$B12];[.$G12];[.$M12];[.$S12];[.$Y12])" office:value-type="float"/>
          <table:table-cell table:formula="of:=MEDIAN([.$C12];[.$H12];[.$N12];[.$T12];[.$Z12])" office:value-type="float"/>
          <table:table-cell table:formula="of:=MEDIAN([.$D12];[.$I12];[.$O12];[.$U12];[.$AA12])" office:value-type="float"/>
          <table:table-cell table:formula="of:=MEDIAN([.$E12];[.$J12];[.$P12];[.$V12];[.$AB12])" office:value-type="float"/>
          <table:table-cell table:formula="of:=MEDIAN([.$K12];[.$Q12];[.$W12];[.$AC12])" office:value-type="float"/>
          <table:table-cell table:formula="of:=MEDIAN([.$F12];[.$L12];[.$R12];[.$X12];[.$AD12])" office:value-type="float"/>
          <table:table-cell table:formula="of:=MAX([.$B12];[.$G12];[.$M12];[.$S12];[.$Y12])" office:value-type="float"/>
          <table:table-cell table:formula="of:=MAX([.$C12];[.$H12];[.$N12];[.$T12];[.$Z12])" office:value-type="float"/>
          <table:table-cell table:formula="of:=MAX([.$D12];[.$I12];[.$O12];[.$U12];[.$AA12])" office:value-type="float"/>
          <table:table-cell table:formula="of:=MAX([.$E12];[.$J12];[.$P12];[.$V12];[.$AB12])" office:value-type="float"/>
          <table:table-cell table:formula="of:=MAX([.$K12];[.$Q12];[.$W12];[.$AC12])" office:value-type="float"/>
          <table:table-cell table:formula="of:=MAX([.$F12];[.$L12];[.$R12];[.$X12];[.$AD12])" office:value-type="float"/>
        </table:table-row>
        <table:table-row table:style-name="ro1">
          <table:table-cell office:value-type="string">
            <text:p>./laby_16_16_05.lp</text:p>
          </table:table-cell>
          <table:table-cell table:style-name="cellBest" office:value-type="float" office:value="175.81"/>
          <table:table-cell office:value-type="float" office:value="0.0"/>
          <table:table-cell office:value-type="float" office:value="203333.0"/>
          <table:table-cell office:value-type="float" office:value="548334.0"/>
          <table:table-cell office:value-type="float" office:value="1.0"/>
          <table:table-cell office:value-type="float" office:value="178.042"/>
          <table:table-cell office:value-type="float" office:value="0.0"/>
          <table:table-cell office:value-type="float" office:value="203333.0"/>
          <table:table-cell office:value-type="float" office:value="548334.0"/>
          <table:table-cell table:style-name="cellBest" office:value-type="float" office:value="0.0"/>
          <table:table-cell office:value-type="float" office:value="1.0"/>
          <table:table-cell office:value-type="float" office:value="177.153"/>
          <table:table-cell office:value-type="float" office:value="0.0"/>
          <table:table-cell office:value-type="float" office:value="203333.0"/>
          <table:table-cell office:value-type="float" office:value="548334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0913.0"/>
          <table:table-cell office:value-type="float" office:value="1404597.0"/>
          <table:table-cell office:value-type="float" office:value="883813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85247.0"/>
          <table:table-cell table:style-name="cellWorst" office:value-type="float" office:value="1659570.0"/>
          <table:table-cell table:style-name="cellWorst" office:value-type="float" office:value="993754.0"/>
          <table:table-cell office:value-type="float" office:value="-1.0"/>
          <table:table-cell table:formula="of:=MIN([.$B13];[.$G13];[.$M13];[.$S13];[.$Y13])" office:value-type="float"/>
          <table:table-cell table:formula="of:=MIN([.$C13];[.$H13];[.$N13];[.$T13];[.$Z13])" office:value-type="float"/>
          <table:table-cell table:formula="of:=MIN([.$D13];[.$I13];[.$O13];[.$U13];[.$AA13])" office:value-type="float"/>
          <table:table-cell table:formula="of:=MIN([.$E13];[.$J13];[.$P13];[.$V13];[.$AB13])" office:value-type="float"/>
          <table:table-cell table:formula="of:=MIN([.$K13];[.$Q13];[.$W13];[.$AC13])" office:value-type="float"/>
          <table:table-cell table:formula="of:=MIN([.$F13];[.$L13];[.$R13];[.$X13];[.$AD13])" office:value-type="float"/>
          <table:table-cell table:formula="of:=MEDIAN([.$B13];[.$G13];[.$M13];[.$S13];[.$Y13])" office:value-type="float"/>
          <table:table-cell table:formula="of:=MEDIAN([.$C13];[.$H13];[.$N13];[.$T13];[.$Z13])" office:value-type="float"/>
          <table:table-cell table:formula="of:=MEDIAN([.$D13];[.$I13];[.$O13];[.$U13];[.$AA13])" office:value-type="float"/>
          <table:table-cell table:formula="of:=MEDIAN([.$E13];[.$J13];[.$P13];[.$V13];[.$AB13])" office:value-type="float"/>
          <table:table-cell table:formula="of:=MEDIAN([.$K13];[.$Q13];[.$W13];[.$AC13])" office:value-type="float"/>
          <table:table-cell table:formula="of:=MEDIAN([.$F13];[.$L13];[.$R13];[.$X13];[.$AD13])" office:value-type="float"/>
          <table:table-cell table:formula="of:=MAX([.$B13];[.$G13];[.$M13];[.$S13];[.$Y13])" office:value-type="float"/>
          <table:table-cell table:formula="of:=MAX([.$C13];[.$H13];[.$N13];[.$T13];[.$Z13])" office:value-type="float"/>
          <table:table-cell table:formula="of:=MAX([.$D13];[.$I13];[.$O13];[.$U13];[.$AA13])" office:value-type="float"/>
          <table:table-cell table:formula="of:=MAX([.$E13];[.$J13];[.$P13];[.$V13];[.$AB13])" office:value-type="float"/>
          <table:table-cell table:formula="of:=MAX([.$K13];[.$Q13];[.$W13];[.$AC13])" office:value-type="float"/>
          <table:table-cell table:formula="of:=MAX([.$F13];[.$L13];[.$R13];[.$X13];[.$AD13])" office:value-type="float"/>
        </table:table-row>
        <table:table-row table:style-name="ro1">
          <table:table-cell office:value-type="string">
            <text:p>./laby_16_16_06.lp</text:p>
          </table:table-cell>
          <table:table-cell office:value-type="float" office:value="600.0"/>
          <table:table-cell office:value-type="float" office:value="1.0"/>
          <table:table-cell office:value-type="float" office:value="317300.0"/>
          <table:table-cell office:value-type="float" office:value="867603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360653.0"/>
          <table:table-cell table:style-name="cellWorst" office:value-type="float" office:value="103340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5302.0"/>
          <table:table-cell office:value-type="float" office:value="964492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31.6877"/>
          <table:table-cell table:style-name="cellBest" office:value-type="float" office:value="0.0"/>
          <table:table-cell table:style-name="cellBest" office:value-type="float" office:value="18525.0"/>
          <table:table-cell table:style-name="cellBest" office:value-type="float" office:value="220165.0"/>
          <table:table-cell office:value-type="float" office:value="182701.0"/>
          <table:table-cell office:value-type="float" office:value="1.0"/>
          <table:table-cell office:value-type="float" office:value="75.8109"/>
          <table:table-cell table:style-name="cellBest" office:value-type="float" office:value="0.0"/>
          <table:table-cell office:value-type="float" office:value="63531.0"/>
          <table:table-cell office:value-type="float" office:value="671302.0"/>
          <table:table-cell table:style-name="cellWorst" office:value-type="float" office:value="536497.0"/>
          <table:table-cell office:value-type="float" office:value="1.0"/>
          <table:table-cell table:formula="of:=MIN([.$B14];[.$G14];[.$M14];[.$S14];[.$Y14])" office:value-type="float"/>
          <table:table-cell table:formula="of:=MIN([.$C14];[.$H14];[.$N14];[.$T14];[.$Z14])" office:value-type="float"/>
          <table:table-cell table:formula="of:=MIN([.$D14];[.$I14];[.$O14];[.$U14];[.$AA14])" office:value-type="float"/>
          <table:table-cell table:formula="of:=MIN([.$E14];[.$J14];[.$P14];[.$V14];[.$AB14])" office:value-type="float"/>
          <table:table-cell table:formula="of:=MIN([.$K14];[.$Q14];[.$W14];[.$AC14])" office:value-type="float"/>
          <table:table-cell table:formula="of:=MIN([.$F14];[.$L14];[.$R14];[.$X14];[.$AD14])" office:value-type="float"/>
          <table:table-cell table:formula="of:=MEDIAN([.$B14];[.$G14];[.$M14];[.$S14];[.$Y14])" office:value-type="float"/>
          <table:table-cell table:formula="of:=MEDIAN([.$C14];[.$H14];[.$N14];[.$T14];[.$Z14])" office:value-type="float"/>
          <table:table-cell table:formula="of:=MEDIAN([.$D14];[.$I14];[.$O14];[.$U14];[.$AA14])" office:value-type="float"/>
          <table:table-cell table:formula="of:=MEDIAN([.$E14];[.$J14];[.$P14];[.$V14];[.$AB14])" office:value-type="float"/>
          <table:table-cell table:formula="of:=MEDIAN([.$K14];[.$Q14];[.$W14];[.$AC14])" office:value-type="float"/>
          <table:table-cell table:formula="of:=MEDIAN([.$F14];[.$L14];[.$R14];[.$X14];[.$AD14])" office:value-type="float"/>
          <table:table-cell table:formula="of:=MAX([.$B14];[.$G14];[.$M14];[.$S14];[.$Y14])" office:value-type="float"/>
          <table:table-cell table:formula="of:=MAX([.$C14];[.$H14];[.$N14];[.$T14];[.$Z14])" office:value-type="float"/>
          <table:table-cell table:formula="of:=MAX([.$D14];[.$I14];[.$O14];[.$U14];[.$AA14])" office:value-type="float"/>
          <table:table-cell table:formula="of:=MAX([.$E14];[.$J14];[.$P14];[.$V14];[.$AB14])" office:value-type="float"/>
          <table:table-cell table:formula="of:=MAX([.$K14];[.$Q14];[.$W14];[.$AC14])" office:value-type="float"/>
          <table:table-cell table:formula="of:=MAX([.$F14];[.$L14];[.$R14];[.$X14];[.$AD14])" office:value-type="float"/>
        </table:table-row>
        <table:table-row table:style-name="ro1">
          <table:table-cell office:value-type="string">
            <text:p>./laby_16_16_07.lp</text:p>
          </table:table-cell>
          <table:table-cell office:value-type="float" office:value="600.0"/>
          <table:table-cell office:value-type="float" office:value="1.0"/>
          <table:table-cell office:value-type="float" office:value="389504.0"/>
          <table:table-cell office:value-type="float" office:value="104815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8090.0"/>
          <table:table-cell office:value-type="float" office:value="112205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425293.0"/>
          <table:table-cell office:value-type="float" office:value="1146222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38.8389"/>
          <table:table-cell table:style-name="cellBest" office:value-type="float" office:value="0.0"/>
          <table:table-cell table:style-name="cellBest" office:value-type="float" office:value="19964.0"/>
          <table:table-cell table:style-name="cellBest" office:value-type="float" office:value="268188.0"/>
          <table:table-cell office:value-type="float" office:value="22833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15625.0"/>
          <table:table-cell table:style-name="cellWorst" office:value-type="float" office:value="2467229.0"/>
          <table:table-cell table:style-name="cellWorst" office:value-type="float" office:value="1029563.0"/>
          <table:table-cell office:value-type="float" office:value="-1.0"/>
          <table:table-cell table:formula="of:=MIN([.$B15];[.$G15];[.$M15];[.$S15];[.$Y15])" office:value-type="float"/>
          <table:table-cell table:formula="of:=MIN([.$C15];[.$H15];[.$N15];[.$T15];[.$Z15])" office:value-type="float"/>
          <table:table-cell table:formula="of:=MIN([.$D15];[.$I15];[.$O15];[.$U15];[.$AA15])" office:value-type="float"/>
          <table:table-cell table:formula="of:=MIN([.$E15];[.$J15];[.$P15];[.$V15];[.$AB15])" office:value-type="float"/>
          <table:table-cell table:formula="of:=MIN([.$K15];[.$Q15];[.$W15];[.$AC15])" office:value-type="float"/>
          <table:table-cell table:formula="of:=MIN([.$F15];[.$L15];[.$R15];[.$X15];[.$AD15])" office:value-type="float"/>
          <table:table-cell table:formula="of:=MEDIAN([.$B15];[.$G15];[.$M15];[.$S15];[.$Y15])" office:value-type="float"/>
          <table:table-cell table:formula="of:=MEDIAN([.$C15];[.$H15];[.$N15];[.$T15];[.$Z15])" office:value-type="float"/>
          <table:table-cell table:formula="of:=MEDIAN([.$D15];[.$I15];[.$O15];[.$U15];[.$AA15])" office:value-type="float"/>
          <table:table-cell table:formula="of:=MEDIAN([.$E15];[.$J15];[.$P15];[.$V15];[.$AB15])" office:value-type="float"/>
          <table:table-cell table:formula="of:=MEDIAN([.$K15];[.$Q15];[.$W15];[.$AC15])" office:value-type="float"/>
          <table:table-cell table:formula="of:=MEDIAN([.$F15];[.$L15];[.$R15];[.$X15];[.$AD15])" office:value-type="float"/>
          <table:table-cell table:formula="of:=MAX([.$B15];[.$G15];[.$M15];[.$S15];[.$Y15])" office:value-type="float"/>
          <table:table-cell table:formula="of:=MAX([.$C15];[.$H15];[.$N15];[.$T15];[.$Z15])" office:value-type="float"/>
          <table:table-cell table:formula="of:=MAX([.$D15];[.$I15];[.$O15];[.$U15];[.$AA15])" office:value-type="float"/>
          <table:table-cell table:formula="of:=MAX([.$E15];[.$J15];[.$P15];[.$V15];[.$AB15])" office:value-type="float"/>
          <table:table-cell table:formula="of:=MAX([.$K15];[.$Q15];[.$W15];[.$AC15])" office:value-type="float"/>
          <table:table-cell table:formula="of:=MAX([.$F15];[.$L15];[.$R15];[.$X15];[.$AD15])" office:value-type="float"/>
        </table:table-row>
        <table:table-row table:style-name="ro1">
          <table:table-cell office:value-type="string">
            <text:p>./laby_16_16_08.lp</text:p>
          </table:table-cell>
          <table:table-cell table:style-name="cellBest" office:value-type="float" office:value="2.57625"/>
          <table:table-cell office:value-type="float" office:value="0.0"/>
          <table:table-cell office:value-type="float" office:value="1454.0"/>
          <table:table-cell office:value-type="float" office:value="18237.0"/>
          <table:table-cell office:value-type="float" office:value="1.0"/>
          <table:table-cell office:value-type="float" office:value="2.59251"/>
          <table:table-cell office:value-type="float" office:value="0.0"/>
          <table:table-cell office:value-type="float" office:value="1454.0"/>
          <table:table-cell office:value-type="float" office:value="18237.0"/>
          <table:table-cell table:style-name="cellBest" office:value-type="float" office:value="0.0"/>
          <table:table-cell office:value-type="float" office:value="1.0"/>
          <table:table-cell office:value-type="float" office:value="2.57847"/>
          <table:table-cell office:value-type="float" office:value="0.0"/>
          <table:table-cell office:value-type="float" office:value="1454.0"/>
          <table:table-cell office:value-type="float" office:value="18237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25399.0"/>
          <table:table-cell table:style-name="cellWorst" office:value-type="float" office:value="2681809.0"/>
          <table:table-cell table:style-name="cellWorst" office:value-type="float" office:value="956709.0"/>
          <table:table-cell office:value-type="float" office:value="-1.0"/>
          <table:table-cell office:value-type="float" office:value="8.20463"/>
          <table:table-cell office:value-type="float" office:value="0.0"/>
          <table:table-cell office:value-type="float" office:value="8561.0"/>
          <table:table-cell office:value-type="float" office:value="144794.0"/>
          <table:table-cell office:value-type="float" office:value="114920.0"/>
          <table:table-cell office:value-type="float" office:value="1.0"/>
          <table:table-cell table:formula="of:=MIN([.$B16];[.$G16];[.$M16];[.$S16];[.$Y16])" office:value-type="float"/>
          <table:table-cell table:formula="of:=MIN([.$C16];[.$H16];[.$N16];[.$T16];[.$Z16])" office:value-type="float"/>
          <table:table-cell table:formula="of:=MIN([.$D16];[.$I16];[.$O16];[.$U16];[.$AA16])" office:value-type="float"/>
          <table:table-cell table:formula="of:=MIN([.$E16];[.$J16];[.$P16];[.$V16];[.$AB16])" office:value-type="float"/>
          <table:table-cell table:formula="of:=MIN([.$K16];[.$Q16];[.$W16];[.$AC16])" office:value-type="float"/>
          <table:table-cell table:formula="of:=MIN([.$F16];[.$L16];[.$R16];[.$X16];[.$AD16])" office:value-type="float"/>
          <table:table-cell table:formula="of:=MEDIAN([.$B16];[.$G16];[.$M16];[.$S16];[.$Y16])" office:value-type="float"/>
          <table:table-cell table:formula="of:=MEDIAN([.$C16];[.$H16];[.$N16];[.$T16];[.$Z16])" office:value-type="float"/>
          <table:table-cell table:formula="of:=MEDIAN([.$D16];[.$I16];[.$O16];[.$U16];[.$AA16])" office:value-type="float"/>
          <table:table-cell table:formula="of:=MEDIAN([.$E16];[.$J16];[.$P16];[.$V16];[.$AB16])" office:value-type="float"/>
          <table:table-cell table:formula="of:=MEDIAN([.$K16];[.$Q16];[.$W16];[.$AC16])" office:value-type="float"/>
          <table:table-cell table:formula="of:=MEDIAN([.$F16];[.$L16];[.$R16];[.$X16];[.$AD16])" office:value-type="float"/>
          <table:table-cell table:formula="of:=MAX([.$B16];[.$G16];[.$M16];[.$S16];[.$Y16])" office:value-type="float"/>
          <table:table-cell table:formula="of:=MAX([.$C16];[.$H16];[.$N16];[.$T16];[.$Z16])" office:value-type="float"/>
          <table:table-cell table:formula="of:=MAX([.$D16];[.$I16];[.$O16];[.$U16];[.$AA16])" office:value-type="float"/>
          <table:table-cell table:formula="of:=MAX([.$E16];[.$J16];[.$P16];[.$V16];[.$AB16])" office:value-type="float"/>
          <table:table-cell table:formula="of:=MAX([.$K16];[.$Q16];[.$W16];[.$AC16])" office:value-type="float"/>
          <table:table-cell table:formula="of:=MAX([.$F16];[.$L16];[.$R16];[.$X16];[.$AD16])" office:value-type="float"/>
        </table:table-row>
        <table:table-row table:style-name="ro1">
          <table:table-cell office:value-type="string">
            <text:p>./laby_16_16_09.lp</text:p>
          </table:table-cell>
          <table:table-cell office:value-type="float" office:value="9.38503"/>
          <table:table-cell office:value-type="float" office:value="0.0"/>
          <table:table-cell office:value-type="float" office:value="6192.0"/>
          <table:table-cell office:value-type="float" office:value="430269.0"/>
          <table:table-cell office:value-type="float" office:value="1.0"/>
          <table:table-cell office:value-type="float" office:value="9.44559"/>
          <table:table-cell office:value-type="float" office:value="0.0"/>
          <table:table-cell office:value-type="float" office:value="6192.0"/>
          <table:table-cell office:value-type="float" office:value="430269.0"/>
          <table:table-cell table:style-name="cellBest" office:value-type="float" office:value="0.0"/>
          <table:table-cell office:value-type="float" office:value="1.0"/>
          <table:table-cell office:value-type="float" office:value="9.49725"/>
          <table:table-cell office:value-type="float" office:value="0.0"/>
          <table:table-cell office:value-type="float" office:value="6192.0"/>
          <table:table-cell office:value-type="float" office:value="430269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3.59449"/>
          <table:table-cell office:value-type="float" office:value="0.0"/>
          <table:table-cell office:value-type="float" office:value="2451.0"/>
          <table:table-cell office:value-type="float" office:value="20190.0"/>
          <table:table-cell table:style-name="cellWorst" office:value-type="float" office:value="12114.0"/>
          <table:table-cell office:value-type="float" office:value="1.0"/>
          <table:table-cell office:value-type="float" office:value="3.60184"/>
          <table:table-cell office:value-type="float" office:value="0.0"/>
          <table:table-cell table:style-name="cellBest" office:value-type="float" office:value="1268.0"/>
          <table:table-cell table:style-name="cellBest" office:value-type="float" office:value="8540.0"/>
          <table:table-cell office:value-type="float" office:value="2724.0"/>
          <table:table-cell office:value-type="float" office:value="1.0"/>
          <table:table-cell table:formula="of:=MIN([.$B17];[.$G17];[.$M17];[.$S17];[.$Y17])" office:value-type="float"/>
          <table:table-cell table:formula="of:=MIN([.$C17];[.$H17];[.$N17];[.$T17];[.$Z17])" office:value-type="float"/>
          <table:table-cell table:formula="of:=MIN([.$D17];[.$I17];[.$O17];[.$U17];[.$AA17])" office:value-type="float"/>
          <table:table-cell table:formula="of:=MIN([.$E17];[.$J17];[.$P17];[.$V17];[.$AB17])" office:value-type="float"/>
          <table:table-cell table:formula="of:=MIN([.$K17];[.$Q17];[.$W17];[.$AC17])" office:value-type="float"/>
          <table:table-cell table:formula="of:=MIN([.$F17];[.$L17];[.$R17];[.$X17];[.$AD17])" office:value-type="float"/>
          <table:table-cell table:formula="of:=MEDIAN([.$B17];[.$G17];[.$M17];[.$S17];[.$Y17])" office:value-type="float"/>
          <table:table-cell table:formula="of:=MEDIAN([.$C17];[.$H17];[.$N17];[.$T17];[.$Z17])" office:value-type="float"/>
          <table:table-cell table:formula="of:=MEDIAN([.$D17];[.$I17];[.$O17];[.$U17];[.$AA17])" office:value-type="float"/>
          <table:table-cell table:formula="of:=MEDIAN([.$E17];[.$J17];[.$P17];[.$V17];[.$AB17])" office:value-type="float"/>
          <table:table-cell table:formula="of:=MEDIAN([.$K17];[.$Q17];[.$W17];[.$AC17])" office:value-type="float"/>
          <table:table-cell table:formula="of:=MEDIAN([.$F17];[.$L17];[.$R17];[.$X17];[.$AD17])" office:value-type="float"/>
          <table:table-cell table:formula="of:=MAX([.$B17];[.$G17];[.$M17];[.$S17];[.$Y17])" office:value-type="float"/>
          <table:table-cell table:formula="of:=MAX([.$C17];[.$H17];[.$N17];[.$T17];[.$Z17])" office:value-type="float"/>
          <table:table-cell table:formula="of:=MAX([.$D17];[.$I17];[.$O17];[.$U17];[.$AA17])" office:value-type="float"/>
          <table:table-cell table:formula="of:=MAX([.$E17];[.$J17];[.$P17];[.$V17];[.$AB17])" office:value-type="float"/>
          <table:table-cell table:formula="of:=MAX([.$K17];[.$Q17];[.$W17];[.$AC17])" office:value-type="float"/>
          <table:table-cell table:formula="of:=MAX([.$F17];[.$L17];[.$R17];[.$X17];[.$AD17])" office:value-type="float"/>
        </table:table-row>
        <table:table-row table:style-name="ro1">
          <table:table-cell office:value-type="string">
            <text:p>./laby_16_16_10.lp</text:p>
          </table:table-cell>
          <table:table-cell office:value-type="float" office:value="1.86339"/>
          <table:table-cell office:value-type="float" office:value="0.0"/>
          <table:table-cell office:value-type="float" office:value="475.0"/>
          <table:table-cell office:value-type="float" office:value="6474.0"/>
          <table:table-cell office:value-type="float" office:value="1.0"/>
          <table:table-cell office:value-type="float" office:value="1.77926"/>
          <table:table-cell office:value-type="float" office:value="0.0"/>
          <table:table-cell office:value-type="float" office:value="475.0"/>
          <table:table-cell office:value-type="float" office:value="6474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1.67184"/>
          <table:table-cell office:value-type="float" office:value="0.0"/>
          <table:table-cell office:value-type="float" office:value="475.0"/>
          <table:table-cell office:value-type="float" office:value="6474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15.587"/>
          <table:table-cell office:value-type="float" office:value="0.0"/>
          <table:table-cell table:style-name="cellWorst" office:value-type="float" office:value="12359.0"/>
          <table:table-cell table:style-name="cellWorst" office:value-type="float" office:value="219542.0"/>
          <table:table-cell table:style-name="cellWorst" office:value-type="float" office:value="195650.0"/>
          <table:table-cell office:value-type="float" office:value="1.0"/>
          <table:table-cell office:value-type="float" office:value="7.11332"/>
          <table:table-cell office:value-type="float" office:value="0.0"/>
          <table:table-cell office:value-type="float" office:value="5407.0"/>
          <table:table-cell office:value-type="float" office:value="76214.0"/>
          <table:table-cell office:value-type="float" office:value="56662.0"/>
          <table:table-cell office:value-type="float" office:value="1.0"/>
          <table:table-cell table:formula="of:=MIN([.$B18];[.$G18];[.$M18];[.$S18];[.$Y18])" office:value-type="float"/>
          <table:table-cell table:formula="of:=MIN([.$C18];[.$H18];[.$N18];[.$T18];[.$Z18])" office:value-type="float"/>
          <table:table-cell table:formula="of:=MIN([.$D18];[.$I18];[.$O18];[.$U18];[.$AA18])" office:value-type="float"/>
          <table:table-cell table:formula="of:=MIN([.$E18];[.$J18];[.$P18];[.$V18];[.$AB18])" office:value-type="float"/>
          <table:table-cell table:formula="of:=MIN([.$K18];[.$Q18];[.$W18];[.$AC18])" office:value-type="float"/>
          <table:table-cell table:formula="of:=MIN([.$F18];[.$L18];[.$R18];[.$X18];[.$AD18])" office:value-type="float"/>
          <table:table-cell table:formula="of:=MEDIAN([.$B18];[.$G18];[.$M18];[.$S18];[.$Y18])" office:value-type="float"/>
          <table:table-cell table:formula="of:=MEDIAN([.$C18];[.$H18];[.$N18];[.$T18];[.$Z18])" office:value-type="float"/>
          <table:table-cell table:formula="of:=MEDIAN([.$D18];[.$I18];[.$O18];[.$U18];[.$AA18])" office:value-type="float"/>
          <table:table-cell table:formula="of:=MEDIAN([.$E18];[.$J18];[.$P18];[.$V18];[.$AB18])" office:value-type="float"/>
          <table:table-cell table:formula="of:=MEDIAN([.$K18];[.$Q18];[.$W18];[.$AC18])" office:value-type="float"/>
          <table:table-cell table:formula="of:=MEDIAN([.$F18];[.$L18];[.$R18];[.$X18];[.$AD18])" office:value-type="float"/>
          <table:table-cell table:formula="of:=MAX([.$B18];[.$G18];[.$M18];[.$S18];[.$Y18])" office:value-type="float"/>
          <table:table-cell table:formula="of:=MAX([.$C18];[.$H18];[.$N18];[.$T18];[.$Z18])" office:value-type="float"/>
          <table:table-cell table:formula="of:=MAX([.$D18];[.$I18];[.$O18];[.$U18];[.$AA18])" office:value-type="float"/>
          <table:table-cell table:formula="of:=MAX([.$E18];[.$J18];[.$P18];[.$V18];[.$AB18])" office:value-type="float"/>
          <table:table-cell table:formula="of:=MAX([.$K18];[.$Q18];[.$W18];[.$AC18])" office:value-type="float"/>
          <table:table-cell table:formula="of:=MAX([.$F18];[.$L18];[.$R18];[.$X18];[.$AD18])" office:value-type="float"/>
        </table:table-row>
        <table:table-row table:style-name="ro1">
          <table:table-cell office:value-type="string">
            <text:p>./laby_16_16_11.lp</text:p>
          </table:table-cell>
          <table:table-cell office:value-type="float" office:value="3.79137"/>
          <table:table-cell office:value-type="float" office:value="0.0"/>
          <table:table-cell office:value-type="float" office:value="2322.0"/>
          <table:table-cell office:value-type="float" office:value="49270.0"/>
          <table:table-cell office:value-type="float" office:value="1.0"/>
          <table:table-cell office:value-type="float" office:value="3.69073"/>
          <table:table-cell office:value-type="float" office:value="0.0"/>
          <table:table-cell office:value-type="float" office:value="2322.0"/>
          <table:table-cell office:value-type="float" office:value="49270.0"/>
          <table:table-cell table:style-name="cellBest" office:value-type="float" office:value="0.0"/>
          <table:table-cell office:value-type="float" office:value="1.0"/>
          <table:table-cell office:value-type="float" office:value="3.67847"/>
          <table:table-cell office:value-type="float" office:value="0.0"/>
          <table:table-cell office:value-type="float" office:value="2322.0"/>
          <table:table-cell office:value-type="float" office:value="49270.0"/>
          <table:table-cell table:style-name="cellBest" office:value-type="float" office:value="0.0"/>
          <table:table-cell office:value-type="float" office:value="1.0"/>
          <table:table-cell office:value-type="float" office:value="2.38218"/>
          <table:table-cell office:value-type="float" office:value="0.0"/>
          <table:table-cell office:value-type="float" office:value="309.0"/>
          <table:table-cell office:value-type="float" office:value="24198.0"/>
          <table:table-cell table:style-name="cellWorst" office:value-type="float" office:value="6997.0"/>
          <table:table-cell office:value-type="float" office:value="1.0"/>
          <table:table-cell office:value-type="float" office:value="1.82758"/>
          <table:table-cell office:value-type="float" office:value="0.0"/>
          <table:table-cell table:style-name="cellBest" office:value-type="float" office:value="175.0"/>
          <table:table-cell table:style-name="cellBest" office:value-type="float" office:value="6736.0"/>
          <table:table-cell office:value-type="float" office:value="98.0"/>
          <table:table-cell office:value-type="float" office:value="1.0"/>
          <table:table-cell table:formula="of:=MIN([.$B19];[.$G19];[.$M19];[.$S19];[.$Y19])" office:value-type="float"/>
          <table:table-cell table:formula="of:=MIN([.$C19];[.$H19];[.$N19];[.$T19];[.$Z19])" office:value-type="float"/>
          <table:table-cell table:formula="of:=MIN([.$D19];[.$I19];[.$O19];[.$U19];[.$AA19])" office:value-type="float"/>
          <table:table-cell table:formula="of:=MIN([.$E19];[.$J19];[.$P19];[.$V19];[.$AB19])" office:value-type="float"/>
          <table:table-cell table:formula="of:=MIN([.$K19];[.$Q19];[.$W19];[.$AC19])" office:value-type="float"/>
          <table:table-cell table:formula="of:=MIN([.$F19];[.$L19];[.$R19];[.$X19];[.$AD19])" office:value-type="float"/>
          <table:table-cell table:formula="of:=MEDIAN([.$B19];[.$G19];[.$M19];[.$S19];[.$Y19])" office:value-type="float"/>
          <table:table-cell table:formula="of:=MEDIAN([.$C19];[.$H19];[.$N19];[.$T19];[.$Z19])" office:value-type="float"/>
          <table:table-cell table:formula="of:=MEDIAN([.$D19];[.$I19];[.$O19];[.$U19];[.$AA19])" office:value-type="float"/>
          <table:table-cell table:formula="of:=MEDIAN([.$E19];[.$J19];[.$P19];[.$V19];[.$AB19])" office:value-type="float"/>
          <table:table-cell table:formula="of:=MEDIAN([.$K19];[.$Q19];[.$W19];[.$AC19])" office:value-type="float"/>
          <table:table-cell table:formula="of:=MEDIAN([.$F19];[.$L19];[.$R19];[.$X19];[.$AD19])" office:value-type="float"/>
          <table:table-cell table:formula="of:=MAX([.$B19];[.$G19];[.$M19];[.$S19];[.$Y19])" office:value-type="float"/>
          <table:table-cell table:formula="of:=MAX([.$C19];[.$H19];[.$N19];[.$T19];[.$Z19])" office:value-type="float"/>
          <table:table-cell table:formula="of:=MAX([.$D19];[.$I19];[.$O19];[.$U19];[.$AA19])" office:value-type="float"/>
          <table:table-cell table:formula="of:=MAX([.$E19];[.$J19];[.$P19];[.$V19];[.$AB19])" office:value-type="float"/>
          <table:table-cell table:formula="of:=MAX([.$K19];[.$Q19];[.$W19];[.$AC19])" office:value-type="float"/>
          <table:table-cell table:formula="of:=MAX([.$F19];[.$L19];[.$R19];[.$X19];[.$AD19])" office:value-type="float"/>
        </table:table-row>
        <table:table-row table:style-name="ro1">
          <table:table-cell office:value-type="string">
            <text:p>./laby_16_16_12.lp</text:p>
          </table:table-cell>
          <table:table-cell office:value-type="float" office:value="274.607"/>
          <table:table-cell office:value-type="float" office:value="0.0"/>
          <table:table-cell office:value-type="float" office:value="198764.0"/>
          <table:table-cell office:value-type="float" office:value="889997.0"/>
          <table:table-cell office:value-type="float" office:value="1.0"/>
          <table:table-cell office:value-type="float" office:value="234.621"/>
          <table:table-cell office:value-type="float" office:value="0.0"/>
          <table:table-cell office:value-type="float" office:value="198764.0"/>
          <table:table-cell office:value-type="float" office:value="889997.0"/>
          <table:table-cell table:style-name="cellBest" office:value-type="float" office:value="0.0"/>
          <table:table-cell office:value-type="float" office:value="1.0"/>
          <table:table-cell office:value-type="float" office:value="260.97"/>
          <table:table-cell office:value-type="float" office:value="0.0"/>
          <table:table-cell office:value-type="float" office:value="198764.0"/>
          <table:table-cell office:value-type="float" office:value="889997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27039.0"/>
          <table:table-cell table:style-name="cellWorst" office:value-type="float" office:value="1426325.0"/>
          <table:table-cell table:style-name="cellWorst" office:value-type="float" office:value="1032506.0"/>
          <table:table-cell office:value-type="float" office:value="-1.0"/>
          <table:table-cell table:style-name="cellBest" office:value-type="float" office:value="11.288"/>
          <table:table-cell office:value-type="float" office:value="0.0"/>
          <table:table-cell table:style-name="cellBest" office:value-type="float" office:value="10184.0"/>
          <table:table-cell table:style-name="cellBest" office:value-type="float" office:value="238065.0"/>
          <table:table-cell office:value-type="float" office:value="210366.0"/>
          <table:table-cell office:value-type="float" office:value="1.0"/>
          <table:table-cell table:formula="of:=MIN([.$B20];[.$G20];[.$M20];[.$S20];[.$Y20])" office:value-type="float"/>
          <table:table-cell table:formula="of:=MIN([.$C20];[.$H20];[.$N20];[.$T20];[.$Z20])" office:value-type="float"/>
          <table:table-cell table:formula="of:=MIN([.$D20];[.$I20];[.$O20];[.$U20];[.$AA20])" office:value-type="float"/>
          <table:table-cell table:formula="of:=MIN([.$E20];[.$J20];[.$P20];[.$V20];[.$AB20])" office:value-type="float"/>
          <table:table-cell table:formula="of:=MIN([.$K20];[.$Q20];[.$W20];[.$AC20])" office:value-type="float"/>
          <table:table-cell table:formula="of:=MIN([.$F20];[.$L20];[.$R20];[.$X20];[.$AD20])" office:value-type="float"/>
          <table:table-cell table:formula="of:=MEDIAN([.$B20];[.$G20];[.$M20];[.$S20];[.$Y20])" office:value-type="float"/>
          <table:table-cell table:formula="of:=MEDIAN([.$C20];[.$H20];[.$N20];[.$T20];[.$Z20])" office:value-type="float"/>
          <table:table-cell table:formula="of:=MEDIAN([.$D20];[.$I20];[.$O20];[.$U20];[.$AA20])" office:value-type="float"/>
          <table:table-cell table:formula="of:=MEDIAN([.$E20];[.$J20];[.$P20];[.$V20];[.$AB20])" office:value-type="float"/>
          <table:table-cell table:formula="of:=MEDIAN([.$K20];[.$Q20];[.$W20];[.$AC20])" office:value-type="float"/>
          <table:table-cell table:formula="of:=MEDIAN([.$F20];[.$L20];[.$R20];[.$X20];[.$AD20])" office:value-type="float"/>
          <table:table-cell table:formula="of:=MAX([.$B20];[.$G20];[.$M20];[.$S20];[.$Y20])" office:value-type="float"/>
          <table:table-cell table:formula="of:=MAX([.$C20];[.$H20];[.$N20];[.$T20];[.$Z20])" office:value-type="float"/>
          <table:table-cell table:formula="of:=MAX([.$D20];[.$I20];[.$O20];[.$U20];[.$AA20])" office:value-type="float"/>
          <table:table-cell table:formula="of:=MAX([.$E20];[.$J20];[.$P20];[.$V20];[.$AB20])" office:value-type="float"/>
          <table:table-cell table:formula="of:=MAX([.$K20];[.$Q20];[.$W20];[.$AC20])" office:value-type="float"/>
          <table:table-cell table:formula="of:=MAX([.$F20];[.$L20];[.$R20];[.$X20];[.$AD20])" office:value-type="float"/>
        </table:table-row>
        <table:table-row table:style-name="ro1">
          <table:table-cell office:value-type="string">
            <text:p>./laby_16_16_13.lp</text:p>
          </table:table-cell>
          <table:table-cell office:value-type="float" office:value="411.643"/>
          <table:table-cell office:value-type="float" office:value="0.0"/>
          <table:table-cell office:value-type="float" office:value="319324.0"/>
          <table:table-cell office:value-type="float" office:value="879781.0"/>
          <table:table-cell office:value-type="float" office:value="1.0"/>
          <table:table-cell table:style-name="cellWorst" office:value-type="float" office:value="476.217"/>
          <table:table-cell office:value-type="float" office:value="0.0"/>
          <table:table-cell office:value-type="float" office:value="319324.0"/>
          <table:table-cell office:value-type="float" office:value="879781.0"/>
          <table:table-cell table:style-name="cellBest" office:value-type="float" office:value="0.0"/>
          <table:table-cell office:value-type="float" office:value="1.0"/>
          <table:table-cell office:value-type="float" office:value="423.526"/>
          <table:table-cell office:value-type="float" office:value="0.0"/>
          <table:table-cell office:value-type="float" office:value="319324.0"/>
          <table:table-cell office:value-type="float" office:value="879781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12.1296"/>
          <table:table-cell office:value-type="float" office:value="0.0"/>
          <table:table-cell office:value-type="float" office:value="9085.0"/>
          <table:table-cell office:value-type="float" office:value="142555.0"/>
          <table:table-cell table:style-name="cellWorst" office:value-type="float" office:value="117588.0"/>
          <table:table-cell office:value-type="float" office:value="1.0"/>
          <table:table-cell office:value-type="float" office:value="12.6573"/>
          <table:table-cell office:value-type="float" office:value="0.0"/>
          <table:table-cell table:style-name="cellBest" office:value-type="float" office:value="7412.0"/>
          <table:table-cell table:style-name="cellBest" office:value-type="float" office:value="97945.0"/>
          <table:table-cell office:value-type="float" office:value="63968.0"/>
          <table:table-cell office:value-type="float" office:value="1.0"/>
          <table:table-cell table:formula="of:=MIN([.$B21];[.$G21];[.$M21];[.$S21];[.$Y21])" office:value-type="float"/>
          <table:table-cell table:formula="of:=MIN([.$C21];[.$H21];[.$N21];[.$T21];[.$Z21])" office:value-type="float"/>
          <table:table-cell table:formula="of:=MIN([.$D21];[.$I21];[.$O21];[.$U21];[.$AA21])" office:value-type="float"/>
          <table:table-cell table:formula="of:=MIN([.$E21];[.$J21];[.$P21];[.$V21];[.$AB21])" office:value-type="float"/>
          <table:table-cell table:formula="of:=MIN([.$K21];[.$Q21];[.$W21];[.$AC21])" office:value-type="float"/>
          <table:table-cell table:formula="of:=MIN([.$F21];[.$L21];[.$R21];[.$X21];[.$AD21])" office:value-type="float"/>
          <table:table-cell table:formula="of:=MEDIAN([.$B21];[.$G21];[.$M21];[.$S21];[.$Y21])" office:value-type="float"/>
          <table:table-cell table:formula="of:=MEDIAN([.$C21];[.$H21];[.$N21];[.$T21];[.$Z21])" office:value-type="float"/>
          <table:table-cell table:formula="of:=MEDIAN([.$D21];[.$I21];[.$O21];[.$U21];[.$AA21])" office:value-type="float"/>
          <table:table-cell table:formula="of:=MEDIAN([.$E21];[.$J21];[.$P21];[.$V21];[.$AB21])" office:value-type="float"/>
          <table:table-cell table:formula="of:=MEDIAN([.$K21];[.$Q21];[.$W21];[.$AC21])" office:value-type="float"/>
          <table:table-cell table:formula="of:=MEDIAN([.$F21];[.$L21];[.$R21];[.$X21];[.$AD21])" office:value-type="float"/>
          <table:table-cell table:formula="of:=MAX([.$B21];[.$G21];[.$M21];[.$S21];[.$Y21])" office:value-type="float"/>
          <table:table-cell table:formula="of:=MAX([.$C21];[.$H21];[.$N21];[.$T21];[.$Z21])" office:value-type="float"/>
          <table:table-cell table:formula="of:=MAX([.$D21];[.$I21];[.$O21];[.$U21];[.$AA21])" office:value-type="float"/>
          <table:table-cell table:formula="of:=MAX([.$E21];[.$J21];[.$P21];[.$V21];[.$AB21])" office:value-type="float"/>
          <table:table-cell table:formula="of:=MAX([.$K21];[.$Q21];[.$W21];[.$AC21])" office:value-type="float"/>
          <table:table-cell table:formula="of:=MAX([.$F21];[.$L21];[.$R21];[.$X21];[.$AD21])" office:value-type="float"/>
        </table:table-row>
        <table:table-row table:style-name="ro1">
          <table:table-cell office:value-type="string">
            <text:p>./laby_16_16_14.lp</text:p>
          </table:table-cell>
          <table:table-cell office:value-type="float" office:value="12.1682"/>
          <table:table-cell office:value-type="float" office:value="0.0"/>
          <table:table-cell office:value-type="float" office:value="11766.0"/>
          <table:table-cell office:value-type="float" office:value="65365.0"/>
          <table:table-cell office:value-type="float" office:value="1.0"/>
          <table:table-cell office:value-type="float" office:value="12.1032"/>
          <table:table-cell office:value-type="float" office:value="0.0"/>
          <table:table-cell office:value-type="float" office:value="11766.0"/>
          <table:table-cell office:value-type="float" office:value="65365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12.0641"/>
          <table:table-cell office:value-type="float" office:value="0.0"/>
          <table:table-cell office:value-type="float" office:value="11766.0"/>
          <table:table-cell office:value-type="float" office:value="65365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3250.0"/>
          <table:table-cell office:value-type="float" office:value="1397461.0"/>
          <table:table-cell table:style-name="cellWorst" office:value-type="float" office:value="1001134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15003.0"/>
          <table:table-cell table:style-name="cellWorst" office:value-type="float" office:value="1413350.0"/>
          <table:table-cell office:value-type="float" office:value="690302.0"/>
          <table:table-cell office:value-type="float" office:value="-1.0"/>
          <table:table-cell table:formula="of:=MIN([.$B22];[.$G22];[.$M22];[.$S22];[.$Y22])" office:value-type="float"/>
          <table:table-cell table:formula="of:=MIN([.$C22];[.$H22];[.$N22];[.$T22];[.$Z22])" office:value-type="float"/>
          <table:table-cell table:formula="of:=MIN([.$D22];[.$I22];[.$O22];[.$U22];[.$AA22])" office:value-type="float"/>
          <table:table-cell table:formula="of:=MIN([.$E22];[.$J22];[.$P22];[.$V22];[.$AB22])" office:value-type="float"/>
          <table:table-cell table:formula="of:=MIN([.$K22];[.$Q22];[.$W22];[.$AC22])" office:value-type="float"/>
          <table:table-cell table:formula="of:=MIN([.$F22];[.$L22];[.$R22];[.$X22];[.$AD22])" office:value-type="float"/>
          <table:table-cell table:formula="of:=MEDIAN([.$B22];[.$G22];[.$M22];[.$S22];[.$Y22])" office:value-type="float"/>
          <table:table-cell table:formula="of:=MEDIAN([.$C22];[.$H22];[.$N22];[.$T22];[.$Z22])" office:value-type="float"/>
          <table:table-cell table:formula="of:=MEDIAN([.$D22];[.$I22];[.$O22];[.$U22];[.$AA22])" office:value-type="float"/>
          <table:table-cell table:formula="of:=MEDIAN([.$E22];[.$J22];[.$P22];[.$V22];[.$AB22])" office:value-type="float"/>
          <table:table-cell table:formula="of:=MEDIAN([.$K22];[.$Q22];[.$W22];[.$AC22])" office:value-type="float"/>
          <table:table-cell table:formula="of:=MEDIAN([.$F22];[.$L22];[.$R22];[.$X22];[.$AD22])" office:value-type="float"/>
          <table:table-cell table:formula="of:=MAX([.$B22];[.$G22];[.$M22];[.$S22];[.$Y22])" office:value-type="float"/>
          <table:table-cell table:formula="of:=MAX([.$C22];[.$H22];[.$N22];[.$T22];[.$Z22])" office:value-type="float"/>
          <table:table-cell table:formula="of:=MAX([.$D22];[.$I22];[.$O22];[.$U22];[.$AA22])" office:value-type="float"/>
          <table:table-cell table:formula="of:=MAX([.$E22];[.$J22];[.$P22];[.$V22];[.$AB22])" office:value-type="float"/>
          <table:table-cell table:formula="of:=MAX([.$K22];[.$Q22];[.$W22];[.$AC22])" office:value-type="float"/>
          <table:table-cell table:formula="of:=MAX([.$F22];[.$L22];[.$R22];[.$X22];[.$AD22])" office:value-type="float"/>
        </table:table-row>
        <table:table-row table:style-name="ro1">
          <table:table-cell office:value-type="string">
            <text:p>./laby_16_16_15.lp</text:p>
          </table:table-cell>
          <table:table-cell office:value-type="float" office:value="1.78804"/>
          <table:table-cell office:value-type="float" office:value="0.0"/>
          <table:table-cell office:value-type="float" office:value="641.0"/>
          <table:table-cell office:value-type="float" office:value="7028.0"/>
          <table:table-cell office:value-type="float" office:value="1.0"/>
          <table:table-cell office:value-type="float" office:value="1.76903"/>
          <table:table-cell office:value-type="float" office:value="0.0"/>
          <table:table-cell office:value-type="float" office:value="641.0"/>
          <table:table-cell office:value-type="float" office:value="7028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1.63835"/>
          <table:table-cell office:value-type="float" office:value="0.0"/>
          <table:table-cell office:value-type="float" office:value="641.0"/>
          <table:table-cell office:value-type="float" office:value="7028.0"/>
          <table:table-cell table:style-name="cellBest" office:value-type="float" office:value="0.0"/>
          <table:table-cell office:value-type="float" office:value="1.0"/>
          <table:table-cell office:value-type="float" office:value="3.42051"/>
          <table:table-cell office:value-type="float" office:value="0.0"/>
          <table:table-cell office:value-type="float" office:value="2042.0"/>
          <table:table-cell office:value-type="float" office:value="33330.0"/>
          <table:table-cell office:value-type="float" office:value="25476.0"/>
          <table:table-cell office:value-type="float" office:value="1.0"/>
          <table:table-cell table:style-name="cellWorst" office:value-type="float" office:value="7.14128"/>
          <table:table-cell office:value-type="float" office:value="0.0"/>
          <table:table-cell table:style-name="cellWorst" office:value-type="float" office:value="6524.0"/>
          <table:table-cell table:style-name="cellWorst" office:value-type="float" office:value="70001.0"/>
          <table:table-cell table:style-name="cellWorst" office:value-type="float" office:value="48472.0"/>
          <table:table-cell office:value-type="float" office:value="1.0"/>
          <table:table-cell table:formula="of:=MIN([.$B23];[.$G23];[.$M23];[.$S23];[.$Y23])" office:value-type="float"/>
          <table:table-cell table:formula="of:=MIN([.$C23];[.$H23];[.$N23];[.$T23];[.$Z23])" office:value-type="float"/>
          <table:table-cell table:formula="of:=MIN([.$D23];[.$I23];[.$O23];[.$U23];[.$AA23])" office:value-type="float"/>
          <table:table-cell table:formula="of:=MIN([.$E23];[.$J23];[.$P23];[.$V23];[.$AB23])" office:value-type="float"/>
          <table:table-cell table:formula="of:=MIN([.$K23];[.$Q23];[.$W23];[.$AC23])" office:value-type="float"/>
          <table:table-cell table:formula="of:=MIN([.$F23];[.$L23];[.$R23];[.$X23];[.$AD23])" office:value-type="float"/>
          <table:table-cell table:formula="of:=MEDIAN([.$B23];[.$G23];[.$M23];[.$S23];[.$Y23])" office:value-type="float"/>
          <table:table-cell table:formula="of:=MEDIAN([.$C23];[.$H23];[.$N23];[.$T23];[.$Z23])" office:value-type="float"/>
          <table:table-cell table:formula="of:=MEDIAN([.$D23];[.$I23];[.$O23];[.$U23];[.$AA23])" office:value-type="float"/>
          <table:table-cell table:formula="of:=MEDIAN([.$E23];[.$J23];[.$P23];[.$V23];[.$AB23])" office:value-type="float"/>
          <table:table-cell table:formula="of:=MEDIAN([.$K23];[.$Q23];[.$W23];[.$AC23])" office:value-type="float"/>
          <table:table-cell table:formula="of:=MEDIAN([.$F23];[.$L23];[.$R23];[.$X23];[.$AD23])" office:value-type="float"/>
          <table:table-cell table:formula="of:=MAX([.$B23];[.$G23];[.$M23];[.$S23];[.$Y23])" office:value-type="float"/>
          <table:table-cell table:formula="of:=MAX([.$C23];[.$H23];[.$N23];[.$T23];[.$Z23])" office:value-type="float"/>
          <table:table-cell table:formula="of:=MAX([.$D23];[.$I23];[.$O23];[.$U23];[.$AA23])" office:value-type="float"/>
          <table:table-cell table:formula="of:=MAX([.$E23];[.$J23];[.$P23];[.$V23];[.$AB23])" office:value-type="float"/>
          <table:table-cell table:formula="of:=MAX([.$K23];[.$Q23];[.$W23];[.$AC23])" office:value-type="float"/>
          <table:table-cell table:formula="of:=MAX([.$F23];[.$L23];[.$R23];[.$X23];[.$AD23])" office:value-type="float"/>
        </table:table-row>
        <table:table-row table:style-name="ro1">
          <table:table-cell office:value-type="string">
            <text:p>./laby_16_16_16.lp</text:p>
          </table:table-cell>
          <table:table-cell office:value-type="float" office:value="600.0"/>
          <table:table-cell office:value-type="float" office:value="1.0"/>
          <table:table-cell office:value-type="float" office:value="366428.0"/>
          <table:table-cell table:style-name="cellBest" office:value-type="float" office:value="92850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6443.0"/>
          <table:table-cell office:value-type="float" office:value="92852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390809.0"/>
          <table:table-cell office:value-type="float" office:value="102932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232269.0"/>
          <table:table-cell office:value-type="float" office:value="1499659.0"/>
          <table:table-cell table:style-name="cellWorst" office:value-type="float" office:value="123709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1115.0"/>
          <table:table-cell table:style-name="cellWorst" office:value-type="float" office:value="1610606.0"/>
          <table:table-cell office:value-type="float" office:value="965998.0"/>
          <table:table-cell office:value-type="float" office:value="-1.0"/>
          <table:table-cell table:formula="of:=MIN([.$B24];[.$G24];[.$M24];[.$S24];[.$Y24])" office:value-type="float"/>
          <table:table-cell table:formula="of:=MIN([.$C24];[.$H24];[.$N24];[.$T24];[.$Z24])" office:value-type="float"/>
          <table:table-cell table:formula="of:=MIN([.$D24];[.$I24];[.$O24];[.$U24];[.$AA24])" office:value-type="float"/>
          <table:table-cell table:formula="of:=MIN([.$E24];[.$J24];[.$P24];[.$V24];[.$AB24])" office:value-type="float"/>
          <table:table-cell table:formula="of:=MIN([.$K24];[.$Q24];[.$W24];[.$AC24])" office:value-type="float"/>
          <table:table-cell table:formula="of:=MIN([.$F24];[.$L24];[.$R24];[.$X24];[.$AD24])" office:value-type="float"/>
          <table:table-cell table:formula="of:=MEDIAN([.$B24];[.$G24];[.$M24];[.$S24];[.$Y24])" office:value-type="float"/>
          <table:table-cell table:formula="of:=MEDIAN([.$C24];[.$H24];[.$N24];[.$T24];[.$Z24])" office:value-type="float"/>
          <table:table-cell table:formula="of:=MEDIAN([.$D24];[.$I24];[.$O24];[.$U24];[.$AA24])" office:value-type="float"/>
          <table:table-cell table:formula="of:=MEDIAN([.$E24];[.$J24];[.$P24];[.$V24];[.$AB24])" office:value-type="float"/>
          <table:table-cell table:formula="of:=MEDIAN([.$K24];[.$Q24];[.$W24];[.$AC24])" office:value-type="float"/>
          <table:table-cell table:formula="of:=MEDIAN([.$F24];[.$L24];[.$R24];[.$X24];[.$AD24])" office:value-type="float"/>
          <table:table-cell table:formula="of:=MAX([.$B24];[.$G24];[.$M24];[.$S24];[.$Y24])" office:value-type="float"/>
          <table:table-cell table:formula="of:=MAX([.$C24];[.$H24];[.$N24];[.$T24];[.$Z24])" office:value-type="float"/>
          <table:table-cell table:formula="of:=MAX([.$D24];[.$I24];[.$O24];[.$U24];[.$AA24])" office:value-type="float"/>
          <table:table-cell table:formula="of:=MAX([.$E24];[.$J24];[.$P24];[.$V24];[.$AB24])" office:value-type="float"/>
          <table:table-cell table:formula="of:=MAX([.$K24];[.$Q24];[.$W24];[.$AC24])" office:value-type="float"/>
          <table:table-cell table:formula="of:=MAX([.$F24];[.$L24];[.$R24];[.$X24];[.$AD24])" office:value-type="float"/>
        </table:table-row>
        <table:table-row table:style-name="ro1">
          <table:table-cell office:value-type="string">
            <text:p>./laby_16_16_17.lp</text:p>
          </table:table-cell>
          <table:table-cell table:style-name="cellBest" office:value-type="float" office:value="1.55415"/>
          <table:table-cell office:value-type="float" office:value="0.0"/>
          <table:table-cell office:value-type="float" office:value="604.0"/>
          <table:table-cell office:value-type="float" office:value="7325.0"/>
          <table:table-cell office:value-type="float" office:value="1.0"/>
          <table:table-cell office:value-type="float" office:value="1.56695"/>
          <table:table-cell office:value-type="float" office:value="0.0"/>
          <table:table-cell office:value-type="float" office:value="604.0"/>
          <table:table-cell office:value-type="float" office:value="7325.0"/>
          <table:table-cell table:style-name="cellBest" office:value-type="float" office:value="0.0"/>
          <table:table-cell office:value-type="float" office:value="1.0"/>
          <table:table-cell office:value-type="float" office:value="1.56272"/>
          <table:table-cell office:value-type="float" office:value="0.0"/>
          <table:table-cell office:value-type="float" office:value="604.0"/>
          <table:table-cell office:value-type="float" office:value="7325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3061.0"/>
          <table:table-cell table:style-name="cellWorst" office:value-type="float" office:value="1171519.0"/>
          <table:table-cell table:style-name="cellWorst" office:value-type="float" office:value="871291.0"/>
          <table:table-cell office:value-type="float" office:value="-1.0"/>
          <table:table-cell office:value-type="float" office:value="121.258"/>
          <table:table-cell office:value-type="float" office:value="0.0"/>
          <table:table-cell office:value-type="float" office:value="90452.0"/>
          <table:table-cell office:value-type="float" office:value="993879.0"/>
          <table:table-cell office:value-type="float" office:value="273315.0"/>
          <table:table-cell office:value-type="float" office:value="1.0"/>
          <table:table-cell table:formula="of:=MIN([.$B25];[.$G25];[.$M25];[.$S25];[.$Y25])" office:value-type="float"/>
          <table:table-cell table:formula="of:=MIN([.$C25];[.$H25];[.$N25];[.$T25];[.$Z25])" office:value-type="float"/>
          <table:table-cell table:formula="of:=MIN([.$D25];[.$I25];[.$O25];[.$U25];[.$AA25])" office:value-type="float"/>
          <table:table-cell table:formula="of:=MIN([.$E25];[.$J25];[.$P25];[.$V25];[.$AB25])" office:value-type="float"/>
          <table:table-cell table:formula="of:=MIN([.$K25];[.$Q25];[.$W25];[.$AC25])" office:value-type="float"/>
          <table:table-cell table:formula="of:=MIN([.$F25];[.$L25];[.$R25];[.$X25];[.$AD25])" office:value-type="float"/>
          <table:table-cell table:formula="of:=MEDIAN([.$B25];[.$G25];[.$M25];[.$S25];[.$Y25])" office:value-type="float"/>
          <table:table-cell table:formula="of:=MEDIAN([.$C25];[.$H25];[.$N25];[.$T25];[.$Z25])" office:value-type="float"/>
          <table:table-cell table:formula="of:=MEDIAN([.$D25];[.$I25];[.$O25];[.$U25];[.$AA25])" office:value-type="float"/>
          <table:table-cell table:formula="of:=MEDIAN([.$E25];[.$J25];[.$P25];[.$V25];[.$AB25])" office:value-type="float"/>
          <table:table-cell table:formula="of:=MEDIAN([.$K25];[.$Q25];[.$W25];[.$AC25])" office:value-type="float"/>
          <table:table-cell table:formula="of:=MEDIAN([.$F25];[.$L25];[.$R25];[.$X25];[.$AD25])" office:value-type="float"/>
          <table:table-cell table:formula="of:=MAX([.$B25];[.$G25];[.$M25];[.$S25];[.$Y25])" office:value-type="float"/>
          <table:table-cell table:formula="of:=MAX([.$C25];[.$H25];[.$N25];[.$T25];[.$Z25])" office:value-type="float"/>
          <table:table-cell table:formula="of:=MAX([.$D25];[.$I25];[.$O25];[.$U25];[.$AA25])" office:value-type="float"/>
          <table:table-cell table:formula="of:=MAX([.$E25];[.$J25];[.$P25];[.$V25];[.$AB25])" office:value-type="float"/>
          <table:table-cell table:formula="of:=MAX([.$K25];[.$Q25];[.$W25];[.$AC25])" office:value-type="float"/>
          <table:table-cell table:formula="of:=MAX([.$F25];[.$L25];[.$R25];[.$X25];[.$AD25])" office:value-type="float"/>
        </table:table-row>
        <table:table-row table:style-name="ro1">
          <table:table-cell office:value-type="string">
            <text:p>./laby_16_16_18.lp</text:p>
          </table:table-cell>
          <table:table-cell office:value-type="float" office:value="64.2104"/>
          <table:table-cell office:value-type="float" office:value="0.0"/>
          <table:table-cell office:value-type="float" office:value="71051.0"/>
          <table:table-cell office:value-type="float" office:value="208099.0"/>
          <table:table-cell office:value-type="float" office:value="1.0"/>
          <table:table-cell office:value-type="float" office:value="64.8123"/>
          <table:table-cell office:value-type="float" office:value="0.0"/>
          <table:table-cell office:value-type="float" office:value="71051.0"/>
          <table:table-cell office:value-type="float" office:value="208099.0"/>
          <table:table-cell table:style-name="cellBest" office:value-type="float" office:value="0.0"/>
          <table:table-cell office:value-type="float" office:value="1.0"/>
          <table:table-cell office:value-type="float" office:value="64.5744"/>
          <table:table-cell office:value-type="float" office:value="0.0"/>
          <table:table-cell office:value-type="float" office:value="71051.0"/>
          <table:table-cell office:value-type="float" office:value="208099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9585.0"/>
          <table:table-cell table:style-name="cellWorst" office:value-type="float" office:value="1296850.0"/>
          <table:table-cell table:style-name="cellWorst" office:value-type="float" office:value="1053990.0"/>
          <table:table-cell office:value-type="float" office:value="-1.0"/>
          <table:table-cell table:style-name="cellBest" office:value-type="float" office:value="1.8072"/>
          <table:table-cell office:value-type="float" office:value="0.0"/>
          <table:table-cell table:style-name="cellBest" office:value-type="float" office:value="744.0"/>
          <table:table-cell table:style-name="cellBest" office:value-type="float" office:value="8130.0"/>
          <table:table-cell office:value-type="float" office:value="2848.0"/>
          <table:table-cell office:value-type="float" office:value="1.0"/>
          <table:table-cell table:formula="of:=MIN([.$B26];[.$G26];[.$M26];[.$S26];[.$Y26])" office:value-type="float"/>
          <table:table-cell table:formula="of:=MIN([.$C26];[.$H26];[.$N26];[.$T26];[.$Z26])" office:value-type="float"/>
          <table:table-cell table:formula="of:=MIN([.$D26];[.$I26];[.$O26];[.$U26];[.$AA26])" office:value-type="float"/>
          <table:table-cell table:formula="of:=MIN([.$E26];[.$J26];[.$P26];[.$V26];[.$AB26])" office:value-type="float"/>
          <table:table-cell table:formula="of:=MIN([.$K26];[.$Q26];[.$W26];[.$AC26])" office:value-type="float"/>
          <table:table-cell table:formula="of:=MIN([.$F26];[.$L26];[.$R26];[.$X26];[.$AD26])" office:value-type="float"/>
          <table:table-cell table:formula="of:=MEDIAN([.$B26];[.$G26];[.$M26];[.$S26];[.$Y26])" office:value-type="float"/>
          <table:table-cell table:formula="of:=MEDIAN([.$C26];[.$H26];[.$N26];[.$T26];[.$Z26])" office:value-type="float"/>
          <table:table-cell table:formula="of:=MEDIAN([.$D26];[.$I26];[.$O26];[.$U26];[.$AA26])" office:value-type="float"/>
          <table:table-cell table:formula="of:=MEDIAN([.$E26];[.$J26];[.$P26];[.$V26];[.$AB26])" office:value-type="float"/>
          <table:table-cell table:formula="of:=MEDIAN([.$K26];[.$Q26];[.$W26];[.$AC26])" office:value-type="float"/>
          <table:table-cell table:formula="of:=MEDIAN([.$F26];[.$L26];[.$R26];[.$X26];[.$AD26])" office:value-type="float"/>
          <table:table-cell table:formula="of:=MAX([.$B26];[.$G26];[.$M26];[.$S26];[.$Y26])" office:value-type="float"/>
          <table:table-cell table:formula="of:=MAX([.$C26];[.$H26];[.$N26];[.$T26];[.$Z26])" office:value-type="float"/>
          <table:table-cell table:formula="of:=MAX([.$D26];[.$I26];[.$O26];[.$U26];[.$AA26])" office:value-type="float"/>
          <table:table-cell table:formula="of:=MAX([.$E26];[.$J26];[.$P26];[.$V26];[.$AB26])" office:value-type="float"/>
          <table:table-cell table:formula="of:=MAX([.$K26];[.$Q26];[.$W26];[.$AC26])" office:value-type="float"/>
          <table:table-cell table:formula="of:=MAX([.$F26];[.$L26];[.$R26];[.$X26];[.$AD26])" office:value-type="float"/>
        </table:table-row>
        <table:table-row table:style-name="ro1">
          <table:table-cell office:value-type="string">
            <text:p>./laby_16_16_19.lp</text:p>
          </table:table-cell>
          <table:table-cell office:value-type="float" office:value="600.0"/>
          <table:table-cell office:value-type="float" office:value="1.0"/>
          <table:table-cell office:value-type="float" office:value="347963.0"/>
          <table:table-cell office:value-type="float" office:value="13762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30233.0"/>
          <table:table-cell office:value-type="float" office:value="131144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374859.0"/>
          <table:table-cell table:style-name="cellWorst" office:value-type="float" office:value="1469979.0"/>
          <table:table-cell table:style-name="cellBest" office:value-type="float" office:value="0.0"/>
          <table:table-cell office:value-type="float" office:value="-1.0"/>
          <table:table-cell office:value-type="float" office:value="73.1939"/>
          <table:table-cell table:style-name="cellBest" office:value-type="float" office:value="0.0"/>
          <table:table-cell office:value-type="float" office:value="52924.0"/>
          <table:table-cell office:value-type="float" office:value="659268.0"/>
          <table:table-cell table:style-name="cellWorst" office:value-type="float" office:value="533518.0"/>
          <table:table-cell office:value-type="float" office:value="1.0"/>
          <table:table-cell table:style-name="cellBest" office:value-type="float" office:value="47.2286"/>
          <table:table-cell table:style-name="cellBest" office:value-type="float" office:value="0.0"/>
          <table:table-cell table:style-name="cellBest" office:value-type="float" office:value="35814.0"/>
          <table:table-cell table:style-name="cellBest" office:value-type="float" office:value="295540.0"/>
          <table:table-cell office:value-type="float" office:value="215752.0"/>
          <table:table-cell office:value-type="float" office:value="1.0"/>
          <table:table-cell table:formula="of:=MIN([.$B27];[.$G27];[.$M27];[.$S27];[.$Y27])" office:value-type="float"/>
          <table:table-cell table:formula="of:=MIN([.$C27];[.$H27];[.$N27];[.$T27];[.$Z27])" office:value-type="float"/>
          <table:table-cell table:formula="of:=MIN([.$D27];[.$I27];[.$O27];[.$U27];[.$AA27])" office:value-type="float"/>
          <table:table-cell table:formula="of:=MIN([.$E27];[.$J27];[.$P27];[.$V27];[.$AB27])" office:value-type="float"/>
          <table:table-cell table:formula="of:=MIN([.$K27];[.$Q27];[.$W27];[.$AC27])" office:value-type="float"/>
          <table:table-cell table:formula="of:=MIN([.$F27];[.$L27];[.$R27];[.$X27];[.$AD27])" office:value-type="float"/>
          <table:table-cell table:formula="of:=MEDIAN([.$B27];[.$G27];[.$M27];[.$S27];[.$Y27])" office:value-type="float"/>
          <table:table-cell table:formula="of:=MEDIAN([.$C27];[.$H27];[.$N27];[.$T27];[.$Z27])" office:value-type="float"/>
          <table:table-cell table:formula="of:=MEDIAN([.$D27];[.$I27];[.$O27];[.$U27];[.$AA27])" office:value-type="float"/>
          <table:table-cell table:formula="of:=MEDIAN([.$E27];[.$J27];[.$P27];[.$V27];[.$AB27])" office:value-type="float"/>
          <table:table-cell table:formula="of:=MEDIAN([.$K27];[.$Q27];[.$W27];[.$AC27])" office:value-type="float"/>
          <table:table-cell table:formula="of:=MEDIAN([.$F27];[.$L27];[.$R27];[.$X27];[.$AD27])" office:value-type="float"/>
          <table:table-cell table:formula="of:=MAX([.$B27];[.$G27];[.$M27];[.$S27];[.$Y27])" office:value-type="float"/>
          <table:table-cell table:formula="of:=MAX([.$C27];[.$H27];[.$N27];[.$T27];[.$Z27])" office:value-type="float"/>
          <table:table-cell table:formula="of:=MAX([.$D27];[.$I27];[.$O27];[.$U27];[.$AA27])" office:value-type="float"/>
          <table:table-cell table:formula="of:=MAX([.$E27];[.$J27];[.$P27];[.$V27];[.$AB27])" office:value-type="float"/>
          <table:table-cell table:formula="of:=MAX([.$K27];[.$Q27];[.$W27];[.$AC27])" office:value-type="float"/>
          <table:table-cell table:formula="of:=MAX([.$F27];[.$L27];[.$R27];[.$X27];[.$AD27])" office:value-type="float"/>
        </table:table-row>
        <table:table-row table:style-name="ro1">
          <table:table-cell office:value-type="string">
            <text:p>./laby_16_16_20.lp</text:p>
          </table:table-cell>
          <table:table-cell office:value-type="float" office:value="1.3235"/>
          <table:table-cell office:value-type="float" office:value="0.0"/>
          <table:table-cell office:value-type="float" office:value="114.0"/>
          <table:table-cell office:value-type="float" office:value="1999.0"/>
          <table:table-cell office:value-type="float" office:value="1.0"/>
          <table:table-cell office:value-type="float" office:value="1.31805"/>
          <table:table-cell office:value-type="float" office:value="0.0"/>
          <table:table-cell office:value-type="float" office:value="114.0"/>
          <table:table-cell office:value-type="float" office:value="1999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1.31661"/>
          <table:table-cell office:value-type="float" office:value="0.0"/>
          <table:table-cell office:value-type="float" office:value="114.0"/>
          <table:table-cell office:value-type="float" office:value="1999.0"/>
          <table:table-cell table:style-name="cellBest" office:value-type="float" office:value="0.0"/>
          <table:table-cell office:value-type="float" office:value="1.0"/>
          <table:table-cell office:value-type="float" office:value="2.10013"/>
          <table:table-cell office:value-type="float" office:value="0.0"/>
          <table:table-cell office:value-type="float" office:value="163.0"/>
          <table:table-cell office:value-type="float" office:value="2082.0"/>
          <table:table-cell office:value-type="float" office:value="226.0"/>
          <table:table-cell office:value-type="float" office:value="1.0"/>
          <table:table-cell table:style-name="cellWorst" office:value-type="float" office:value="4.59464"/>
          <table:table-cell office:value-type="float" office:value="0.0"/>
          <table:table-cell table:style-name="cellWorst" office:value-type="float" office:value="1538.0"/>
          <table:table-cell table:style-name="cellWorst" office:value-type="float" office:value="33287.0"/>
          <table:table-cell table:style-name="cellWorst" office:value-type="float" office:value="6557.0"/>
          <table:table-cell office:value-type="float" office:value="1.0"/>
          <table:table-cell table:formula="of:=MIN([.$B28];[.$G28];[.$M28];[.$S28];[.$Y28])" office:value-type="float"/>
          <table:table-cell table:formula="of:=MIN([.$C28];[.$H28];[.$N28];[.$T28];[.$Z28])" office:value-type="float"/>
          <table:table-cell table:formula="of:=MIN([.$D28];[.$I28];[.$O28];[.$U28];[.$AA28])" office:value-type="float"/>
          <table:table-cell table:formula="of:=MIN([.$E28];[.$J28];[.$P28];[.$V28];[.$AB28])" office:value-type="float"/>
          <table:table-cell table:formula="of:=MIN([.$K28];[.$Q28];[.$W28];[.$AC28])" office:value-type="float"/>
          <table:table-cell table:formula="of:=MIN([.$F28];[.$L28];[.$R28];[.$X28];[.$AD28])" office:value-type="float"/>
          <table:table-cell table:formula="of:=MEDIAN([.$B28];[.$G28];[.$M28];[.$S28];[.$Y28])" office:value-type="float"/>
          <table:table-cell table:formula="of:=MEDIAN([.$C28];[.$H28];[.$N28];[.$T28];[.$Z28])" office:value-type="float"/>
          <table:table-cell table:formula="of:=MEDIAN([.$D28];[.$I28];[.$O28];[.$U28];[.$AA28])" office:value-type="float"/>
          <table:table-cell table:formula="of:=MEDIAN([.$E28];[.$J28];[.$P28];[.$V28];[.$AB28])" office:value-type="float"/>
          <table:table-cell table:formula="of:=MEDIAN([.$K28];[.$Q28];[.$W28];[.$AC28])" office:value-type="float"/>
          <table:table-cell table:formula="of:=MEDIAN([.$F28];[.$L28];[.$R28];[.$X28];[.$AD28])" office:value-type="float"/>
          <table:table-cell table:formula="of:=MAX([.$B28];[.$G28];[.$M28];[.$S28];[.$Y28])" office:value-type="float"/>
          <table:table-cell table:formula="of:=MAX([.$C28];[.$H28];[.$N28];[.$T28];[.$Z28])" office:value-type="float"/>
          <table:table-cell table:formula="of:=MAX([.$D28];[.$I28];[.$O28];[.$U28];[.$AA28])" office:value-type="float"/>
          <table:table-cell table:formula="of:=MAX([.$E28];[.$J28];[.$P28];[.$V28];[.$AB28])" office:value-type="float"/>
          <table:table-cell table:formula="of:=MAX([.$K28];[.$Q28];[.$W28];[.$AC28])" office:value-type="float"/>
          <table:table-cell table:formula="of:=MAX([.$F28];[.$L28];[.$R28];[.$X28];[.$AD28])" office:value-type="float"/>
        </table:table-row>
        <table:table-row table:style-name="ro1">
          <table:table-cell office:value-type="string">
            <text:p>./laby_17_17_01.lp</text:p>
          </table:table-cell>
          <table:table-cell office:value-type="float" office:value="124.244"/>
          <table:table-cell office:value-type="float" office:value="0.0"/>
          <table:table-cell office:value-type="float" office:value="82543.0"/>
          <table:table-cell office:value-type="float" office:value="498362.0"/>
          <table:table-cell office:value-type="float" office:value="1.0"/>
          <table:table-cell office:value-type="float" office:value="120.907"/>
          <table:table-cell office:value-type="float" office:value="0.0"/>
          <table:table-cell office:value-type="float" office:value="82543.0"/>
          <table:table-cell office:value-type="float" office:value="498362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118.234"/>
          <table:table-cell office:value-type="float" office:value="0.0"/>
          <table:table-cell office:value-type="float" office:value="82543.0"/>
          <table:table-cell office:value-type="float" office:value="498362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49200.0"/>
          <table:table-cell table:style-name="cellWorst" office:value-type="float" office:value="2077637.0"/>
          <table:table-cell table:style-name="cellWorst" office:value-type="float" office:value="1290135.0"/>
          <table:table-cell office:value-type="float" office:value="-1.0"/>
          <table:table-cell office:value-type="float" office:value="206.726"/>
          <table:table-cell office:value-type="float" office:value="0.0"/>
          <table:table-cell office:value-type="float" office:value="88945.0"/>
          <table:table-cell office:value-type="float" office:value="1071943.0"/>
          <table:table-cell office:value-type="float" office:value="370871.0"/>
          <table:table-cell office:value-type="float" office:value="1.0"/>
          <table:table-cell table:formula="of:=MIN([.$B29];[.$G29];[.$M29];[.$S29];[.$Y29])" office:value-type="float"/>
          <table:table-cell table:formula="of:=MIN([.$C29];[.$H29];[.$N29];[.$T29];[.$Z29])" office:value-type="float"/>
          <table:table-cell table:formula="of:=MIN([.$D29];[.$I29];[.$O29];[.$U29];[.$AA29])" office:value-type="float"/>
          <table:table-cell table:formula="of:=MIN([.$E29];[.$J29];[.$P29];[.$V29];[.$AB29])" office:value-type="float"/>
          <table:table-cell table:formula="of:=MIN([.$K29];[.$Q29];[.$W29];[.$AC29])" office:value-type="float"/>
          <table:table-cell table:formula="of:=MIN([.$F29];[.$L29];[.$R29];[.$X29];[.$AD29])" office:value-type="float"/>
          <table:table-cell table:formula="of:=MEDIAN([.$B29];[.$G29];[.$M29];[.$S29];[.$Y29])" office:value-type="float"/>
          <table:table-cell table:formula="of:=MEDIAN([.$C29];[.$H29];[.$N29];[.$T29];[.$Z29])" office:value-type="float"/>
          <table:table-cell table:formula="of:=MEDIAN([.$D29];[.$I29];[.$O29];[.$U29];[.$AA29])" office:value-type="float"/>
          <table:table-cell table:formula="of:=MEDIAN([.$E29];[.$J29];[.$P29];[.$V29];[.$AB29])" office:value-type="float"/>
          <table:table-cell table:formula="of:=MEDIAN([.$K29];[.$Q29];[.$W29];[.$AC29])" office:value-type="float"/>
          <table:table-cell table:formula="of:=MEDIAN([.$F29];[.$L29];[.$R29];[.$X29];[.$AD29])" office:value-type="float"/>
          <table:table-cell table:formula="of:=MAX([.$B29];[.$G29];[.$M29];[.$S29];[.$Y29])" office:value-type="float"/>
          <table:table-cell table:formula="of:=MAX([.$C29];[.$H29];[.$N29];[.$T29];[.$Z29])" office:value-type="float"/>
          <table:table-cell table:formula="of:=MAX([.$D29];[.$I29];[.$O29];[.$U29];[.$AA29])" office:value-type="float"/>
          <table:table-cell table:formula="of:=MAX([.$E29];[.$J29];[.$P29];[.$V29];[.$AB29])" office:value-type="float"/>
          <table:table-cell table:formula="of:=MAX([.$K29];[.$Q29];[.$W29];[.$AC29])" office:value-type="float"/>
          <table:table-cell table:formula="of:=MAX([.$F29];[.$L29];[.$R29];[.$X29];[.$AD29])" office:value-type="float"/>
        </table:table-row>
        <table:table-row table:style-name="ro1">
          <table:table-cell office:value-type="string">
            <text:p>./laby_17_17_02.lp</text:p>
          </table:table-cell>
          <table:table-cell office:value-type="float" office:value="16.7112"/>
          <table:table-cell office:value-type="float" office:value="0.0"/>
          <table:table-cell office:value-type="float" office:value="15660.0"/>
          <table:table-cell office:value-type="float" office:value="90532.0"/>
          <table:table-cell office:value-type="float" office:value="1.0"/>
          <table:table-cell table:style-name="cellBest" office:value-type="float" office:value="16.3161"/>
          <table:table-cell office:value-type="float" office:value="0.0"/>
          <table:table-cell office:value-type="float" office:value="15660.0"/>
          <table:table-cell office:value-type="float" office:value="90532.0"/>
          <table:table-cell table:style-name="cellBest" office:value-type="float" office:value="0.0"/>
          <table:table-cell office:value-type="float" office:value="1.0"/>
          <table:table-cell office:value-type="float" office:value="18.3472"/>
          <table:table-cell office:value-type="float" office:value="0.0"/>
          <table:table-cell office:value-type="float" office:value="15660.0"/>
          <table:table-cell office:value-type="float" office:value="90532.0"/>
          <table:table-cell table:style-name="cellBest" office:value-type="float" office:value="0.0"/>
          <table:table-cell office:value-type="float" office:value="1.0"/>
          <table:table-cell office:value-type="float" office:value="49.4111"/>
          <table:table-cell office:value-type="float" office:value="0.0"/>
          <table:table-cell office:value-type="float" office:value="20532.0"/>
          <table:table-cell office:value-type="float" office:value="245831.0"/>
          <table:table-cell office:value-type="float" office:value="174696.0"/>
          <table:table-cell office:value-type="float" office:value="1.0"/>
          <table:table-cell table:style-name="cellWorst" office:value-type="float" office:value="320.228"/>
          <table:table-cell office:value-type="float" office:value="0.0"/>
          <table:table-cell table:style-name="cellWorst" office:value-type="float" office:value="172015.0"/>
          <table:table-cell table:style-name="cellWorst" office:value-type="float" office:value="1067294.0"/>
          <table:table-cell table:style-name="cellWorst" office:value-type="float" office:value="480801.0"/>
          <table:table-cell office:value-type="float" office:value="1.0"/>
          <table:table-cell table:formula="of:=MIN([.$B30];[.$G30];[.$M30];[.$S30];[.$Y30])" office:value-type="float"/>
          <table:table-cell table:formula="of:=MIN([.$C30];[.$H30];[.$N30];[.$T30];[.$Z30])" office:value-type="float"/>
          <table:table-cell table:formula="of:=MIN([.$D30];[.$I30];[.$O30];[.$U30];[.$AA30])" office:value-type="float"/>
          <table:table-cell table:formula="of:=MIN([.$E30];[.$J30];[.$P30];[.$V30];[.$AB30])" office:value-type="float"/>
          <table:table-cell table:formula="of:=MIN([.$K30];[.$Q30];[.$W30];[.$AC30])" office:value-type="float"/>
          <table:table-cell table:formula="of:=MIN([.$F30];[.$L30];[.$R30];[.$X30];[.$AD30])" office:value-type="float"/>
          <table:table-cell table:formula="of:=MEDIAN([.$B30];[.$G30];[.$M30];[.$S30];[.$Y30])" office:value-type="float"/>
          <table:table-cell table:formula="of:=MEDIAN([.$C30];[.$H30];[.$N30];[.$T30];[.$Z30])" office:value-type="float"/>
          <table:table-cell table:formula="of:=MEDIAN([.$D30];[.$I30];[.$O30];[.$U30];[.$AA30])" office:value-type="float"/>
          <table:table-cell table:formula="of:=MEDIAN([.$E30];[.$J30];[.$P30];[.$V30];[.$AB30])" office:value-type="float"/>
          <table:table-cell table:formula="of:=MEDIAN([.$K30];[.$Q30];[.$W30];[.$AC30])" office:value-type="float"/>
          <table:table-cell table:formula="of:=MEDIAN([.$F30];[.$L30];[.$R30];[.$X30];[.$AD30])" office:value-type="float"/>
          <table:table-cell table:formula="of:=MAX([.$B30];[.$G30];[.$M30];[.$S30];[.$Y30])" office:value-type="float"/>
          <table:table-cell table:formula="of:=MAX([.$C30];[.$H30];[.$N30];[.$T30];[.$Z30])" office:value-type="float"/>
          <table:table-cell table:formula="of:=MAX([.$D30];[.$I30];[.$O30];[.$U30];[.$AA30])" office:value-type="float"/>
          <table:table-cell table:formula="of:=MAX([.$E30];[.$J30];[.$P30];[.$V30];[.$AB30])" office:value-type="float"/>
          <table:table-cell table:formula="of:=MAX([.$K30];[.$Q30];[.$W30];[.$AC30])" office:value-type="float"/>
          <table:table-cell table:formula="of:=MAX([.$F30];[.$L30];[.$R30];[.$X30];[.$AD30])" office:value-type="float"/>
        </table:table-row>
        <table:table-row table:style-name="ro1">
          <table:table-cell office:value-type="string">
            <text:p>./laby_17_17_03.lp</text:p>
          </table:table-cell>
          <table:table-cell office:value-type="float" office:value="600.0"/>
          <table:table-cell office:value-type="float" office:value="1.0"/>
          <table:table-cell office:value-type="float" office:value="325313.0"/>
          <table:table-cell office:value-type="float" office:value="2520959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334055.0"/>
          <table:table-cell table:style-name="cellWorst" office:value-type="float" office:value="281674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34045.0"/>
          <table:table-cell office:value-type="float" office:value="281672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160144.0"/>
          <table:table-cell table:style-name="cellBest" office:value-type="float" office:value="1356567.0"/>
          <table:table-cell table:style-name="cellWorst" office:value-type="float" office:value="8971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7330.0"/>
          <table:table-cell office:value-type="float" office:value="1873245.0"/>
          <table:table-cell office:value-type="float" office:value="766809.0"/>
          <table:table-cell office:value-type="float" office:value="-1.0"/>
          <table:table-cell table:formula="of:=MIN([.$B31];[.$G31];[.$M31];[.$S31];[.$Y31])" office:value-type="float"/>
          <table:table-cell table:formula="of:=MIN([.$C31];[.$H31];[.$N31];[.$T31];[.$Z31])" office:value-type="float"/>
          <table:table-cell table:formula="of:=MIN([.$D31];[.$I31];[.$O31];[.$U31];[.$AA31])" office:value-type="float"/>
          <table:table-cell table:formula="of:=MIN([.$E31];[.$J31];[.$P31];[.$V31];[.$AB31])" office:value-type="float"/>
          <table:table-cell table:formula="of:=MIN([.$K31];[.$Q31];[.$W31];[.$AC31])" office:value-type="float"/>
          <table:table-cell table:formula="of:=MIN([.$F31];[.$L31];[.$R31];[.$X31];[.$AD31])" office:value-type="float"/>
          <table:table-cell table:formula="of:=MEDIAN([.$B31];[.$G31];[.$M31];[.$S31];[.$Y31])" office:value-type="float"/>
          <table:table-cell table:formula="of:=MEDIAN([.$C31];[.$H31];[.$N31];[.$T31];[.$Z31])" office:value-type="float"/>
          <table:table-cell table:formula="of:=MEDIAN([.$D31];[.$I31];[.$O31];[.$U31];[.$AA31])" office:value-type="float"/>
          <table:table-cell table:formula="of:=MEDIAN([.$E31];[.$J31];[.$P31];[.$V31];[.$AB31])" office:value-type="float"/>
          <table:table-cell table:formula="of:=MEDIAN([.$K31];[.$Q31];[.$W31];[.$AC31])" office:value-type="float"/>
          <table:table-cell table:formula="of:=MEDIAN([.$F31];[.$L31];[.$R31];[.$X31];[.$AD31])" office:value-type="float"/>
          <table:table-cell table:formula="of:=MAX([.$B31];[.$G31];[.$M31];[.$S31];[.$Y31])" office:value-type="float"/>
          <table:table-cell table:formula="of:=MAX([.$C31];[.$H31];[.$N31];[.$T31];[.$Z31])" office:value-type="float"/>
          <table:table-cell table:formula="of:=MAX([.$D31];[.$I31];[.$O31];[.$U31];[.$AA31])" office:value-type="float"/>
          <table:table-cell table:formula="of:=MAX([.$E31];[.$J31];[.$P31];[.$V31];[.$AB31])" office:value-type="float"/>
          <table:table-cell table:formula="of:=MAX([.$K31];[.$Q31];[.$W31];[.$AC31])" office:value-type="float"/>
          <table:table-cell table:formula="of:=MAX([.$F31];[.$L31];[.$R31];[.$X31];[.$AD31])" office:value-type="float"/>
        </table:table-row>
        <table:table-row table:style-name="ro1">
          <table:table-cell office:value-type="string">
            <text:p>./laby_17_17_04.lp</text:p>
          </table:table-cell>
          <table:table-cell office:value-type="float" office:value="18.7602"/>
          <table:table-cell office:value-type="float" office:value="0.0"/>
          <table:table-cell office:value-type="float" office:value="11624.0"/>
          <table:table-cell office:value-type="float" office:value="68211.0"/>
          <table:table-cell office:value-type="float" office:value="1.0"/>
          <table:table-cell office:value-type="float" office:value="18.6624"/>
          <table:table-cell office:value-type="float" office:value="0.0"/>
          <table:table-cell office:value-type="float" office:value="11624.0"/>
          <table:table-cell office:value-type="float" office:value="68211.0"/>
          <table:table-cell table:style-name="cellBest" office:value-type="float" office:value="0.0"/>
          <table:table-cell office:value-type="float" office:value="1.0"/>
          <table:table-cell office:value-type="float" office:value="18.6013"/>
          <table:table-cell office:value-type="float" office:value="0.0"/>
          <table:table-cell office:value-type="float" office:value="11624.0"/>
          <table:table-cell office:value-type="float" office:value="68211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5.40959"/>
          <table:table-cell office:value-type="float" office:value="0.0"/>
          <table:table-cell table:style-name="cellBest" office:value-type="float" office:value="2941.0"/>
          <table:table-cell office:value-type="float" office:value="74612.0"/>
          <table:table-cell office:value-type="float" office:value="64801.0"/>
          <table:table-cell office:value-type="float" office:value="1.0"/>
          <table:table-cell office:value-type="float" office:value="9.75996"/>
          <table:table-cell office:value-type="float" office:value="0.0"/>
          <table:table-cell office:value-type="float" office:value="3398.0"/>
          <table:table-cell table:style-name="cellWorst" office:value-type="float" office:value="163343.0"/>
          <table:table-cell table:style-name="cellWorst" office:value-type="float" office:value="100116.0"/>
          <table:table-cell office:value-type="float" office:value="1.0"/>
          <table:table-cell table:formula="of:=MIN([.$B32];[.$G32];[.$M32];[.$S32];[.$Y32])" office:value-type="float"/>
          <table:table-cell table:formula="of:=MIN([.$C32];[.$H32];[.$N32];[.$T32];[.$Z32])" office:value-type="float"/>
          <table:table-cell table:formula="of:=MIN([.$D32];[.$I32];[.$O32];[.$U32];[.$AA32])" office:value-type="float"/>
          <table:table-cell table:formula="of:=MIN([.$E32];[.$J32];[.$P32];[.$V32];[.$AB32])" office:value-type="float"/>
          <table:table-cell table:formula="of:=MIN([.$K32];[.$Q32];[.$W32];[.$AC32])" office:value-type="float"/>
          <table:table-cell table:formula="of:=MIN([.$F32];[.$L32];[.$R32];[.$X32];[.$AD32])" office:value-type="float"/>
          <table:table-cell table:formula="of:=MEDIAN([.$B32];[.$G32];[.$M32];[.$S32];[.$Y32])" office:value-type="float"/>
          <table:table-cell table:formula="of:=MEDIAN([.$C32];[.$H32];[.$N32];[.$T32];[.$Z32])" office:value-type="float"/>
          <table:table-cell table:formula="of:=MEDIAN([.$D32];[.$I32];[.$O32];[.$U32];[.$AA32])" office:value-type="float"/>
          <table:table-cell table:formula="of:=MEDIAN([.$E32];[.$J32];[.$P32];[.$V32];[.$AB32])" office:value-type="float"/>
          <table:table-cell table:formula="of:=MEDIAN([.$K32];[.$Q32];[.$W32];[.$AC32])" office:value-type="float"/>
          <table:table-cell table:formula="of:=MEDIAN([.$F32];[.$L32];[.$R32];[.$X32];[.$AD32])" office:value-type="float"/>
          <table:table-cell table:formula="of:=MAX([.$B32];[.$G32];[.$M32];[.$S32];[.$Y32])" office:value-type="float"/>
          <table:table-cell table:formula="of:=MAX([.$C32];[.$H32];[.$N32];[.$T32];[.$Z32])" office:value-type="float"/>
          <table:table-cell table:formula="of:=MAX([.$D32];[.$I32];[.$O32];[.$U32];[.$AA32])" office:value-type="float"/>
          <table:table-cell table:formula="of:=MAX([.$E32];[.$J32];[.$P32];[.$V32];[.$AB32])" office:value-type="float"/>
          <table:table-cell table:formula="of:=MAX([.$K32];[.$Q32];[.$W32];[.$AC32])" office:value-type="float"/>
          <table:table-cell table:formula="of:=MAX([.$F32];[.$L32];[.$R32];[.$X32];[.$AD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style-name="cellBest"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style-name="cellBest" table:formula="of:=SUM([.K3:.K32])" office:value-type="float"/>
          <table:table-cell table:formula="of:=SUM([.L3:.L32])" office:value-type="float"/>
          <table:table-cell table:style-name="cellBest" table:formula="of:=SUM([.M3:.M32])" office:value-type="float"/>
          <table:table-cell table:formula="of:=SUM([.N3:.N32])" office:value-type="float"/>
          <table:table-cell table:style-name="cellWorst" table:formula="of:=SUM([.O3:.O32])" office:value-type="float"/>
          <table:table-cell table:formula="of:=SUM([.P3:.P32])" office:value-type="float"/>
          <table:table-cell table:style-name="cellBest" table:formula="of:=SUM([.Q3:.Q32])" office:value-type="float"/>
          <table:table-cell table:formula="of:=SUM([.R3:.R32])" office:value-type="float"/>
          <table:table-cell table:style-name="cellWorst" table:formula="of:=SUM([.S3:.S32])" office:value-type="float"/>
          <table:table-cell table:style-name="cellWorst" table:formula="of:=SUM([.T3:.T32])" office:value-type="float"/>
          <table:table-cell table:formula="of:=SUM([.U3:.U32])" office:value-type="float"/>
          <table:table-cell table:style-name="cellWorst" table:formula="of:=SUM([.V3:.V32])" office:value-type="float"/>
          <table:table-cell table:style-name="cellWorst" table:formula="of:=SUM([.W3:.W32])" office:value-type="float"/>
          <table:table-cell table:style-name="cellBest"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style-name="cellBest"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  <table:table-cell table:formula="of:=SUM([.AT3:.AT32])" office:value-type="float"/>
          <table:table-cell table:formula="of:=SUM([.AU3:.AU32])" office:value-type="float"/>
          <table:table-cell table:formula="of:=SUM([.AV3:.AV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style-name="cellBest"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style-name="cellBest" table:formula="of:=AVERAGE([.K3:.K32])" office:value-type="float"/>
          <table:table-cell table:formula="of:=AVERAGE([.L3:.L32])" office:value-type="float"/>
          <table:table-cell table:style-name="cellBest" table:formula="of:=AVERAGE([.M3:.M32])" office:value-type="float"/>
          <table:table-cell table:formula="of:=AVERAGE([.N3:.N32])" office:value-type="float"/>
          <table:table-cell table:style-name="cellWorst" table:formula="of:=AVERAGE([.O3:.O32])" office:value-type="float"/>
          <table:table-cell table:formula="of:=AVERAGE([.P3:.P32])" office:value-type="float"/>
          <table:table-cell table:style-name="cellBest" table:formula="of:=AVERAGE([.Q3:.Q32])" office:value-type="float"/>
          <table:table-cell table:formula="of:=AVERAGE([.R3:.R32])" office:value-type="float"/>
          <table:table-cell table:style-name="cellWorst" table:formula="of:=AVERAGE([.S3:.S32])" office:value-type="float"/>
          <table:table-cell table:style-name="cellWorst" table:formula="of:=AVERAGE([.T3:.T32])" office:value-type="float"/>
          <table:table-cell table:formula="of:=AVERAGE([.U3:.U32])" office:value-type="float"/>
          <table:table-cell table:style-name="cellWorst" table:formula="of:=AVERAGE([.V3:.V32])" office:value-type="float"/>
          <table:table-cell table:style-name="cellWorst"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style-name="cellBest"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  <table:table-cell table:formula="of:=AVERAGE([.AT3:.AT32])" office:value-type="float"/>
          <table:table-cell table:formula="of:=AVERAGE([.AU3:.AU32])" office:value-type="float"/>
          <table:table-cell table:formula="of:=AVERAGE([.AV3:.AV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style-name="cellBest" table:formula="of:=STDEV([.J3:.J32])" office:value-type="float"/>
          <table:table-cell table:style-name="cellBest" table:formula="of:=STDEV([.K3:.K32])" office:value-type="float"/>
          <table:table-cell table:formula="of:=STDEV([.L3:.L32])" office:value-type="float"/>
          <table:table-cell table:style-name="cellBest" table:formula="of:=STDEV([.M3:.M32])" office:value-type="float"/>
          <table:table-cell table:formula="of:=STDEV([.N3:.N32])" office:value-type="float"/>
          <table:table-cell table:style-name="cellWorst" table:formula="of:=STDEV([.O3:.O32])" office:value-type="float"/>
          <table:table-cell table:formula="of:=STDEV([.P3:.P32])" office:value-type="float"/>
          <table:table-cell table:style-name="cellBest" table:formula="of:=STDEV([.Q3:.Q32])" office:value-type="float"/>
          <table:table-cell table:formula="of:=STDEV([.R3:.R32])" office:value-type="float"/>
          <table:table-cell table:style-name="cellWorst" table:formula="of:=STDEV([.S3:.S32])" office:value-type="float"/>
          <table:table-cell table:style-name="cellWorst" table:formula="of:=STDEV([.T3:.T32])" office:value-type="float"/>
          <table:table-cell table:style-name="cellBest" table:formula="of:=STDEV([.U3:.U32])" office:value-type="float"/>
          <table:table-cell table:style-name="cellWorst" table:formula="of:=STDEV([.V3:.V32])" office:value-type="float"/>
          <table:table-cell table:style-name="cellWorst"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  <table:table-cell table:formula="of:=STDEV([.AT3:.AT32])" office:value-type="float"/>
          <table:table-cell table:formula="of:=STDEV([.AU3:.AU32])" office:value-type="float"/>
          <table:table-cell table:formula="of:=STDEV([.AV3:.AV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AE3:.$AE32])^2)^0.5" office:value-type="float"/>
          <table:table-cell table:number-matrix-columns-spanned="1" table:number-matrix-rows-spanned="1" table:formula="of:=SUM(([.C3:.C32]-[.$AF3:.$AF32])^2)^0.5" office:value-type="float"/>
          <table:table-cell table:number-matrix-columns-spanned="1" table:number-matrix-rows-spanned="1" table:formula="of:=SUM(([.D3:.D32]-[.$AG3:.$AG32])^2)^0.5" office:value-type="float"/>
          <table:table-cell table:style-name="cellBest" table:number-matrix-columns-spanned="1" table:number-matrix-rows-spanned="1" table:formula="of:=SUM(([.E3:.E32]-[.$AH3:.$AH32])^2)^0.5" office:value-type="float"/>
          <table:table-cell table:number-matrix-columns-spanned="1" table:number-matrix-rows-spanned="1" table:formula="of:=SUM(([.F3:.F32]-[.$AJ3:.$AJ32])^2)^0.5" office:value-type="float"/>
          <table:table-cell table:number-matrix-columns-spanned="1" table:number-matrix-rows-spanned="1" table:formula="of:=SUM(([.G3:.G32]-[.$AE3:.$AE32])^2)^0.5" office:value-type="float"/>
          <table:table-cell table:number-matrix-columns-spanned="1" table:number-matrix-rows-spanned="1" table:formula="of:=SUM(([.H3:.H32]-[.$AF3:.$AF32])^2)^0.5" office:value-type="float"/>
          <table:table-cell table:number-matrix-columns-spanned="1" table:number-matrix-rows-spanned="1" table:formula="of:=SUM(([.I3:.I32]-[.$AG3:.$AG32])^2)^0.5" office:value-type="float"/>
          <table:table-cell table:number-matrix-columns-spanned="1" table:number-matrix-rows-spanned="1" table:formula="of:=SUM(([.J3:.J32]-[.$AH3:.$AH32])^2)^0.5" office:value-type="float"/>
          <table:table-cell table:style-name="cellBest" table:number-matrix-columns-spanned="1" table:number-matrix-rows-spanned="1" table:formula="of:=SUM(([.K3:.K32]-[.$AI3:.$AI32])^2)^0.5" office:value-type="float"/>
          <table:table-cell table:number-matrix-columns-spanned="1" table:number-matrix-rows-spanned="1" table:formula="of:=SUM(([.L3:.L32]-[.$AJ3:.$AJ32])^2)^0.5" office:value-type="float"/>
          <table:table-cell table:number-matrix-columns-spanned="1" table:number-matrix-rows-spanned="1" table:formula="of:=SUM(([.M3:.M32]-[.$AE3:.$AE32])^2)^0.5" office:value-type="float"/>
          <table:table-cell table:number-matrix-columns-spanned="1" table:number-matrix-rows-spanned="1" table:formula="of:=SUM(([.N3:.N32]-[.$AF3:.$AF32])^2)^0.5" office:value-type="float"/>
          <table:table-cell table:style-name="cellWorst" table:number-matrix-columns-spanned="1" table:number-matrix-rows-spanned="1" table:formula="of:=SUM(([.O3:.O32]-[.$AG3:.$AG32])^2)^0.5" office:value-type="float"/>
          <table:table-cell table:number-matrix-columns-spanned="1" table:number-matrix-rows-spanned="1" table:formula="of:=SUM(([.P3:.P32]-[.$AH3:.$AH32])^2)^0.5" office:value-type="float"/>
          <table:table-cell table:style-name="cellBest" table:number-matrix-columns-spanned="1" table:number-matrix-rows-spanned="1" table:formula="of:=SUM(([.Q3:.Q32]-[.$AI3:.$AI32])^2)^0.5" office:value-type="float"/>
          <table:table-cell table:number-matrix-columns-spanned="1" table:number-matrix-rows-spanned="1" table:formula="of:=SUM(([.R3:.R32]-[.$AJ3:.$AJ32])^2)^0.5" office:value-type="float"/>
          <table:table-cell table:style-name="cellWorst" table:number-matrix-columns-spanned="1" table:number-matrix-rows-spanned="1" table:formula="of:=SUM(([.S3:.S32]-[.$AE3:.$AE32])^2)^0.5" office:value-type="float"/>
          <table:table-cell table:style-name="cellWorst" table:number-matrix-columns-spanned="1" table:number-matrix-rows-spanned="1" table:formula="of:=SUM(([.T3:.T32]-[.$AF3:.$AF32])^2)^0.5" office:value-type="float"/>
          <table:table-cell table:number-matrix-columns-spanned="1" table:number-matrix-rows-spanned="1" table:formula="of:=SUM(([.U3:.U32]-[.$AG3:.$AG32])^2)^0.5" office:value-type="float"/>
          <table:table-cell table:style-name="cellWorst" table:number-matrix-columns-spanned="1" table:number-matrix-rows-spanned="1" table:formula="of:=SUM(([.V3:.V32]-[.$AH3:.$AH32])^2)^0.5" office:value-type="float"/>
          <table:table-cell table:style-name="cellWorst" table:number-matrix-columns-spanned="1" table:number-matrix-rows-spanned="1" table:formula="of:=SUM(([.W3:.W32]-[.$AI3:.$AI32])^2)^0.5" office:value-type="float"/>
          <table:table-cell table:number-matrix-columns-spanned="1" table:number-matrix-rows-spanned="1" table:formula="of:=SUM(([.X3:.X32]-[.$AJ3:.$AJ32])^2)^0.5" office:value-type="float"/>
          <table:table-cell table:style-name="cellBest" table:number-matrix-columns-spanned="1" table:number-matrix-rows-spanned="1" table:formula="of:=SUM(([.Y3:.Y32]-[.$AE3:.$AE32])^2)^0.5" office:value-type="float"/>
          <table:table-cell table:number-matrix-columns-spanned="1" table:number-matrix-rows-spanned="1" table:formula="of:=SUM(([.Z3:.Z32]-[.$AF3:.$AF32])^2)^0.5" office:value-type="float"/>
          <table:table-cell table:style-name="cellBest" table:number-matrix-columns-spanned="1" table:number-matrix-rows-spanned="1" table:formula="of:=SUM(([.AA3:.AA32]-[.$AG3:.$AG32])^2)^0.5" office:value-type="float"/>
          <table:table-cell table:number-matrix-columns-spanned="1" table:number-matrix-rows-spanned="1" table:formula="of:=SUM(([.AB3:.AB32]-[.$AH3:.$AH32])^2)^0.5" office:value-type="float"/>
          <table:table-cell table:number-matrix-columns-spanned="1" table:number-matrix-rows-spanned="1" table:formula="of:=SUM(([.AC3:.AC32]-[.$AI3:.$AI32])^2)^0.5" office:value-type="float"/>
          <table:table-cell table:number-matrix-columns-spanned="1" table:number-matrix-rows-spanned="1" table:formula="of:=SUM(([.AD3:.AD32]-[.$AJ3:.$AJ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AE3:.$AE32])" office:value-type="float"/>
          <table:table-cell table:number-matrix-columns-spanned="1" table:number-matrix-rows-spanned="1" table:formula="of:=SUM([.C3:.C32]=[.$AF3:.$AF32])" office:value-type="float"/>
          <table:table-cell table:number-matrix-columns-spanned="1" table:number-matrix-rows-spanned="1" table:formula="of:=SUM([.D3:.D32]=[.$AG3:.$AG32])" office:value-type="float"/>
          <table:table-cell table:style-name="cellBest" table:number-matrix-columns-spanned="1" table:number-matrix-rows-spanned="1" table:formula="of:=SUM([.E3:.E32]=[.$AH3:.$AH32])" office:value-type="float"/>
          <table:table-cell table:number-matrix-columns-spanned="1" table:number-matrix-rows-spanned="1" table:formula="of:=SUM([.F3:.F32]=[.$AJ3:.$AJ32])" office:value-type="float"/>
          <table:table-cell table:number-matrix-columns-spanned="1" table:number-matrix-rows-spanned="1" table:formula="of:=SUM([.G3:.G32]=[.$AE3:.$AE32])" office:value-type="float"/>
          <table:table-cell table:number-matrix-columns-spanned="1" table:number-matrix-rows-spanned="1" table:formula="of:=SUM([.H3:.H32]=[.$AF3:.$AF32])" office:value-type="float"/>
          <table:table-cell table:number-matrix-columns-spanned="1" table:number-matrix-rows-spanned="1" table:formula="of:=SUM([.I3:.I32]=[.$AG3:.$AG32])" office:value-type="float"/>
          <table:table-cell table:number-matrix-columns-spanned="1" table:number-matrix-rows-spanned="1" table:formula="of:=SUM([.J3:.J32]=[.$AH3:.$AH32])" office:value-type="float"/>
          <table:table-cell table:style-name="cellBest" table:number-matrix-columns-spanned="1" table:number-matrix-rows-spanned="1" table:formula="of:=SUM([.K3:.K32]=[.$AI3:.$AI32])" office:value-type="float"/>
          <table:table-cell table:number-matrix-columns-spanned="1" table:number-matrix-rows-spanned="1" table:formula="of:=SUM([.L3:.L32]=[.$AJ3:.$AJ32])" office:value-type="float"/>
          <table:table-cell table:number-matrix-columns-spanned="1" table:number-matrix-rows-spanned="1" table:formula="of:=SUM([.M3:.M32]=[.$AE3:.$AE32])" office:value-type="float"/>
          <table:table-cell table:number-matrix-columns-spanned="1" table:number-matrix-rows-spanned="1" table:formula="of:=SUM([.N3:.N32]=[.$AF3:.$AF32])" office:value-type="float"/>
          <table:table-cell table:number-matrix-columns-spanned="1" table:number-matrix-rows-spanned="1" table:formula="of:=SUM([.O3:.O32]=[.$AG3:.$AG32])" office:value-type="float"/>
          <table:table-cell table:number-matrix-columns-spanned="1" table:number-matrix-rows-spanned="1" table:formula="of:=SUM([.P3:.P32]=[.$AH3:.$AH32])" office:value-type="float"/>
          <table:table-cell table:style-name="cellBest" table:number-matrix-columns-spanned="1" table:number-matrix-rows-spanned="1" table:formula="of:=SUM([.Q3:.Q32]=[.$AI3:.$AI32])" office:value-type="float"/>
          <table:table-cell table:number-matrix-columns-spanned="1" table:number-matrix-rows-spanned="1" table:formula="of:=SUM([.R3:.R32]=[.$AJ3:.$AJ32])" office:value-type="float"/>
          <table:table-cell table:style-name="cellBest" table:number-matrix-columns-spanned="1" table:number-matrix-rows-spanned="1" table:formula="of:=SUM([.S3:.S32]=[.$AE3:.$AE32])" office:value-type="float"/>
          <table:table-cell table:style-name="cellWorst" table:number-matrix-columns-spanned="1" table:number-matrix-rows-spanned="1" table:formula="of:=SUM([.T3:.T32]=[.$AF3:.$AF32])" office:value-type="float"/>
          <table:table-cell table:style-name="cellBest" table:number-matrix-columns-spanned="1" table:number-matrix-rows-spanned="1" table:formula="of:=SUM([.U3:.U32]=[.$AG3:.$AG32])" office:value-type="float"/>
          <table:table-cell table:style-name="cellWorst" table:number-matrix-columns-spanned="1" table:number-matrix-rows-spanned="1" table:formula="of:=SUM([.V3:.V32]=[.$AH3:.$AH32])" office:value-type="float"/>
          <table:table-cell table:style-name="cellWorst" table:number-matrix-columns-spanned="1" table:number-matrix-rows-spanned="1" table:formula="of:=SUM([.W3:.W32]=[.$AI3:.$AI32])" office:value-type="float"/>
          <table:table-cell table:style-name="cellBest" table:number-matrix-columns-spanned="1" table:number-matrix-rows-spanned="1" table:formula="of:=SUM([.X3:.X32]=[.$AJ3:.$AJ32])" office:value-type="float"/>
          <table:table-cell table:number-matrix-columns-spanned="1" table:number-matrix-rows-spanned="1" table:formula="of:=SUM([.Y3:.Y32]=[.$AE3:.$AE32])" office:value-type="float"/>
          <table:table-cell table:number-matrix-columns-spanned="1" table:number-matrix-rows-spanned="1" table:formula="of:=SUM([.Z3:.Z32]=[.$AF3:.$AF32])" office:value-type="float"/>
          <table:table-cell table:number-matrix-columns-spanned="1" table:number-matrix-rows-spanned="1" table:formula="of:=SUM([.AA3:.AA32]=[.$AG3:.$AG32])" office:value-type="float"/>
          <table:table-cell table:number-matrix-columns-spanned="1" table:number-matrix-rows-spanned="1" table:formula="of:=SUM([.AB3:.AB32]=[.$AH3:.$AH32])" office:value-type="float"/>
          <table:table-cell table:style-name="cellWorst" table:number-matrix-columns-spanned="1" table:number-matrix-rows-spanned="1" table:formula="of:=SUM([.AC3:.AC32]=[.$AI3:.$AI32])" office:value-type="float"/>
          <table:table-cell table:number-matrix-columns-spanned="1" table:number-matrix-rows-spanned="1" table:formula="of:=SUM([.AD3:.AD32]=[.$AJ3:.$AJ32])" office:value-type="float"/>
        </table:table-row>
        <table:table-row table:style-name="ro1">
          <table:table-cell office:value-type="string">
            <text:p>BETTER</text:p>
          </table:table-cell>
          <table:table-cell table:style-name="cellWorst" table:number-matrix-columns-spanned="1" table:number-matrix-rows-spanned="1" table:formula="of:=SUM([.B3:.B32]&lt;[.$AK3:.$AK32])" office:value-type="float"/>
          <table:table-cell table:number-matrix-columns-spanned="1" table:number-matrix-rows-spanned="1" table:formula="of:=SUM([.C3:.C32]&lt;[.$AL3:.$AL32])" office:value-type="float"/>
          <table:table-cell table:number-matrix-columns-spanned="1" table:number-matrix-rows-spanned="1" table:formula="of:=SUM([.D3:.D32]&lt;[.$AM3:.$AM32])" office:value-type="float"/>
          <table:table-cell table:number-matrix-columns-spanned="1" table:number-matrix-rows-spanned="1" table:formula="of:=SUM([.E3:.E32]&lt;[.$AN3:.$AN32])" office:value-type="float"/>
          <table:table-cell table:number-matrix-columns-spanned="1" table:number-matrix-rows-spanned="1" table:formula="of:=SUM([.F3:.F32]&lt;[.$AP3:.$AP32])" office:value-type="float"/>
          <table:table-cell table:number-matrix-columns-spanned="1" table:number-matrix-rows-spanned="1" table:formula="of:=SUM([.G3:.G32]&lt;[.$AK3:.$AK32])" office:value-type="float"/>
          <table:table-cell table:number-matrix-columns-spanned="1" table:number-matrix-rows-spanned="1" table:formula="of:=SUM([.H3:.H32]&lt;[.$AL3:.$AL32])" office:value-type="float"/>
          <table:table-cell table:number-matrix-columns-spanned="1" table:number-matrix-rows-spanned="1" table:formula="of:=SUM([.I3:.I32]&lt;[.$AM3:.$AM32])" office:value-type="float"/>
          <table:table-cell table:style-name="cellWorst" table:number-matrix-columns-spanned="1" table:number-matrix-rows-spanned="1" table:formula="of:=SUM([.J3:.J32]&lt;[.$AN3:.$AN32])" office:value-type="float"/>
          <table:table-cell table:style-name="cellBest" table:number-matrix-columns-spanned="1" table:number-matrix-rows-spanned="1" table:formula="of:=SUM([.K3:.K32]&lt;[.$AO3:.$AO32])" office:value-type="float"/>
          <table:table-cell table:number-matrix-columns-spanned="1" table:number-matrix-rows-spanned="1" table:formula="of:=SUM([.L3:.L32]&lt;[.$AP3:.$AP32])" office:value-type="float"/>
          <table:table-cell table:style-name="cellBest" table:number-matrix-columns-spanned="1" table:number-matrix-rows-spanned="1" table:formula="of:=SUM([.M3:.M32]&lt;[.$AK3:.$AK32])" office:value-type="float"/>
          <table:table-cell table:number-matrix-columns-spanned="1" table:number-matrix-rows-spanned="1" table:formula="of:=SUM([.N3:.N32]&lt;[.$AL3:.$AL32])" office:value-type="float"/>
          <table:table-cell table:number-matrix-columns-spanned="1" table:number-matrix-rows-spanned="1" table:formula="of:=SUM([.O3:.O32]&lt;[.$AM3:.$AM32])" office:value-type="float"/>
          <table:table-cell table:style-name="cellWorst" table:number-matrix-columns-spanned="1" table:number-matrix-rows-spanned="1" table:formula="of:=SUM([.P3:.P32]&lt;[.$AN3:.$AN32])" office:value-type="float"/>
          <table:table-cell table:style-name="cellBest" table:number-matrix-columns-spanned="1" table:number-matrix-rows-spanned="1" table:formula="of:=SUM([.Q3:.Q32]&lt;[.$AO3:.$AO32])" office:value-type="float"/>
          <table:table-cell table:number-matrix-columns-spanned="1" table:number-matrix-rows-spanned="1" table:formula="of:=SUM([.R3:.R32]&lt;[.$AP3:.$AP32])" office:value-type="float"/>
          <table:table-cell table:number-matrix-columns-spanned="1" table:number-matrix-rows-spanned="1" table:formula="of:=SUM([.S3:.S32]&lt;[.$AK3:.$AK32])" office:value-type="float"/>
          <table:table-cell table:style-name="cellBest" table:number-matrix-columns-spanned="1" table:number-matrix-rows-spanned="1" table:formula="of:=SUM([.T3:.T32]&lt;[.$AL3:.$AL32])" office:value-type="float"/>
          <table:table-cell table:number-matrix-columns-spanned="1" table:number-matrix-rows-spanned="1" table:formula="of:=SUM([.U3:.U32]&lt;[.$AM3:.$AM32])" office:value-type="float"/>
          <table:table-cell table:style-name="cellBest" table:number-matrix-columns-spanned="1" table:number-matrix-rows-spanned="1" table:formula="of:=SUM([.V3:.V32]&lt;[.$AN3:.$AN32])" office:value-type="float"/>
          <table:table-cell table:style-name="cellWorst" table:number-matrix-columns-spanned="1" table:number-matrix-rows-spanned="1" table:formula="of:=SUM([.W3:.W32]&lt;[.$AO3:.$AO32])" office:value-type="float"/>
          <table:table-cell table:style-name="cellBest" table:number-matrix-columns-spanned="1" table:number-matrix-rows-spanned="1" table:formula="of:=SUM([.X3:.X32]&lt;[.$AP3:.$AP32])" office:value-type="float"/>
          <table:table-cell table:number-matrix-columns-spanned="1" table:number-matrix-rows-spanned="1" table:formula="of:=SUM([.Y3:.Y32]&lt;[.$AK3:.$AK32])" office:value-type="float"/>
          <table:table-cell table:number-matrix-columns-spanned="1" table:number-matrix-rows-spanned="1" table:formula="of:=SUM([.Z3:.Z32]&lt;[.$AL3:.$AL32])" office:value-type="float"/>
          <table:table-cell table:style-name="cellBest" table:number-matrix-columns-spanned="1" table:number-matrix-rows-spanned="1" table:formula="of:=SUM([.AA3:.AA32]&lt;[.$AM3:.$AM32])" office:value-type="float"/>
          <table:table-cell table:number-matrix-columns-spanned="1" table:number-matrix-rows-spanned="1" table:formula="of:=SUM([.AB3:.AB32]&lt;[.$AN3:.$AN32])" office:value-type="float"/>
          <table:table-cell table:style-name="cellWorst" table:number-matrix-columns-spanned="1" table:number-matrix-rows-spanned="1" table:formula="of:=SUM([.AC3:.AC32]&lt;[.$AO3:.$AO32])" office:value-type="float"/>
          <table:table-cell table:number-matrix-columns-spanned="1" table:number-matrix-rows-spanned="1" table:formula="of:=SUM([.AD3:.AD32]&lt;[.$AP3:.$AP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AK3:.$AK32])" office:value-type="float"/>
          <table:table-cell table:number-matrix-columns-spanned="1" table:number-matrix-rows-spanned="1" table:formula="of:=SUM([.C3:.C32]&gt;[.$AL3:.$AL32])" office:value-type="float"/>
          <table:table-cell table:style-name="cellBest" table:number-matrix-columns-spanned="1" table:number-matrix-rows-spanned="1" table:formula="of:=SUM([.D3:.D32]&gt;[.$AM3:.$AM32])" office:value-type="float"/>
          <table:table-cell table:style-name="cellBest" table:number-matrix-columns-spanned="1" table:number-matrix-rows-spanned="1" table:formula="of:=SUM([.E3:.E32]&gt;[.$AN3:.$AN32])" office:value-type="float"/>
          <table:table-cell table:number-matrix-columns-spanned="1" table:number-matrix-rows-spanned="1" table:formula="of:=SUM([.F3:.F32]&gt;[.$AP3:.$AP32])" office:value-type="float"/>
          <table:table-cell table:number-matrix-columns-spanned="1" table:number-matrix-rows-spanned="1" table:formula="of:=SUM([.G3:.G32]&gt;[.$AK3:.$AK32])" office:value-type="float"/>
          <table:table-cell table:number-matrix-columns-spanned="1" table:number-matrix-rows-spanned="1" table:formula="of:=SUM([.H3:.H32]&gt;[.$AL3:.$AL32])" office:value-type="float"/>
          <table:table-cell table:number-matrix-columns-spanned="1" table:number-matrix-rows-spanned="1" table:formula="of:=SUM([.I3:.I32]&gt;[.$AM3:.$AM32])" office:value-type="float"/>
          <table:table-cell table:style-name="cellBest" table:number-matrix-columns-spanned="1" table:number-matrix-rows-spanned="1" table:formula="of:=SUM([.J3:.J32]&gt;[.$AN3:.$AN32])" office:value-type="float"/>
          <table:table-cell table:style-name="cellBest" table:number-matrix-columns-spanned="1" table:number-matrix-rows-spanned="1" table:formula="of:=SUM([.K3:.K32]&gt;[.$AO3:.$AO32])" office:value-type="float"/>
          <table:table-cell table:number-matrix-columns-spanned="1" table:number-matrix-rows-spanned="1" table:formula="of:=SUM([.L3:.L32]&gt;[.$AP3:.$AP32])" office:value-type="float"/>
          <table:table-cell table:style-name="cellBest" table:number-matrix-columns-spanned="1" table:number-matrix-rows-spanned="1" table:formula="of:=SUM([.M3:.M32]&gt;[.$AK3:.$AK32])" office:value-type="float"/>
          <table:table-cell table:number-matrix-columns-spanned="1" table:number-matrix-rows-spanned="1" table:formula="of:=SUM([.N3:.N32]&gt;[.$AL3:.$AL32])" office:value-type="float"/>
          <table:table-cell table:number-matrix-columns-spanned="1" table:number-matrix-rows-spanned="1" table:formula="of:=SUM([.O3:.O32]&gt;[.$AM3:.$AM32])" office:value-type="float"/>
          <table:table-cell table:number-matrix-columns-spanned="1" table:number-matrix-rows-spanned="1" table:formula="of:=SUM([.P3:.P32]&gt;[.$AN3:.$AN32])" office:value-type="float"/>
          <table:table-cell table:style-name="cellBest" table:number-matrix-columns-spanned="1" table:number-matrix-rows-spanned="1" table:formula="of:=SUM([.Q3:.Q32]&gt;[.$AO3:.$AO32])" office:value-type="float"/>
          <table:table-cell table:number-matrix-columns-spanned="1" table:number-matrix-rows-spanned="1" table:formula="of:=SUM([.R3:.R32]&gt;[.$AP3:.$AP32])" office:value-type="float"/>
          <table:table-cell table:style-name="cellWorst" table:number-matrix-columns-spanned="1" table:number-matrix-rows-spanned="1" table:formula="of:=SUM([.S3:.S32]&gt;[.$AK3:.$AK32])" office:value-type="float"/>
          <table:table-cell table:style-name="cellWorst" table:number-matrix-columns-spanned="1" table:number-matrix-rows-spanned="1" table:formula="of:=SUM([.T3:.T32]&gt;[.$AL3:.$AL32])" office:value-type="float"/>
          <table:table-cell table:style-name="cellWorst" table:number-matrix-columns-spanned="1" table:number-matrix-rows-spanned="1" table:formula="of:=SUM([.U3:.U32]&gt;[.$AM3:.$AM32])" office:value-type="float"/>
          <table:table-cell table:number-matrix-columns-spanned="1" table:number-matrix-rows-spanned="1" table:formula="of:=SUM([.V3:.V32]&gt;[.$AN3:.$AN32])" office:value-type="float"/>
          <table:table-cell table:style-name="cellWorst" table:number-matrix-columns-spanned="1" table:number-matrix-rows-spanned="1" table:formula="of:=SUM([.W3:.W32]&gt;[.$AO3:.$AO32])" office:value-type="float"/>
          <table:table-cell table:style-name="cellWorst" table:number-matrix-columns-spanned="1" table:number-matrix-rows-spanned="1" table:formula="of:=SUM([.X3:.X32]&gt;[.$AP3:.$AP32])" office:value-type="float"/>
          <table:table-cell table:number-matrix-columns-spanned="1" table:number-matrix-rows-spanned="1" table:formula="of:=SUM([.Y3:.Y32]&gt;[.$AK3:.$AK32])" office:value-type="float"/>
          <table:table-cell table:number-matrix-columns-spanned="1" table:number-matrix-rows-spanned="1" table:formula="of:=SUM([.Z3:.Z32]&gt;[.$AL3:.$AL32])" office:value-type="float"/>
          <table:table-cell table:number-matrix-columns-spanned="1" table:number-matrix-rows-spanned="1" table:formula="of:=SUM([.AA3:.AA32]&gt;[.$AM3:.$AM32])" office:value-type="float"/>
          <table:table-cell table:style-name="cellWorst" table:number-matrix-columns-spanned="1" table:number-matrix-rows-spanned="1" table:formula="of:=SUM([.AB3:.AB32]&gt;[.$AN3:.$AN32])" office:value-type="float"/>
          <table:table-cell table:style-name="cellWorst" table:number-matrix-columns-spanned="1" table:number-matrix-rows-spanned="1" table:formula="of:=SUM([.AC3:.AC32]&gt;[.$AO3:.$AO32])" office:value-type="float"/>
          <table:table-cell table:number-matrix-columns-spanned="1" table:number-matrix-rows-spanned="1" table:formula="of:=SUM([.AD3:.AD32]&gt;[.$AP3:.$AP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AQ3:.$AQ32])" office:value-type="float"/>
          <table:table-cell table:number-matrix-columns-spanned="1" table:number-matrix-rows-spanned="1" table:formula="of:=SUM([.C3:.C32]=[.$AR3:.$AR32])" office:value-type="float"/>
          <table:table-cell table:number-matrix-columns-spanned="1" table:number-matrix-rows-spanned="1" table:formula="of:=SUM([.D3:.D32]=[.$AS3:.$AS32])" office:value-type="float"/>
          <table:table-cell table:style-name="cellBest" table:number-matrix-columns-spanned="1" table:number-matrix-rows-spanned="1" table:formula="of:=SUM([.E3:.E32]=[.$AT3:.$AT32])" office:value-type="float"/>
          <table:table-cell table:number-matrix-columns-spanned="1" table:number-matrix-rows-spanned="1" table:formula="of:=SUM([.F3:.F32]=[.$AV3:.$AV32])" office:value-type="float"/>
          <table:table-cell table:style-name="cellBest" table:number-matrix-columns-spanned="1" table:number-matrix-rows-spanned="1" table:formula="of:=SUM([.G3:.G32]=[.$AQ3:.$AQ32])" office:value-type="float"/>
          <table:table-cell table:number-matrix-columns-spanned="1" table:number-matrix-rows-spanned="1" table:formula="of:=SUM([.H3:.H32]=[.$AR3:.$AR32])" office:value-type="float"/>
          <table:table-cell table:number-matrix-columns-spanned="1" table:number-matrix-rows-spanned="1" table:formula="of:=SUM([.I3:.I32]=[.$AS3:.$AS32])" office:value-type="float"/>
          <table:table-cell table:number-matrix-columns-spanned="1" table:number-matrix-rows-spanned="1" table:formula="of:=SUM([.J3:.J32]=[.$AT3:.$AT32])" office:value-type="float"/>
          <table:table-cell table:style-name="cellBest" table:number-matrix-columns-spanned="1" table:number-matrix-rows-spanned="1" table:formula="of:=SUM([.K3:.K32]=[.$AU3:.$AU32])" office:value-type="float"/>
          <table:table-cell table:number-matrix-columns-spanned="1" table:number-matrix-rows-spanned="1" table:formula="of:=SUM([.L3:.L32]=[.$AV3:.$AV32])" office:value-type="float"/>
          <table:table-cell table:style-name="cellBest" table:number-matrix-columns-spanned="1" table:number-matrix-rows-spanned="1" table:formula="of:=SUM([.M3:.M32]=[.$AQ3:.$AQ32])" office:value-type="float"/>
          <table:table-cell table:number-matrix-columns-spanned="1" table:number-matrix-rows-spanned="1" table:formula="of:=SUM([.N3:.N32]=[.$AR3:.$AR32])" office:value-type="float"/>
          <table:table-cell table:style-name="cellWorst" table:number-matrix-columns-spanned="1" table:number-matrix-rows-spanned="1" table:formula="of:=SUM([.O3:.O32]=[.$AS3:.$AS32])" office:value-type="float"/>
          <table:table-cell table:style-name="cellBest" table:number-matrix-columns-spanned="1" table:number-matrix-rows-spanned="1" table:formula="of:=SUM([.P3:.P32]=[.$AT3:.$AT32])" office:value-type="float"/>
          <table:table-cell table:style-name="cellBest" table:number-matrix-columns-spanned="1" table:number-matrix-rows-spanned="1" table:formula="of:=SUM([.Q3:.Q32]=[.$AU3:.$AU32])" office:value-type="float"/>
          <table:table-cell table:number-matrix-columns-spanned="1" table:number-matrix-rows-spanned="1" table:formula="of:=SUM([.R3:.R32]=[.$AV3:.$AV32])" office:value-type="float"/>
          <table:table-cell table:style-name="cellWorst" table:number-matrix-columns-spanned="1" table:number-matrix-rows-spanned="1" table:formula="of:=SUM([.S3:.S32]=[.$AQ3:.$AQ32])" office:value-type="float"/>
          <table:table-cell table:style-name="cellWorst" table:number-matrix-columns-spanned="1" table:number-matrix-rows-spanned="1" table:formula="of:=SUM([.T3:.T32]=[.$AR3:.$AR32])" office:value-type="float"/>
          <table:table-cell table:style-name="cellBest" table:number-matrix-columns-spanned="1" table:number-matrix-rows-spanned="1" table:formula="of:=SUM([.U3:.U32]=[.$AS3:.$AS32])" office:value-type="float"/>
          <table:table-cell table:number-matrix-columns-spanned="1" table:number-matrix-rows-spanned="1" table:formula="of:=SUM([.V3:.V32]=[.$AT3:.$AT32])" office:value-type="float"/>
          <table:table-cell table:style-name="cellWorst" table:number-matrix-columns-spanned="1" table:number-matrix-rows-spanned="1" table:formula="of:=SUM([.W3:.W32]=[.$AU3:.$AU32])" office:value-type="float"/>
          <table:table-cell table:style-name="cellBest" table:number-matrix-columns-spanned="1" table:number-matrix-rows-spanned="1" table:formula="of:=SUM([.X3:.X32]=[.$AV3:.$AV32])" office:value-type="float"/>
          <table:table-cell table:number-matrix-columns-spanned="1" table:number-matrix-rows-spanned="1" table:formula="of:=SUM([.Y3:.Y32]=[.$AQ3:.$AQ32])" office:value-type="float"/>
          <table:table-cell table:number-matrix-columns-spanned="1" table:number-matrix-rows-spanned="1" table:formula="of:=SUM([.Z3:.Z32]=[.$AR3:.$AR32])" office:value-type="float"/>
          <table:table-cell table:number-matrix-columns-spanned="1" table:number-matrix-rows-spanned="1" table:formula="of:=SUM([.AA3:.AA32]=[.$AS3:.$AS32])" office:value-type="float"/>
          <table:table-cell table:style-name="cellWorst" table:number-matrix-columns-spanned="1" table:number-matrix-rows-spanned="1" table:formula="of:=SUM([.AB3:.AB32]=[.$AT3:.$AT32])" office:value-type="float"/>
          <table:table-cell table:number-matrix-columns-spanned="1" table:number-matrix-rows-spanned="1" table:formula="of:=SUM([.AC3:.AC32]=[.$AU3:.$AU32])" office:value-type="float"/>
          <table:table-cell table:number-matrix-columns-spanned="1" table:number-matrix-rows-spanned="1" table:formula="of:=SUM([.AD3:.AD32]=[.$AV3:.$AV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lab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tetri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tetris-po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style-name="cellBest"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formula="of:=SUM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style-name="cellBest" table:formula="of:=AVERAGE([Instances.K3:Instances.K32])" office:value-type="float"/>
          <table:table-cell table:formula="of:=AVERAGE([Instances.L3:Instances.L32])" office:value-type="float"/>
          <table:table-cell table:style-name="cellBest" table:formula="of:=AVERAGE([Instances.M3:Instances.M32])" office:value-type="float"/>
          <table:table-cell table:formula="of:=SUM([Instances.N3:Instances.N32])" office:value-type="float"/>
          <table:table-cell table:style-name="cellWorst" table:formula="of:=AVERAGE([Instances.O3:Instances.O32])" office:value-type="float"/>
          <table:table-cell table:formula="of:=AVERAGE([Instances.P3:Instances.P32])" office:value-type="float"/>
          <table:table-cell table:style-name="cellBest" table:formula="of:=AVERAGE([Instances.Q3:Instances.Q32])" office:value-type="float"/>
          <table:table-cell table:formula="of:=AVERAGE([Instances.R3:Instances.R32])" office:value-type="float"/>
          <table:table-cell table:style-name="cellWorst" table:formula="of:=AVERAGE([Instances.S3:Instances.S32])" office:value-type="float"/>
          <table:table-cell table:style-name="cellWorst" table:formula="of:=SUM([Instances.T3:Instances.T32])" office:value-type="float"/>
          <table:table-cell table:formula="of:=AVERAGE([Instances.U3:Instances.U32])" office:value-type="float"/>
          <table:table-cell table:style-name="cellWorst" table:formula="of:=AVERAGE([Instances.V3:Instances.V32])" office:value-type="float"/>
          <table:table-cell table:style-name="cellWorst"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SUM([Instances.Z3:Instances.Z32])" office:value-type="float"/>
          <table:table-cell table:style-name="cellBest" table:formula="of:=AVERAGE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MIN([.$B3];[.$G3];[.$M3];[.$S3];[.$Y3])" office:value-type="float"/>
          <table:table-cell table:formula="of:=MIN([.$C3];[.$H3];[.$N3];[.$T3];[.$Z3])" office:value-type="float"/>
          <table:table-cell table:formula="of:=MIN([.$D3];[.$I3];[.$O3];[.$U3];[.$AA3])" office:value-type="float"/>
          <table:table-cell table:formula="of:=MIN([.$E3];[.$J3];[.$P3];[.$V3];[.$AB3])" office:value-type="float"/>
          <table:table-cell table:formula="of:=MIN([.$K3];[.$Q3];[.$W3];[.$AC3])" office:value-type="float"/>
          <table:table-cell table:formula="of:=MIN([.$F3];[.$L3];[.$R3];[.$X3];[.$AD3])" office:value-type="float"/>
          <table:table-cell table:formula="of:=MEDIAN([.$B3];[.$G3];[.$M3];[.$S3];[.$Y3])" office:value-type="float"/>
          <table:table-cell table:formula="of:=MEDIAN([.$C3];[.$H3];[.$N3];[.$T3];[.$Z3])" office:value-type="float"/>
          <table:table-cell table:formula="of:=MEDIAN([.$D3];[.$I3];[.$O3];[.$U3];[.$AA3])" office:value-type="float"/>
          <table:table-cell table:formula="of:=MEDIAN([.$E3];[.$J3];[.$P3];[.$V3];[.$AB3])" office:value-type="float"/>
          <table:table-cell table:formula="of:=MEDIAN([.$K3];[.$Q3];[.$W3];[.$AC3])" office:value-type="float"/>
          <table:table-cell table:formula="of:=MEDIAN([.$F3];[.$L3];[.$R3];[.$X3];[.$AD3])" office:value-type="float"/>
          <table:table-cell table:formula="of:=MAX([.$B3];[.$G3];[.$M3];[.$S3];[.$Y3])" office:value-type="float"/>
          <table:table-cell table:formula="of:=MAX([.$C3];[.$H3];[.$N3];[.$T3];[.$Z3])" office:value-type="float"/>
          <table:table-cell table:formula="of:=MAX([.$D3];[.$I3];[.$O3];[.$U3];[.$AA3])" office:value-type="float"/>
          <table:table-cell table:formula="of:=MAX([.$E3];[.$J3];[.$P3];[.$V3];[.$AB3])" office:value-type="float"/>
          <table:table-cell table:formula="of:=MAX([.$K3];[.$Q3];[.$W3];[.$AC3])" office:value-type="float"/>
          <table:table-cell table:formula="of:=MAX([.$F3];[.$L3];[.$R3];[.$X3];[.$AD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style-name="cellBest"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style-name="cellBest" table:formula="of:=SUM([.K3:.K3])" office:value-type="float"/>
          <table:table-cell table:formula="of:=SUM([.L3:.L3])" office:value-type="float"/>
          <table:table-cell table:style-name="cellBest" table:formula="of:=SUM([.M3:.M3])" office:value-type="float"/>
          <table:table-cell table:formula="of:=SUM([.N3:.N3])" office:value-type="float"/>
          <table:table-cell table:style-name="cellWorst" table:formula="of:=SUM([.O3:.O3])" office:value-type="float"/>
          <table:table-cell table:formula="of:=SUM([.P3:.P3])" office:value-type="float"/>
          <table:table-cell table:style-name="cellBest" table:formula="of:=SUM([.Q3:.Q3])" office:value-type="float"/>
          <table:table-cell table:formula="of:=SUM([.R3:.R3])" office:value-type="float"/>
          <table:table-cell table:style-name="cellWorst" table:formula="of:=SUM([.S3:.S3])" office:value-type="float"/>
          <table:table-cell table:style-name="cellWorst" table:formula="of:=SUM([.T3:.T3])" office:value-type="float"/>
          <table:table-cell table:formula="of:=SUM([.U3:.U3])" office:value-type="float"/>
          <table:table-cell table:style-name="cellWorst" table:formula="of:=SUM([.V3:.V3])" office:value-type="float"/>
          <table:table-cell table:style-name="cellWorst"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style-name="cellBest"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style-name="cellBest"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style-name="cellBest" table:formula="of:=AVERAGE([.K3:.K3])" office:value-type="float"/>
          <table:table-cell table:formula="of:=AVERAGE([.L3:.L3])" office:value-type="float"/>
          <table:table-cell table:style-name="cellBest" table:formula="of:=AVERAGE([.M3:.M3])" office:value-type="float"/>
          <table:table-cell table:formula="of:=AVERAGE([.N3:.N3])" office:value-type="float"/>
          <table:table-cell table:style-name="cellWorst" table:formula="of:=AVERAGE([.O3:.O3])" office:value-type="float"/>
          <table:table-cell table:formula="of:=AVERAGE([.P3:.P3])" office:value-type="float"/>
          <table:table-cell table:style-name="cellBest" table:formula="of:=AVERAGE([.Q3:.Q3])" office:value-type="float"/>
          <table:table-cell table:formula="of:=AVERAGE([.R3:.R3])" office:value-type="float"/>
          <table:table-cell table:style-name="cellWorst" table:formula="of:=AVERAGE([.S3:.S3])" office:value-type="float"/>
          <table:table-cell table:style-name="cellWorst" table:formula="of:=AVERAGE([.T3:.T3])" office:value-type="float"/>
          <table:table-cell table:formula="of:=AVERAGE([.U3:.U3])" office:value-type="float"/>
          <table:table-cell table:style-name="cellWorst" table:formula="of:=AVERAGE([.V3:.V3])" office:value-type="float"/>
          <table:table-cell table:style-name="cellWorst"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style-name="cellBest"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E3:.$AE3])^2)^0.5" office:value-type="float"/>
          <table:table-cell table:number-matrix-columns-spanned="1" table:number-matrix-rows-spanned="1" table:formula="of:=SUM(([.C3:.C3]-[.$AF3:.$AF3])^2)^0.5" office:value-type="float"/>
          <table:table-cell table:number-matrix-columns-spanned="1" table:number-matrix-rows-spanned="1" table:formula="of:=SUM(([.D3:.D3]-[.$AG3:.$AG3])^2)^0.5" office:value-type="float"/>
          <table:table-cell table:style-name="cellBest" table:number-matrix-columns-spanned="1" table:number-matrix-rows-spanned="1" table:formula="of:=SUM(([.E3:.E3]-[.$AH3:.$AH3])^2)^0.5" office:value-type="float"/>
          <table:table-cell table:number-matrix-columns-spanned="1" table:number-matrix-rows-spanned="1" table:formula="of:=SUM(([.F3:.F3]-[.$AJ3:.$AJ3])^2)^0.5" office:value-type="float"/>
          <table:table-cell table:number-matrix-columns-spanned="1" table:number-matrix-rows-spanned="1" table:formula="of:=SUM(([.G3:.G3]-[.$AE3:.$AE3])^2)^0.5" office:value-type="float"/>
          <table:table-cell table:number-matrix-columns-spanned="1" table:number-matrix-rows-spanned="1" table:formula="of:=SUM(([.H3:.H3]-[.$AF3:.$AF3])^2)^0.5" office:value-type="float"/>
          <table:table-cell table:number-matrix-columns-spanned="1" table:number-matrix-rows-spanned="1" table:formula="of:=SUM(([.I3:.I3]-[.$AG3:.$AG3])^2)^0.5" office:value-type="float"/>
          <table:table-cell table:number-matrix-columns-spanned="1" table:number-matrix-rows-spanned="1" table:formula="of:=SUM(([.J3:.J3]-[.$AH3:.$AH3])^2)^0.5" office:value-type="float"/>
          <table:table-cell table:style-name="cellBest" table:number-matrix-columns-spanned="1" table:number-matrix-rows-spanned="1" table:formula="of:=SUM(([.K3:.K3]-[.$AI3:.$AI3])^2)^0.5" office:value-type="float"/>
          <table:table-cell table:number-matrix-columns-spanned="1" table:number-matrix-rows-spanned="1" table:formula="of:=SUM(([.L3:.L3]-[.$AJ3:.$AJ3])^2)^0.5" office:value-type="float"/>
          <table:table-cell table:style-name="cellBest" table:number-matrix-columns-spanned="1" table:number-matrix-rows-spanned="1" table:formula="of:=SUM(([.M3:.M3]-[.$AE3:.$AE3])^2)^0.5" office:value-type="float"/>
          <table:table-cell table:number-matrix-columns-spanned="1" table:number-matrix-rows-spanned="1" table:formula="of:=SUM(([.N3:.N3]-[.$AF3:.$AF3])^2)^0.5" office:value-type="float"/>
          <table:table-cell table:style-name="cellWorst" table:number-matrix-columns-spanned="1" table:number-matrix-rows-spanned="1" table:formula="of:=SUM(([.O3:.O3]-[.$AG3:.$AG3])^2)^0.5" office:value-type="float"/>
          <table:table-cell table:number-matrix-columns-spanned="1" table:number-matrix-rows-spanned="1" table:formula="of:=SUM(([.P3:.P3]-[.$AH3:.$AH3])^2)^0.5" office:value-type="float"/>
          <table:table-cell table:style-name="cellBest" table:number-matrix-columns-spanned="1" table:number-matrix-rows-spanned="1" table:formula="of:=SUM(([.Q3:.Q3]-[.$AI3:.$AI3])^2)^0.5" office:value-type="float"/>
          <table:table-cell table:number-matrix-columns-spanned="1" table:number-matrix-rows-spanned="1" table:formula="of:=SUM(([.R3:.R3]-[.$AJ3:.$AJ3])^2)^0.5" office:value-type="float"/>
          <table:table-cell table:style-name="cellWorst" table:number-matrix-columns-spanned="1" table:number-matrix-rows-spanned="1" table:formula="of:=SUM(([.S3:.S3]-[.$AE3:.$AE3])^2)^0.5" office:value-type="float"/>
          <table:table-cell table:style-name="cellWorst" table:number-matrix-columns-spanned="1" table:number-matrix-rows-spanned="1" table:formula="of:=SUM(([.T3:.T3]-[.$AF3:.$AF3])^2)^0.5" office:value-type="float"/>
          <table:table-cell table:number-matrix-columns-spanned="1" table:number-matrix-rows-spanned="1" table:formula="of:=SUM(([.U3:.U3]-[.$AG3:.$AG3])^2)^0.5" office:value-type="float"/>
          <table:table-cell table:style-name="cellWorst" table:number-matrix-columns-spanned="1" table:number-matrix-rows-spanned="1" table:formula="of:=SUM(([.V3:.V3]-[.$AH3:.$AH3])^2)^0.5" office:value-type="float"/>
          <table:table-cell table:style-name="cellWorst" table:number-matrix-columns-spanned="1" table:number-matrix-rows-spanned="1" table:formula="of:=SUM(([.W3:.W3]-[.$AI3:.$AI3])^2)^0.5" office:value-type="float"/>
          <table:table-cell table:number-matrix-columns-spanned="1" table:number-matrix-rows-spanned="1" table:formula="of:=SUM(([.X3:.X3]-[.$AJ3:.$AJ3])^2)^0.5" office:value-type="float"/>
          <table:table-cell table:number-matrix-columns-spanned="1" table:number-matrix-rows-spanned="1" table:formula="of:=SUM(([.Y3:.Y3]-[.$AE3:.$AE3])^2)^0.5" office:value-type="float"/>
          <table:table-cell table:number-matrix-columns-spanned="1" table:number-matrix-rows-spanned="1" table:formula="of:=SUM(([.Z3:.Z3]-[.$AF3:.$AF3])^2)^0.5" office:value-type="float"/>
          <table:table-cell table:style-name="cellBest" table:number-matrix-columns-spanned="1" table:number-matrix-rows-spanned="1" table:formula="of:=SUM(([.AA3:.AA3]-[.$AG3:.$AG3])^2)^0.5" office:value-type="float"/>
          <table:table-cell table:number-matrix-columns-spanned="1" table:number-matrix-rows-spanned="1" table:formula="of:=SUM(([.AB3:.AB3]-[.$AH3:.$AH3])^2)^0.5" office:value-type="float"/>
          <table:table-cell table:number-matrix-columns-spanned="1" table:number-matrix-rows-spanned="1" table:formula="of:=SUM(([.AC3:.AC3]-[.$AI3:.$AI3])^2)^0.5" office:value-type="float"/>
          <table:table-cell table:number-matrix-columns-spanned="1" table:number-matrix-rows-spanned="1" table:formula="of:=SUM(([.AD3:.AD3]-[.$AJ3:.$AJ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E3:.$AE3])" office:value-type="float"/>
          <table:table-cell table:number-matrix-columns-spanned="1" table:number-matrix-rows-spanned="1" table:formula="of:=SUM([.C3:.C3]=[.$AF3:.$AF3])" office:value-type="float"/>
          <table:table-cell table:number-matrix-columns-spanned="1" table:number-matrix-rows-spanned="1" table:formula="of:=SUM([.D3:.D3]=[.$AG3:.$AG3])" office:value-type="float"/>
          <table:table-cell table:number-matrix-columns-spanned="1" table:number-matrix-rows-spanned="1" table:formula="of:=SUM([.E3:.E3]=[.$AH3:.$AH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E3:.$AE3])" office:value-type="float"/>
          <table:table-cell table:number-matrix-columns-spanned="1" table:number-matrix-rows-spanned="1" table:formula="of:=SUM([.H3:.H3]=[.$AF3:.$AF3])" office:value-type="float"/>
          <table:table-cell table:number-matrix-columns-spanned="1" table:number-matrix-rows-spanned="1" table:formula="of:=SUM([.I3:.I3]=[.$AG3:.$AG3])" office:value-type="float"/>
          <table:table-cell table:number-matrix-columns-spanned="1" table:number-matrix-rows-spanned="1" table:formula="of:=SUM([.J3:.J3]=[.$AH3:.$AH3])" office:value-type="float"/>
          <table:table-cell table:number-matrix-columns-spanned="1" table:number-matrix-rows-spanned="1" table:formula="of:=SUM([.K3:.K3]=[.$AI3:.$AI3])" office:value-type="float"/>
          <table:table-cell table:number-matrix-columns-spanned="1" table:number-matrix-rows-spanned="1" table:formula="of:=SUM([.L3:.L3]=[.$AJ3:.$AJ3])" office:value-type="float"/>
          <table:table-cell table:number-matrix-columns-spanned="1" table:number-matrix-rows-spanned="1" table:formula="of:=SUM([.M3:.M3]=[.$AE3:.$AE3])" office:value-type="float"/>
          <table:table-cell table:number-matrix-columns-spanned="1" table:number-matrix-rows-spanned="1" table:formula="of:=SUM([.N3:.N3]=[.$AF3:.$AF3])" office:value-type="float"/>
          <table:table-cell table:number-matrix-columns-spanned="1" table:number-matrix-rows-spanned="1" table:formula="of:=SUM([.O3:.O3]=[.$AG3:.$AG3])" office:value-type="float"/>
          <table:table-cell table:number-matrix-columns-spanned="1" table:number-matrix-rows-spanned="1" table:formula="of:=SUM([.P3:.P3]=[.$AH3:.$AH3])" office:value-type="float"/>
          <table:table-cell table:number-matrix-columns-spanned="1" table:number-matrix-rows-spanned="1" table:formula="of:=SUM([.Q3:.Q3]=[.$AI3:.$AI3])" office:value-type="float"/>
          <table:table-cell table:number-matrix-columns-spanned="1" table:number-matrix-rows-spanned="1" table:formula="of:=SUM([.R3:.R3]=[.$AJ3:.$AJ3])" office:value-type="float"/>
          <table:table-cell table:number-matrix-columns-spanned="1" table:number-matrix-rows-spanned="1" table:formula="of:=SUM([.S3:.S3]=[.$AE3:.$AE3])" office:value-type="float"/>
          <table:table-cell table:style-name="cellWorst" table:number-matrix-columns-spanned="1" table:number-matrix-rows-spanned="1" table:formula="of:=SUM([.T3:.T3]=[.$AF3:.$AF3])" office:value-type="float"/>
          <table:table-cell table:number-matrix-columns-spanned="1" table:number-matrix-rows-spanned="1" table:formula="of:=SUM([.U3:.U3]=[.$AG3:.$AG3])" office:value-type="float"/>
          <table:table-cell table:number-matrix-columns-spanned="1" table:number-matrix-rows-spanned="1" table:formula="of:=SUM([.V3:.V3]=[.$AH3:.$AH3])" office:value-type="float"/>
          <table:table-cell table:number-matrix-columns-spanned="1" table:number-matrix-rows-spanned="1" table:formula="of:=SUM([.W3:.W3]=[.$AI3:.$AI3])" office:value-type="float"/>
          <table:table-cell table:number-matrix-columns-spanned="1" table:number-matrix-rows-spanned="1" table:formula="of:=SUM([.X3:.X3]=[.$AJ3:.$AJ3])" office:value-type="float"/>
          <table:table-cell table:number-matrix-columns-spanned="1" table:number-matrix-rows-spanned="1" table:formula="of:=SUM([.Y3:.Y3]=[.$AE3:.$AE3])" office:value-type="float"/>
          <table:table-cell table:style-name="cellWorst" table:number-matrix-columns-spanned="1" table:number-matrix-rows-spanned="1" table:formula="of:=SUM([.Z3:.Z3]=[.$AF3:.$AF3])" office:value-type="float"/>
          <table:table-cell table:number-matrix-columns-spanned="1" table:number-matrix-rows-spanned="1" table:formula="of:=SUM([.AA3:.AA3]=[.$AG3:.$AG3])" office:value-type="float"/>
          <table:table-cell table:number-matrix-columns-spanned="1" table:number-matrix-rows-spanned="1" table:formula="of:=SUM([.AB3:.AB3]=[.$AH3:.$AH3])" office:value-type="float"/>
          <table:table-cell table:number-matrix-columns-spanned="1" table:number-matrix-rows-spanned="1" table:formula="of:=SUM([.AC3:.AC3]=[.$AI3:.$AI3])" office:value-type="float"/>
          <table:table-cell table:number-matrix-columns-spanned="1" table:number-matrix-rows-spanned="1" table:formula="of:=SUM([.AD3:.AD3]=[.$AJ3:.$AJ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K3:.$AK3])" office:value-type="float"/>
          <table:table-cell table:number-matrix-columns-spanned="1" table:number-matrix-rows-spanned="1" table:formula="of:=SUM([.C3:.C3]&lt;[.$AL3:.$AL3])" office:value-type="float"/>
          <table:table-cell table:number-matrix-columns-spanned="1" table:number-matrix-rows-spanned="1" table:formula="of:=SUM([.D3:.D3]&lt;[.$AM3:.$AM3])" office:value-type="float"/>
          <table:table-cell table:number-matrix-columns-spanned="1" table:number-matrix-rows-spanned="1" table:formula="of:=SUM([.E3:.E3]&lt;[.$AN3:.$AN3])" office:value-type="float"/>
          <table:table-cell table:number-matrix-columns-spanned="1" table:number-matrix-rows-spanned="1" table:formula="of:=SUM([.F3:.F3]&lt;[.$AP3:.$AP3])" office:value-type="float"/>
          <table:table-cell table:number-matrix-columns-spanned="1" table:number-matrix-rows-spanned="1" table:formula="of:=SUM([.G3:.G3]&lt;[.$AK3:.$AK3])" office:value-type="float"/>
          <table:table-cell table:number-matrix-columns-spanned="1" table:number-matrix-rows-spanned="1" table:formula="of:=SUM([.H3:.H3]&lt;[.$AL3:.$AL3])" office:value-type="float"/>
          <table:table-cell table:number-matrix-columns-spanned="1" table:number-matrix-rows-spanned="1" table:formula="of:=SUM([.I3:.I3]&lt;[.$AM3:.$AM3])" office:value-type="float"/>
          <table:table-cell table:number-matrix-columns-spanned="1" table:number-matrix-rows-spanned="1" table:formula="of:=SUM([.J3:.J3]&lt;[.$AN3:.$AN3])" office:value-type="float"/>
          <table:table-cell table:number-matrix-columns-spanned="1" table:number-matrix-rows-spanned="1" table:formula="of:=SUM([.K3:.K3]&lt;[.$AO3:.$AO3])" office:value-type="float"/>
          <table:table-cell table:number-matrix-columns-spanned="1" table:number-matrix-rows-spanned="1" table:formula="of:=SUM([.L3:.L3]&lt;[.$AP3:.$AP3])" office:value-type="float"/>
          <table:table-cell table:number-matrix-columns-spanned="1" table:number-matrix-rows-spanned="1" table:formula="of:=SUM([.M3:.M3]&lt;[.$AK3:.$AK3])" office:value-type="float"/>
          <table:table-cell table:number-matrix-columns-spanned="1" table:number-matrix-rows-spanned="1" table:formula="of:=SUM([.N3:.N3]&lt;[.$AL3:.$AL3])" office:value-type="float"/>
          <table:table-cell table:number-matrix-columns-spanned="1" table:number-matrix-rows-spanned="1" table:formula="of:=SUM([.O3:.O3]&lt;[.$AM3:.$AM3])" office:value-type="float"/>
          <table:table-cell table:number-matrix-columns-spanned="1" table:number-matrix-rows-spanned="1" table:formula="of:=SUM([.P3:.P3]&lt;[.$AN3:.$AN3])" office:value-type="float"/>
          <table:table-cell table:number-matrix-columns-spanned="1" table:number-matrix-rows-spanned="1" table:formula="of:=SUM([.Q3:.Q3]&lt;[.$AO3:.$AO3])" office:value-type="float"/>
          <table:table-cell table:number-matrix-columns-spanned="1" table:number-matrix-rows-spanned="1" table:formula="of:=SUM([.R3:.R3]&lt;[.$AP3:.$AP3])" office:value-type="float"/>
          <table:table-cell table:number-matrix-columns-spanned="1" table:number-matrix-rows-spanned="1" table:formula="of:=SUM([.S3:.S3]&lt;[.$AK3:.$AK3])" office:value-type="float"/>
          <table:table-cell table:number-matrix-columns-spanned="1" table:number-matrix-rows-spanned="1" table:formula="of:=SUM([.T3:.T3]&lt;[.$AL3:.$AL3])" office:value-type="float"/>
          <table:table-cell table:number-matrix-columns-spanned="1" table:number-matrix-rows-spanned="1" table:formula="of:=SUM([.U3:.U3]&lt;[.$AM3:.$AM3])" office:value-type="float"/>
          <table:table-cell table:number-matrix-columns-spanned="1" table:number-matrix-rows-spanned="1" table:formula="of:=SUM([.V3:.V3]&lt;[.$AN3:.$AN3])" office:value-type="float"/>
          <table:table-cell table:number-matrix-columns-spanned="1" table:number-matrix-rows-spanned="1" table:formula="of:=SUM([.W3:.W3]&lt;[.$AO3:.$AO3])" office:value-type="float"/>
          <table:table-cell table:number-matrix-columns-spanned="1" table:number-matrix-rows-spanned="1" table:formula="of:=SUM([.X3:.X3]&lt;[.$AP3:.$AP3])" office:value-type="float"/>
          <table:table-cell table:number-matrix-columns-spanned="1" table:number-matrix-rows-spanned="1" table:formula="of:=SUM([.Y3:.Y3]&lt;[.$AK3:.$AK3])" office:value-type="float"/>
          <table:table-cell table:number-matrix-columns-spanned="1" table:number-matrix-rows-spanned="1" table:formula="of:=SUM([.Z3:.Z3]&lt;[.$AL3:.$AL3])" office:value-type="float"/>
          <table:table-cell table:number-matrix-columns-spanned="1" table:number-matrix-rows-spanned="1" table:formula="of:=SUM([.AA3:.AA3]&lt;[.$AM3:.$AM3])" office:value-type="float"/>
          <table:table-cell table:number-matrix-columns-spanned="1" table:number-matrix-rows-spanned="1" table:formula="of:=SUM([.AB3:.AB3]&lt;[.$AN3:.$AN3])" office:value-type="float"/>
          <table:table-cell table:number-matrix-columns-spanned="1" table:number-matrix-rows-spanned="1" table:formula="of:=SUM([.AC3:.AC3]&lt;[.$AO3:.$AO3])" office:value-type="float"/>
          <table:table-cell table:number-matrix-columns-spanned="1" table:number-matrix-rows-spanned="1" table:formula="of:=SUM([.AD3:.AD3]&lt;[.$AP3:.$AP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K3:.$AK3])" office:value-type="float"/>
          <table:table-cell table:number-matrix-columns-spanned="1" table:number-matrix-rows-spanned="1" table:formula="of:=SUM([.C3:.C3]&gt;[.$AL3:.$AL3])" office:value-type="float"/>
          <table:table-cell table:number-matrix-columns-spanned="1" table:number-matrix-rows-spanned="1" table:formula="of:=SUM([.D3:.D3]&gt;[.$AM3:.$AM3])" office:value-type="float"/>
          <table:table-cell table:number-matrix-columns-spanned="1" table:number-matrix-rows-spanned="1" table:formula="of:=SUM([.E3:.E3]&gt;[.$AN3:.$AN3])" office:value-type="float"/>
          <table:table-cell table:number-matrix-columns-spanned="1" table:number-matrix-rows-spanned="1" table:formula="of:=SUM([.F3:.F3]&gt;[.$AP3:.$AP3])" office:value-type="float"/>
          <table:table-cell table:number-matrix-columns-spanned="1" table:number-matrix-rows-spanned="1" table:formula="of:=SUM([.G3:.G3]&gt;[.$AK3:.$AK3])" office:value-type="float"/>
          <table:table-cell table:number-matrix-columns-spanned="1" table:number-matrix-rows-spanned="1" table:formula="of:=SUM([.H3:.H3]&gt;[.$AL3:.$AL3])" office:value-type="float"/>
          <table:table-cell table:number-matrix-columns-spanned="1" table:number-matrix-rows-spanned="1" table:formula="of:=SUM([.I3:.I3]&gt;[.$AM3:.$AM3])" office:value-type="float"/>
          <table:table-cell table:number-matrix-columns-spanned="1" table:number-matrix-rows-spanned="1" table:formula="of:=SUM([.J3:.J3]&gt;[.$AN3:.$AN3])" office:value-type="float"/>
          <table:table-cell table:number-matrix-columns-spanned="1" table:number-matrix-rows-spanned="1" table:formula="of:=SUM([.K3:.K3]&gt;[.$AO3:.$AO3])" office:value-type="float"/>
          <table:table-cell table:number-matrix-columns-spanned="1" table:number-matrix-rows-spanned="1" table:formula="of:=SUM([.L3:.L3]&gt;[.$AP3:.$AP3])" office:value-type="float"/>
          <table:table-cell table:number-matrix-columns-spanned="1" table:number-matrix-rows-spanned="1" table:formula="of:=SUM([.M3:.M3]&gt;[.$AK3:.$AK3])" office:value-type="float"/>
          <table:table-cell table:number-matrix-columns-spanned="1" table:number-matrix-rows-spanned="1" table:formula="of:=SUM([.N3:.N3]&gt;[.$AL3:.$AL3])" office:value-type="float"/>
          <table:table-cell table:number-matrix-columns-spanned="1" table:number-matrix-rows-spanned="1" table:formula="of:=SUM([.O3:.O3]&gt;[.$AM3:.$AM3])" office:value-type="float"/>
          <table:table-cell table:number-matrix-columns-spanned="1" table:number-matrix-rows-spanned="1" table:formula="of:=SUM([.P3:.P3]&gt;[.$AN3:.$AN3])" office:value-type="float"/>
          <table:table-cell table:number-matrix-columns-spanned="1" table:number-matrix-rows-spanned="1" table:formula="of:=SUM([.Q3:.Q3]&gt;[.$AO3:.$AO3])" office:value-type="float"/>
          <table:table-cell table:number-matrix-columns-spanned="1" table:number-matrix-rows-spanned="1" table:formula="of:=SUM([.R3:.R3]&gt;[.$AP3:.$AP3])" office:value-type="float"/>
          <table:table-cell table:number-matrix-columns-spanned="1" table:number-matrix-rows-spanned="1" table:formula="of:=SUM([.S3:.S3]&gt;[.$AK3:.$AK3])" office:value-type="float"/>
          <table:table-cell table:style-name="cellWorst" table:number-matrix-columns-spanned="1" table:number-matrix-rows-spanned="1" table:formula="of:=SUM([.T3:.T3]&gt;[.$AL3:.$AL3])" office:value-type="float"/>
          <table:table-cell table:number-matrix-columns-spanned="1" table:number-matrix-rows-spanned="1" table:formula="of:=SUM([.U3:.U3]&gt;[.$AM3:.$AM3])" office:value-type="float"/>
          <table:table-cell table:number-matrix-columns-spanned="1" table:number-matrix-rows-spanned="1" table:formula="of:=SUM([.V3:.V3]&gt;[.$AN3:.$AN3])" office:value-type="float"/>
          <table:table-cell table:number-matrix-columns-spanned="1" table:number-matrix-rows-spanned="1" table:formula="of:=SUM([.W3:.W3]&gt;[.$AO3:.$AO3])" office:value-type="float"/>
          <table:table-cell table:number-matrix-columns-spanned="1" table:number-matrix-rows-spanned="1" table:formula="of:=SUM([.X3:.X3]&gt;[.$AP3:.$AP3])" office:value-type="float"/>
          <table:table-cell table:number-matrix-columns-spanned="1" table:number-matrix-rows-spanned="1" table:formula="of:=SUM([.Y3:.Y3]&gt;[.$AK3:.$AK3])" office:value-type="float"/>
          <table:table-cell table:style-name="cellWorst" table:number-matrix-columns-spanned="1" table:number-matrix-rows-spanned="1" table:formula="of:=SUM([.Z3:.Z3]&gt;[.$AL3:.$AL3])" office:value-type="float"/>
          <table:table-cell table:number-matrix-columns-spanned="1" table:number-matrix-rows-spanned="1" table:formula="of:=SUM([.AA3:.AA3]&gt;[.$AM3:.$AM3])" office:value-type="float"/>
          <table:table-cell table:number-matrix-columns-spanned="1" table:number-matrix-rows-spanned="1" table:formula="of:=SUM([.AB3:.AB3]&gt;[.$AN3:.$AN3])" office:value-type="float"/>
          <table:table-cell table:number-matrix-columns-spanned="1" table:number-matrix-rows-spanned="1" table:formula="of:=SUM([.AC3:.AC3]&gt;[.$AO3:.$AO3])" office:value-type="float"/>
          <table:table-cell table:number-matrix-columns-spanned="1" table:number-matrix-rows-spanned="1" table:formula="of:=SUM([.AD3:.AD3]&gt;[.$AP3:.$AP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Q3:.$AQ3])" office:value-type="float"/>
          <table:table-cell table:number-matrix-columns-spanned="1" table:number-matrix-rows-spanned="1" table:formula="of:=SUM([.C3:.C3]=[.$AR3:.$AR3])" office:value-type="float"/>
          <table:table-cell table:number-matrix-columns-spanned="1" table:number-matrix-rows-spanned="1" table:formula="of:=SUM([.D3:.D3]=[.$AS3:.$AS3])" office:value-type="float"/>
          <table:table-cell table:number-matrix-columns-spanned="1" table:number-matrix-rows-spanned="1" table:formula="of:=SUM([.E3:.E3]=[.$AT3:.$AT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Q3:.$AQ3])" office:value-type="float"/>
          <table:table-cell table:number-matrix-columns-spanned="1" table:number-matrix-rows-spanned="1" table:formula="of:=SUM([.H3:.H3]=[.$AR3:.$AR3])" office:value-type="float"/>
          <table:table-cell table:number-matrix-columns-spanned="1" table:number-matrix-rows-spanned="1" table:formula="of:=SUM([.I3:.I3]=[.$AS3:.$AS3])" office:value-type="float"/>
          <table:table-cell table:number-matrix-columns-spanned="1" table:number-matrix-rows-spanned="1" table:formula="of:=SUM([.J3:.J3]=[.$AT3:.$AT3])" office:value-type="float"/>
          <table:table-cell table:number-matrix-columns-spanned="1" table:number-matrix-rows-spanned="1" table:formula="of:=SUM([.K3:.K3]=[.$AU3:.$AU3])" office:value-type="float"/>
          <table:table-cell table:number-matrix-columns-spanned="1" table:number-matrix-rows-spanned="1" table:formula="of:=SUM([.L3:.L3]=[.$AV3:.$AV3])" office:value-type="float"/>
          <table:table-cell table:number-matrix-columns-spanned="1" table:number-matrix-rows-spanned="1" table:formula="of:=SUM([.M3:.M3]=[.$AQ3:.$AQ3])" office:value-type="float"/>
          <table:table-cell table:number-matrix-columns-spanned="1" table:number-matrix-rows-spanned="1" table:formula="of:=SUM([.N3:.N3]=[.$AR3:.$AR3])" office:value-type="float"/>
          <table:table-cell table:number-matrix-columns-spanned="1" table:number-matrix-rows-spanned="1" table:formula="of:=SUM([.O3:.O3]=[.$AS3:.$AS3])" office:value-type="float"/>
          <table:table-cell table:number-matrix-columns-spanned="1" table:number-matrix-rows-spanned="1" table:formula="of:=SUM([.P3:.P3]=[.$AT3:.$AT3])" office:value-type="float"/>
          <table:table-cell table:number-matrix-columns-spanned="1" table:number-matrix-rows-spanned="1" table:formula="of:=SUM([.Q3:.Q3]=[.$AU3:.$AU3])" office:value-type="float"/>
          <table:table-cell table:number-matrix-columns-spanned="1" table:number-matrix-rows-spanned="1" table:formula="of:=SUM([.R3:.R3]=[.$AV3:.$AV3])" office:value-type="float"/>
          <table:table-cell table:number-matrix-columns-spanned="1" table:number-matrix-rows-spanned="1" table:formula="of:=SUM([.S3:.S3]=[.$AQ3:.$AQ3])" office:value-type="float"/>
          <table:table-cell table:style-name="cellWorst" table:number-matrix-columns-spanned="1" table:number-matrix-rows-spanned="1" table:formula="of:=SUM([.T3:.T3]=[.$AR3:.$AR3])" office:value-type="float"/>
          <table:table-cell table:number-matrix-columns-spanned="1" table:number-matrix-rows-spanned="1" table:formula="of:=SUM([.U3:.U3]=[.$AS3:.$AS3])" office:value-type="float"/>
          <table:table-cell table:number-matrix-columns-spanned="1" table:number-matrix-rows-spanned="1" table:formula="of:=SUM([.V3:.V3]=[.$AT3:.$AT3])" office:value-type="float"/>
          <table:table-cell table:number-matrix-columns-spanned="1" table:number-matrix-rows-spanned="1" table:formula="of:=SUM([.W3:.W3]=[.$AU3:.$AU3])" office:value-type="float"/>
          <table:table-cell table:number-matrix-columns-spanned="1" table:number-matrix-rows-spanned="1" table:formula="of:=SUM([.X3:.X3]=[.$AV3:.$AV3])" office:value-type="float"/>
          <table:table-cell table:number-matrix-columns-spanned="1" table:number-matrix-rows-spanned="1" table:formula="of:=SUM([.Y3:.Y3]=[.$AQ3:.$AQ3])" office:value-type="float"/>
          <table:table-cell table:number-matrix-columns-spanned="1" table:number-matrix-rows-spanned="1" table:formula="of:=SUM([.Z3:.Z3]=[.$AR3:.$AR3])" office:value-type="float"/>
          <table:table-cell table:number-matrix-columns-spanned="1" table:number-matrix-rows-spanned="1" table:formula="of:=SUM([.AA3:.AA3]=[.$AS3:.$AS3])" office:value-type="float"/>
          <table:table-cell table:number-matrix-columns-spanned="1" table:number-matrix-rows-spanned="1" table:formula="of:=SUM([.AB3:.AB3]=[.$AT3:.$AT3])" office:value-type="float"/>
          <table:table-cell table:number-matrix-columns-spanned="1" table:number-matrix-rows-spanned="1" table:formula="of:=SUM([.AC3:.AC3]=[.$AU3:.$AU3])" office:value-type="float"/>
          <table:table-cell table:number-matrix-columns-spanned="1" table:number-matrix-rows-spanned="1" table:formula="of:=SUM([.AD3:.AD3]=[.$AV3:.$AV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